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0" calcext:value-type="float">
            <text:p>470</text:p>
          </table:table-cell>
          <table:table-cell office:value-type="float" office:value="252" calcext:value-type="float">
            <text:p>252</text:p>
          </table:table-cell>
          <table:table-cell office:value-type="float" office:value="382" calcext:value-type="float">
            <text:p>382</text:p>
          </table:table-cell>
          <table:table-cell office:value-type="float" office:value="194" calcext:value-type="float">
            <text:p>194</text:p>
          </table:table-cell>
          <table:table-cell office:value-type="float" office:value="336" calcext:value-type="float">
            <text:p>336</text:p>
          </table:table-cell>
          <table:table-cell office:value-type="float" office:value="146" calcext:value-type="float">
            <text:p>146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office:value-type="float" office:value="277" calcext:value-type="float">
            <text:p>277</text:p>
          </table:table-cell>
          <table:table-cell office:value-type="float" office:value="238" calcext:value-type="float">
            <text:p>238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41" calcext:value-type="float">
            <text:p>341</text:p>
          </table:table-cell>
          <table:table-cell office:value-type="float" office:value="404" calcext:value-type="float">
            <text:p>404</text:p>
          </table:table-cell>
          <table:table-cell office:value-type="float" office:value="274" calcext:value-type="float">
            <text:p>274</text:p>
          </table:table-cell>
          <table:table-cell office:value-type="float" office:value="797" calcext:value-type="float">
            <text:p>797</text:p>
          </table:table-cell>
          <table:table-cell office:value-type="float" office:value="388" calcext:value-type="float">
            <text:p>388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627" calcext:value-type="float">
            <text:p>627</text:p>
          </table:table-cell>
          <table:table-cell office:value-type="float" office:value="602" calcext:value-type="float">
            <text:p>602</text:p>
          </table:table-cell>
          <table:table-cell office:value-type="float" office:value="582" calcext:value-type="float">
            <text:p>582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IF(INDIRECT(ADDRESS(ROW([.AB2]);[.AB$1])) &gt; 0; &quot;[&quot;&amp;INDIRECT(ADDRESS(ROW([.AB2]);[.AB$1]))&amp;&quot;,&quot;&amp;INDIRECT(ADDRESS(ROW([.AB2]);[.AB$1]+1))&amp;&quot;]&quot;; &quot;&quot;)" office:value-type="string" office:string-value="[149,470]" calcext:value-type="string">
            <text:p>[149,470]</text:p>
          </table:table-cell>
          <table:table-cell table:formula="of:=IF(INDIRECT(ADDRESS(ROW([.AC2]);[.AC$1])) &gt; 0; &quot;[&quot;&amp;INDIRECT(ADDRESS(ROW([.AC2]);[.AC$1]))&amp;&quot;,&quot;&amp;INDIRECT(ADDRESS(ROW([.AC2]);[.AC$1]+1))&amp;&quot;]&quot;; &quot;&quot;)" office:value-type="string" office:string-value="[252,382]" calcext:value-type="string">
            <text:p>[252,382]</text:p>
          </table:table-cell>
          <table:table-cell table:formula="of:=IF(INDIRECT(ADDRESS(ROW([.AD2]);[.AD$1])) &gt; 0; &quot;[&quot;&amp;INDIRECT(ADDRESS(ROW([.AD2]);[.AD$1]))&amp;&quot;,&quot;&amp;INDIRECT(ADDRESS(ROW([.AD2]);[.AD$1]+1))&amp;&quot;]&quot;; &quot;&quot;)" office:value-type="string" office:string-value="[194,336]" calcext:value-type="string">
            <text:p>[194,336]</text:p>
          </table:table-cell>
          <table:table-cell table:formula="of:=IF(INDIRECT(ADDRESS(ROW([.AE2]);[.AE$1])) &gt; 0; &quot;[&quot;&amp;INDIRECT(ADDRESS(ROW([.AE2]);[.AE$1]))&amp;&quot;,&quot;&amp;INDIRECT(ADDRESS(ROW([.AE2]);[.AE$1]+1))&amp;&quot;]&quot;; &quot;&quot;)" office:value-type="string" office:string-value="[146,331]" calcext:value-type="string">
            <text:p>[146,331]</text:p>
          </table:table-cell>
          <table:table-cell table:formula="of:=IF(INDIRECT(ADDRESS(ROW([.AF2]);[.AF$1])) &gt; 0; &quot;[&quot;&amp;INDIRECT(ADDRESS(ROW([.AF2]);[.AF$1]))&amp;&quot;,&quot;&amp;INDIRECT(ADDRESS(ROW([.AF2]);[.AF$1]+1))&amp;&quot;]&quot;; &quot;&quot;)" office:value-type="string" office:string-value="[200,277]" calcext:value-type="string">
            <text:p>[200,277]</text:p>
          </table:table-cell>
          <table:table-cell table:formula="of:=IF(INDIRECT(ADDRESS(ROW([.AG2]);[.AG$1])) &gt; 0; &quot;[&quot;&amp;INDIRECT(ADDRESS(ROW([.AG2]);[.AG$1]))&amp;&quot;,&quot;&amp;INDIRECT(ADDRESS(ROW([.AG2]);[.AG$1]+1))&amp;&quot;]&quot;; &quot;&quot;)" office:value-type="string" office:string-value="[238,303]" calcext:value-type="string">
            <text:p>[238,303]</text:p>
          </table:table-cell>
          <table:table-cell table:formula="of:=IF(INDIRECT(ADDRESS(ROW([.AH2]);[.AH$1])) &gt; 0; &quot;[&quot;&amp;INDIRECT(ADDRESS(ROW([.AH2]);[.AH$1]))&amp;&quot;,&quot;&amp;INDIRECT(ADDRESS(ROW([.AH2]);[.AH$1]+1))&amp;&quot;]&quot;; &quot;&quot;)" office:value-type="string" office:string-value="[296,341]" calcext:value-type="string">
            <text:p>[296,341]</text:p>
          </table:table-cell>
          <table:table-cell table:formula="of:=IF(INDIRECT(ADDRESS(ROW([.AI2]);[.AI$1])) &gt; 0; &quot;[&quot;&amp;INDIRECT(ADDRESS(ROW([.AI2]);[.AI$1]))&amp;&quot;,&quot;&amp;INDIRECT(ADDRESS(ROW([.AI2]);[.AI$1]+1))&amp;&quot;]&quot;; &quot;&quot;)" office:value-type="string" office:string-value="[324,341]" calcext:value-type="string">
            <text:p>[324,341]</text:p>
          </table:table-cell>
          <table:table-cell table:formula="of:=IF(INDIRECT(ADDRESS(ROW([.AJ2]);[.AJ$1])) &gt; 0; &quot;[&quot;&amp;INDIRECT(ADDRESS(ROW([.AJ2]);[.AJ$1]))&amp;&quot;,&quot;&amp;INDIRECT(ADDRESS(ROW([.AJ2]);[.AJ$1]+1))&amp;&quot;]&quot;; &quot;&quot;)" office:value-type="string" office:string-value="[404,274]" calcext:value-type="string">
            <text:p>[404,274]</text:p>
          </table:table-cell>
          <table:table-cell table:formula="of:=IF(INDIRECT(ADDRESS(ROW([.AK2]);[.AK$1])) &gt; 0; &quot;[&quot;&amp;INDIRECT(ADDRESS(ROW([.AK2]);[.AK$1]))&amp;&quot;,&quot;&amp;INDIRECT(ADDRESS(ROW([.AK2]);[.AK$1]+1))&amp;&quot;]&quot;; &quot;&quot;)" office:value-type="string" office:string-value="[797,388]" calcext:value-type="string">
            <text:p>[797,388]</text:p>
          </table:table-cell>
          <table:table-cell table:formula="of:=IF(INDIRECT(ADDRESS(ROW([.AL2]);[.AL$1])) &gt; 0; &quot;[&quot;&amp;INDIRECT(ADDRESS(ROW([.AL2]);[.AL$1]))&amp;&quot;,&quot;&amp;INDIRECT(ADDRESS(ROW([.AL2]);[.AL$1]+1))&amp;&quot;]&quot;; &quot;&quot;)" office:value-type="string" office:string-value="[800,450]" calcext:value-type="string">
            <text:p>[800,450]</text:p>
          </table:table-cell>
          <table:table-cell table:formula="of:=IF(INDIRECT(ADDRESS(ROW([.AM2]);[.AM$1])) &gt; 0; &quot;[&quot;&amp;INDIRECT(ADDRESS(ROW([.AM2]);[.AM$1]))&amp;&quot;,&quot;&amp;INDIRECT(ADDRESS(ROW([.AM2]);[.AM$1]+1))&amp;&quot;]&quot;; &quot;&quot;)" office:value-type="string" office:string-value="[627,602]" calcext:value-type="string">
            <text:p>[627,602]</text:p>
          </table:table-cell>
          <table:table-cell table:formula="of:=IF(INDIRECT(ADDRESS(ROW([.AN2]);[.AN$1])) &gt; 0; &quot;[&quot;&amp;INDIRECT(ADDRESS(ROW([.AN2]);[.AN$1]))&amp;&quot;,&quot;&amp;INDIRECT(ADDRESS(ROW([.AN2]);[.AN$1]+1))&amp;&quot;]&quot;; &quot;&quot;)" office:value-type="string" office:string-value="[582,598]" calcext:value-type="string">
            <text:p>[582,598]</text:p>
          </table:table-cell>
          <table:table-cell/>
          <table:table-cell table:formula="of:=&quot;Polygon([&quot;&amp;COM.MICROSOFT.TEXTJOIN(&quot;,&quot;;1;[.AB2:.AN2])&amp;&quot;]),&quot;" office:value-type="string" office:string-value="Polygon([[149,470],[252,382],[194,336],[146,331],[200,277],[238,303],[296,341],[324,341],[404,274],[797,388],[800,450],[627,602],[582,598]])," calcext:value-type="string">
            <text:p>Polygon([[149,470],[252,382],[194,336],[146,331],[200,277],[238,303],[296,341],[324,341],[404,274],[797,388],[800,450],[627,602],[582,598]]),</text:p>
          </table:table-cell>
          <table:table-cell table:number-columns-repeated="2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82" calcext:value-type="float">
            <text:p>382</text:p>
          </table:table-cell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office:value-type="float" office:value="237" calcext:value-type="float">
            <text:p>237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42" calcext:value-type="float">
            <text:p>342</text:p>
          </table:table-cell>
          <table:table-cell table:number-columns-repeated="19"/>
          <table:table-cell table:formula="of:=IF(INDIRECT(ADDRESS(ROW([.AB3]);[.AB$1])) &gt; 0; &quot;[&quot;&amp;INDIRECT(ADDRESS(ROW([.AB3]);[.AB$1]))&amp;&quot;,&quot;&amp;INDIRECT(ADDRESS(ROW([.AB3]);[.AB$1]+1))&amp;&quot;]&quot;; &quot;&quot;)" office:value-type="string" office:string-value="[253,382]" calcext:value-type="string">
            <text:p>[253,382]</text:p>
          </table:table-cell>
          <table:table-cell table:formula="of:=IF(INDIRECT(ADDRESS(ROW([.AC3]);[.AC$1])) &gt; 0; &quot;[&quot;&amp;INDIRECT(ADDRESS(ROW([.AC3]);[.AC$1]))&amp;&quot;,&quot;&amp;INDIRECT(ADDRESS(ROW([.AC3]);[.AC$1]+1))&amp;&quot;]&quot;; &quot;&quot;)" office:value-type="string" office:string-value="[193,336]" calcext:value-type="string">
            <text:p>[193,336]</text:p>
          </table:table-cell>
          <table:table-cell table:formula="of:=IF(INDIRECT(ADDRESS(ROW([.AD3]);[.AD$1])) &gt; 0; &quot;[&quot;&amp;INDIRECT(ADDRESS(ROW([.AD3]);[.AD$1]))&amp;&quot;,&quot;&amp;INDIRECT(ADDRESS(ROW([.AD3]);[.AD$1]+1))&amp;&quot;]&quot;; &quot;&quot;)" office:value-type="string" office:string-value="[237,302]" calcext:value-type="string">
            <text:p>[237,302]</text:p>
          </table:table-cell>
          <table:table-cell table:formula="of:=IF(INDIRECT(ADDRESS(ROW([.AE3]);[.AE$1])) &gt; 0; &quot;[&quot;&amp;INDIRECT(ADDRESS(ROW([.AE3]);[.AE$1]))&amp;&quot;,&quot;&amp;INDIRECT(ADDRESS(ROW([.AE3]);[.AE$1]+1))&amp;&quot;]&quot;; &quot;&quot;)" office:value-type="string" office:string-value="[295,342]" calcext:value-type="string">
            <text:p>[295,342]</text:p>
          </table:table-cell>
          <table:table-cell table:formula="of:=IF(INDIRECT(ADDRESS(ROW([.AF3]);[.AF$1])) &gt; 0; &quot;[&quot;&amp;INDIRECT(ADDRESS(ROW([.AF3]);[.AF$1]))&amp;&quot;,&quot;&amp;INDIRECT(ADDRESS(ROW([.AF3]);[.AF$1]+1))&amp;&quot;]&quot;; &quot;&quot;)">
            <text:p/>
          </table:table-cell>
          <table:table-cell table:formula="of:=IF(INDIRECT(ADDRESS(ROW([.AG3]);[.AG$1])) &gt; 0; &quot;[&quot;&amp;INDIRECT(ADDRESS(ROW([.AG3]);[.AG$1]))&amp;&quot;,&quot;&amp;INDIRECT(ADDRESS(ROW([.AG3]);[.AG$1]+1))&amp;&quot;]&quot;; &quot;&quot;)">
            <text:p/>
          </table:table-cell>
          <table:table-cell table:formula="of:=IF(INDIRECT(ADDRESS(ROW([.AH3]);[.AH$1])) &gt; 0; &quot;[&quot;&amp;INDIRECT(ADDRESS(ROW([.AH3]);[.AH$1]))&amp;&quot;,&quot;&amp;INDIRECT(ADDRESS(ROW([.AH3]);[.AH$1]+1))&amp;&quot;]&quot;; &quot;&quot;)">
            <text:p/>
          </table:table-cell>
          <table:table-cell table:formula="of:=IF(INDIRECT(ADDRESS(ROW([.AI3]);[.AI$1])) &gt; 0; &quot;[&quot;&amp;INDIRECT(ADDRESS(ROW([.AI3]);[.AI$1]))&amp;&quot;,&quot;&amp;INDIRECT(ADDRESS(ROW([.AI3]);[.AI$1]+1))&amp;&quot;]&quot;; &quot;&quot;)">
            <text:p/>
          </table:table-cell>
          <table:table-cell table:formula="of:=IF(INDIRECT(ADDRESS(ROW([.AJ3]);[.AJ$1])) &gt; 0; &quot;[&quot;&amp;INDIRECT(ADDRESS(ROW([.AJ3]);[.AJ$1]))&amp;&quot;,&quot;&amp;INDIRECT(ADDRESS(ROW([.AJ3]);[.AJ$1]+1))&amp;&quot;]&quot;; &quot;&quot;)">
            <text:p/>
          </table:table-cell>
          <table:table-cell table:formula="of:=IF(INDIRECT(ADDRESS(ROW([.AK3]);[.AK$1])) &gt; 0; &quot;[&quot;&amp;INDIRECT(ADDRESS(ROW([.AK3]);[.AK$1]))&amp;&quot;,&quot;&amp;INDIRECT(ADDRESS(ROW([.AK3]);[.AK$1]+1))&amp;&quot;]&quot;; &quot;&quot;)">
            <text:p/>
          </table:table-cell>
          <table:table-cell table:formula="of:=IF(INDIRECT(ADDRESS(ROW([.AL3]);[.AL$1])) &gt; 0; &quot;[&quot;&amp;INDIRECT(ADDRESS(ROW([.AL3]);[.AL$1]))&amp;&quot;,&quot;&amp;INDIRECT(ADDRESS(ROW([.AL3]);[.AL$1]+1))&amp;&quot;]&quot;; &quot;&quot;)">
            <text:p/>
          </table:table-cell>
          <table:table-cell table:formula="of:=IF(INDIRECT(ADDRESS(ROW([.AM3]);[.AM$1])) &gt; 0; &quot;[&quot;&amp;INDIRECT(ADDRESS(ROW([.AM3]);[.AM$1]))&amp;&quot;,&quot;&amp;INDIRECT(ADDRESS(ROW([.AM3]);[.AM$1]+1))&amp;&quot;]&quot;; &quot;&quot;)">
            <text:p/>
          </table:table-cell>
          <table:table-cell table:formula="of:=IF(INDIRECT(ADDRESS(ROW([.AN3]);[.AN$1])) &gt; 0; &quot;[&quot;&amp;INDIRECT(ADDRESS(ROW([.AN3]);[.AN$1]))&amp;&quot;,&quot;&amp;INDIRECT(ADDRESS(ROW([.AN3]);[.AN$1]+1))&amp;&quot;]&quot;; &quot;&quot;)">
            <text:p/>
          </table:table-cell>
          <table:table-cell/>
          <table:table-cell table:formula="of:=&quot;Polygon([&quot;&amp;COM.MICROSOFT.TEXTJOIN(&quot;,&quot;;1;[.AB3:.AN3])&amp;&quot;]),&quot;" office:value-type="string" office:string-value="Polygon([[253,382],[193,336],[237,302],[295,342]])," calcext:value-type="string">
            <text:p>Polygon([[253,382],[193,336],[237,302],[295,342]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4]);[.AB$1])) &gt; 0; &quot;[&quot;&amp;INDIRECT(ADDRESS(ROW([.AB4]);[.AB$1]))&amp;&quot;,&quot;&amp;INDIRECT(ADDRESS(ROW([.AB4]);[.AB$1]+1))&amp;&quot;]&quot;; &quot;&quot;)">
            <text:p/>
          </table:table-cell>
          <table:table-cell table:formula="of:=IF(INDIRECT(ADDRESS(ROW([.AC4]);[.AC$1])) &gt; 0; &quot;[&quot;&amp;INDIRECT(ADDRESS(ROW([.AC4]);[.AC$1]))&amp;&quot;,&quot;&amp;INDIRECT(ADDRESS(ROW([.AC4]);[.AC$1]+1))&amp;&quot;]&quot;; &quot;&quot;)">
            <text:p/>
          </table:table-cell>
          <table:table-cell table:formula="of:=IF(INDIRECT(ADDRESS(ROW([.AD4]);[.AD$1])) &gt; 0; &quot;[&quot;&amp;INDIRECT(ADDRESS(ROW([.AD4]);[.AD$1]))&amp;&quot;,&quot;&amp;INDIRECT(ADDRESS(ROW([.AD4]);[.AD$1]+1))&amp;&quot;]&quot;; &quot;&quot;)">
            <text:p/>
          </table:table-cell>
          <table:table-cell table:formula="of:=IF(INDIRECT(ADDRESS(ROW([.AE4]);[.AE$1])) &gt; 0; &quot;[&quot;&amp;INDIRECT(ADDRESS(ROW([.AE4]);[.AE$1]))&amp;&quot;,&quot;&amp;INDIRECT(ADDRESS(ROW([.AE4]);[.AE$1]+1))&amp;&quot;]&quot;; &quot;&quot;)">
            <text:p/>
          </table:table-cell>
          <table:table-cell table:formula="of:=IF(INDIRECT(ADDRESS(ROW([.AF4]);[.AF$1])) &gt; 0; &quot;[&quot;&amp;INDIRECT(ADDRESS(ROW([.AF4]);[.AF$1]))&amp;&quot;,&quot;&amp;INDIRECT(ADDRESS(ROW([.AF4]);[.AF$1]+1))&amp;&quot;]&quot;; &quot;&quot;)">
            <text:p/>
          </table:table-cell>
          <table:table-cell table:formula="of:=IF(INDIRECT(ADDRESS(ROW([.AG4]);[.AG$1])) &gt; 0; &quot;[&quot;&amp;INDIRECT(ADDRESS(ROW([.AG4]);[.AG$1]))&amp;&quot;,&quot;&amp;INDIRECT(ADDRESS(ROW([.AG4]);[.AG$1]+1))&amp;&quot;]&quot;; &quot;&quot;)">
            <text:p/>
          </table:table-cell>
          <table:table-cell table:formula="of:=IF(INDIRECT(ADDRESS(ROW([.AH4]);[.AH$1])) &gt; 0; &quot;[&quot;&amp;INDIRECT(ADDRESS(ROW([.AH4]);[.AH$1]))&amp;&quot;,&quot;&amp;INDIRECT(ADDRESS(ROW([.AH4]);[.AH$1]+1))&amp;&quot;]&quot;; &quot;&quot;)">
            <text:p/>
          </table:table-cell>
          <table:table-cell table:formula="of:=IF(INDIRECT(ADDRESS(ROW([.AI4]);[.AI$1])) &gt; 0; &quot;[&quot;&amp;INDIRECT(ADDRESS(ROW([.AI4]);[.AI$1]))&amp;&quot;,&quot;&amp;INDIRECT(ADDRESS(ROW([.AI4]);[.AI$1]+1))&amp;&quot;]&quot;; &quot;&quot;)">
            <text:p/>
          </table:table-cell>
          <table:table-cell table:formula="of:=IF(INDIRECT(ADDRESS(ROW([.AJ4]);[.AJ$1])) &gt; 0; &quot;[&quot;&amp;INDIRECT(ADDRESS(ROW([.AJ4]);[.AJ$1]))&amp;&quot;,&quot;&amp;INDIRECT(ADDRESS(ROW([.AJ4]);[.AJ$1]+1))&amp;&quot;]&quot;; &quot;&quot;)">
            <text:p/>
          </table:table-cell>
          <table:table-cell table:formula="of:=IF(INDIRECT(ADDRESS(ROW([.AK4]);[.AK$1])) &gt; 0; &quot;[&quot;&amp;INDIRECT(ADDRESS(ROW([.AK4]);[.AK$1]))&amp;&quot;,&quot;&amp;INDIRECT(ADDRESS(ROW([.AK4]);[.AK$1]+1))&amp;&quot;]&quot;; &quot;&quot;)">
            <text:p/>
          </table:table-cell>
          <table:table-cell table:formula="of:=IF(INDIRECT(ADDRESS(ROW([.AL4]);[.AL$1])) &gt; 0; &quot;[&quot;&amp;INDIRECT(ADDRESS(ROW([.AL4]);[.AL$1]))&amp;&quot;,&quot;&amp;INDIRECT(ADDRESS(ROW([.AL4]);[.AL$1]+1))&amp;&quot;]&quot;; &quot;&quot;)">
            <text:p/>
          </table:table-cell>
          <table:table-cell table:formula="of:=IF(INDIRECT(ADDRESS(ROW([.AM4]);[.AM$1])) &gt; 0; &quot;[&quot;&amp;INDIRECT(ADDRESS(ROW([.AM4]);[.AM$1]))&amp;&quot;,&quot;&amp;INDIRECT(ADDRESS(ROW([.AM4]);[.AM$1]+1))&amp;&quot;]&quot;; &quot;&quot;)">
            <text:p/>
          </table:table-cell>
          <table:table-cell table:formula="of:=IF(INDIRECT(ADDRESS(ROW([.AN4]);[.AN$1])) &gt; 0; &quot;[&quot;&amp;INDIRECT(ADDRESS(ROW([.AN4]);[.AN$1]))&amp;&quot;,&quot;&amp;INDIRECT(ADDRESS(ROW([.AN4]);[.AN$1]+1))&amp;&quot;]&quot;; &quot;&quot;)">
            <text:p/>
          </table:table-cell>
          <table:table-cell/>
          <table:table-cell table:formula="of:=&quot;Polygon([&quot;&amp;COM.MICROSOFT.TEXTJOIN(&quot;,&quot;;1;[.AB4:.AN4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91" calcext:value-type="float">
            <text:p>491</text:p>
          </table:table-cell>
          <table:table-cell office:value-type="float" office:value="355" calcext:value-type="float">
            <text:p>355</text:p>
          </table:table-cell>
          <table:table-cell office:value-type="float" office:value="421" calcext:value-type="float">
            <text:p>421</text:p>
          </table:table-cell>
          <table:table-cell office:value-type="float" office:value="310" calcext:value-type="float">
            <text:p>310</text:p>
          </table:table-cell>
          <table:table-cell office:value-type="float" office:value="407" calcext:value-type="float">
            <text:p>407</text:p>
          </table:table-cell>
          <table:table-cell office:value-type="float" office:value="229" calcext:value-type="float">
            <text:p>229</text:p>
          </table:table-cell>
          <table:table-cell office:value-type="float" office:value="479" calcext:value-type="float">
            <text:p>479</text:p>
          </table:table-cell>
          <table:table-cell table:number-columns-repeated="19"/>
          <table:table-cell table:formula="of:=IF(INDIRECT(ADDRESS(ROW([.AB5]);[.AB$1])) &gt; 0; &quot;[&quot;&amp;INDIRECT(ADDRESS(ROW([.AB5]);[.AB$1]))&amp;&quot;,&quot;&amp;INDIRECT(ADDRESS(ROW([.AB5]);[.AB$1]+1))&amp;&quot;]&quot;; &quot;&quot;)" office:value-type="string" office:string-value="[274,491]" calcext:value-type="string">
            <text:p>[274,491]</text:p>
          </table:table-cell>
          <table:table-cell table:formula="of:=IF(INDIRECT(ADDRESS(ROW([.AC5]);[.AC$1])) &gt; 0; &quot;[&quot;&amp;INDIRECT(ADDRESS(ROW([.AC5]);[.AC$1]))&amp;&quot;,&quot;&amp;INDIRECT(ADDRESS(ROW([.AC5]);[.AC$1]+1))&amp;&quot;]&quot;; &quot;&quot;)" office:value-type="string" office:string-value="[355,421]" calcext:value-type="string">
            <text:p>[355,421]</text:p>
          </table:table-cell>
          <table:table-cell table:formula="of:=IF(INDIRECT(ADDRESS(ROW([.AD5]);[.AD$1])) &gt; 0; &quot;[&quot;&amp;INDIRECT(ADDRESS(ROW([.AD5]);[.AD$1]))&amp;&quot;,&quot;&amp;INDIRECT(ADDRESS(ROW([.AD5]);[.AD$1]+1))&amp;&quot;]&quot;; &quot;&quot;)" office:value-type="string" office:string-value="[310,407]" calcext:value-type="string">
            <text:p>[310,407]</text:p>
          </table:table-cell>
          <table:table-cell table:formula="of:=IF(INDIRECT(ADDRESS(ROW([.AE5]);[.AE$1])) &gt; 0; &quot;[&quot;&amp;INDIRECT(ADDRESS(ROW([.AE5]);[.AE$1]))&amp;&quot;,&quot;&amp;INDIRECT(ADDRESS(ROW([.AE5]);[.AE$1]+1))&amp;&quot;]&quot;; &quot;&quot;)" office:value-type="string" office:string-value="[229,479]" calcext:value-type="string">
            <text:p>[229,479]</text:p>
          </table:table-cell>
          <table:table-cell table:formula="of:=IF(INDIRECT(ADDRESS(ROW([.AF5]);[.AF$1])) &gt; 0; &quot;[&quot;&amp;INDIRECT(ADDRESS(ROW([.AF5]);[.AF$1]))&amp;&quot;,&quot;&amp;INDIRECT(ADDRESS(ROW([.AF5]);[.AF$1]+1))&amp;&quot;]&quot;; &quot;&quot;)">
            <text:p/>
          </table:table-cell>
          <table:table-cell table:formula="of:=IF(INDIRECT(ADDRESS(ROW([.AG5]);[.AG$1])) &gt; 0; &quot;[&quot;&amp;INDIRECT(ADDRESS(ROW([.AG5]);[.AG$1]))&amp;&quot;,&quot;&amp;INDIRECT(ADDRESS(ROW([.AG5]);[.AG$1]+1))&amp;&quot;]&quot;; &quot;&quot;)">
            <text:p/>
          </table:table-cell>
          <table:table-cell table:formula="of:=IF(INDIRECT(ADDRESS(ROW([.AH5]);[.AH$1])) &gt; 0; &quot;[&quot;&amp;INDIRECT(ADDRESS(ROW([.AH5]);[.AH$1]))&amp;&quot;,&quot;&amp;INDIRECT(ADDRESS(ROW([.AH5]);[.AH$1]+1))&amp;&quot;]&quot;; &quot;&quot;)">
            <text:p/>
          </table:table-cell>
          <table:table-cell table:formula="of:=IF(INDIRECT(ADDRESS(ROW([.AI5]);[.AI$1])) &gt; 0; &quot;[&quot;&amp;INDIRECT(ADDRESS(ROW([.AI5]);[.AI$1]))&amp;&quot;,&quot;&amp;INDIRECT(ADDRESS(ROW([.AI5]);[.AI$1]+1))&amp;&quot;]&quot;; &quot;&quot;)">
            <text:p/>
          </table:table-cell>
          <table:table-cell table:formula="of:=IF(INDIRECT(ADDRESS(ROW([.AJ5]);[.AJ$1])) &gt; 0; &quot;[&quot;&amp;INDIRECT(ADDRESS(ROW([.AJ5]);[.AJ$1]))&amp;&quot;,&quot;&amp;INDIRECT(ADDRESS(ROW([.AJ5]);[.AJ$1]+1))&amp;&quot;]&quot;; &quot;&quot;)">
            <text:p/>
          </table:table-cell>
          <table:table-cell table:formula="of:=IF(INDIRECT(ADDRESS(ROW([.AK5]);[.AK$1])) &gt; 0; &quot;[&quot;&amp;INDIRECT(ADDRESS(ROW([.AK5]);[.AK$1]))&amp;&quot;,&quot;&amp;INDIRECT(ADDRESS(ROW([.AK5]);[.AK$1]+1))&amp;&quot;]&quot;; &quot;&quot;)">
            <text:p/>
          </table:table-cell>
          <table:table-cell table:formula="of:=IF(INDIRECT(ADDRESS(ROW([.AL5]);[.AL$1])) &gt; 0; &quot;[&quot;&amp;INDIRECT(ADDRESS(ROW([.AL5]);[.AL$1]))&amp;&quot;,&quot;&amp;INDIRECT(ADDRESS(ROW([.AL5]);[.AL$1]+1))&amp;&quot;]&quot;; &quot;&quot;)">
            <text:p/>
          </table:table-cell>
          <table:table-cell table:formula="of:=IF(INDIRECT(ADDRESS(ROW([.AM5]);[.AM$1])) &gt; 0; &quot;[&quot;&amp;INDIRECT(ADDRESS(ROW([.AM5]);[.AM$1]))&amp;&quot;,&quot;&amp;INDIRECT(ADDRESS(ROW([.AM5]);[.AM$1]+1))&amp;&quot;]&quot;; &quot;&quot;)">
            <text:p/>
          </table:table-cell>
          <table:table-cell table:formula="of:=IF(INDIRECT(ADDRESS(ROW([.AN5]);[.AN$1])) &gt; 0; &quot;[&quot;&amp;INDIRECT(ADDRESS(ROW([.AN5]);[.AN$1]))&amp;&quot;,&quot;&amp;INDIRECT(ADDRESS(ROW([.AN5]);[.AN$1]+1))&amp;&quot;]&quot;; &quot;&quot;)">
            <text:p/>
          </table:table-cell>
          <table:table-cell/>
          <table:table-cell table:formula="of:=&quot;Polygon([&quot;&amp;COM.MICROSOFT.TEXTJOIN(&quot;,&quot;;1;[.AB5:.AN5])&amp;&quot;]),&quot;" office:value-type="string" office:string-value="Polygon([[274,491],[355,421],[310,407],[229,479]])," calcext:value-type="string">
            <text:p>Polygon([[274,491],[355,421],[310,407],[229,479]]),</text:p>
          </table:table-cell>
          <table:table-cell table:number-columns-repeated="2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77" calcext:value-type="float">
            <text:p>377</text:p>
          </table:table-cell>
          <table:table-cell office:value-type="float" office:value="486" calcext:value-type="float">
            <text:p>486</text:p>
          </table:table-cell>
          <table:table-cell office:value-type="float" office:value="307" calcext:value-type="float">
            <text:p>307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table:number-columns-repeated="19"/>
          <table:table-cell table:formula="of:=IF(INDIRECT(ADDRESS(ROW([.AB6]);[.AB$1])) &gt; 0; &quot;[&quot;&amp;INDIRECT(ADDRESS(ROW([.AB6]);[.AB$1]))&amp;&quot;,&quot;&amp;INDIRECT(ADDRESS(ROW([.AB6]);[.AB$1]+1))&amp;&quot;]&quot;; &quot;&quot;)" office:value-type="string" office:string-value="[405,377]" calcext:value-type="string">
            <text:p>[405,377]</text:p>
          </table:table-cell>
          <table:table-cell table:formula="of:=IF(INDIRECT(ADDRESS(ROW([.AC6]);[.AC$1])) &gt; 0; &quot;[&quot;&amp;INDIRECT(ADDRESS(ROW([.AC6]);[.AC$1]))&amp;&quot;,&quot;&amp;INDIRECT(ADDRESS(ROW([.AC6]);[.AC$1]+1))&amp;&quot;]&quot;; &quot;&quot;)" office:value-type="string" office:string-value="[486,307]" calcext:value-type="string">
            <text:p>[486,307]</text:p>
          </table:table-cell>
          <table:table-cell table:formula="of:=IF(INDIRECT(ADDRESS(ROW([.AD6]);[.AD$1])) &gt; 0; &quot;[&quot;&amp;INDIRECT(ADDRESS(ROW([.AD6]);[.AD$1]))&amp;&quot;,&quot;&amp;INDIRECT(ADDRESS(ROW([.AD6]);[.AD$1]+1))&amp;&quot;]&quot;; &quot;&quot;)" office:value-type="string" office:string-value="[441,293]" calcext:value-type="string">
            <text:p>[441,293]</text:p>
          </table:table-cell>
          <table:table-cell table:formula="of:=IF(INDIRECT(ADDRESS(ROW([.AE6]);[.AE$1])) &gt; 0; &quot;[&quot;&amp;INDIRECT(ADDRESS(ROW([.AE6]);[.AE$1]))&amp;&quot;,&quot;&amp;INDIRECT(ADDRESS(ROW([.AE6]);[.AE$1]+1))&amp;&quot;]&quot;; &quot;&quot;)" office:value-type="string" office:string-value="[360,365]" calcext:value-type="string">
            <text:p>[360,365]</text:p>
          </table:table-cell>
          <table:table-cell table:formula="of:=IF(INDIRECT(ADDRESS(ROW([.AF6]);[.AF$1])) &gt; 0; &quot;[&quot;&amp;INDIRECT(ADDRESS(ROW([.AF6]);[.AF$1]))&amp;&quot;,&quot;&amp;INDIRECT(ADDRESS(ROW([.AF6]);[.AF$1]+1))&amp;&quot;]&quot;; &quot;&quot;)">
            <text:p/>
          </table:table-cell>
          <table:table-cell table:formula="of:=IF(INDIRECT(ADDRESS(ROW([.AG6]);[.AG$1])) &gt; 0; &quot;[&quot;&amp;INDIRECT(ADDRESS(ROW([.AG6]);[.AG$1]))&amp;&quot;,&quot;&amp;INDIRECT(ADDRESS(ROW([.AG6]);[.AG$1]+1))&amp;&quot;]&quot;; &quot;&quot;)">
            <text:p/>
          </table:table-cell>
          <table:table-cell table:formula="of:=IF(INDIRECT(ADDRESS(ROW([.AH6]);[.AH$1])) &gt; 0; &quot;[&quot;&amp;INDIRECT(ADDRESS(ROW([.AH6]);[.AH$1]))&amp;&quot;,&quot;&amp;INDIRECT(ADDRESS(ROW([.AH6]);[.AH$1]+1))&amp;&quot;]&quot;; &quot;&quot;)">
            <text:p/>
          </table:table-cell>
          <table:table-cell table:formula="of:=IF(INDIRECT(ADDRESS(ROW([.AI6]);[.AI$1])) &gt; 0; &quot;[&quot;&amp;INDIRECT(ADDRESS(ROW([.AI6]);[.AI$1]))&amp;&quot;,&quot;&amp;INDIRECT(ADDRESS(ROW([.AI6]);[.AI$1]+1))&amp;&quot;]&quot;; &quot;&quot;)">
            <text:p/>
          </table:table-cell>
          <table:table-cell table:formula="of:=IF(INDIRECT(ADDRESS(ROW([.AJ6]);[.AJ$1])) &gt; 0; &quot;[&quot;&amp;INDIRECT(ADDRESS(ROW([.AJ6]);[.AJ$1]))&amp;&quot;,&quot;&amp;INDIRECT(ADDRESS(ROW([.AJ6]);[.AJ$1]+1))&amp;&quot;]&quot;; &quot;&quot;)">
            <text:p/>
          </table:table-cell>
          <table:table-cell table:formula="of:=IF(INDIRECT(ADDRESS(ROW([.AK6]);[.AK$1])) &gt; 0; &quot;[&quot;&amp;INDIRECT(ADDRESS(ROW([.AK6]);[.AK$1]))&amp;&quot;,&quot;&amp;INDIRECT(ADDRESS(ROW([.AK6]);[.AK$1]+1))&amp;&quot;]&quot;; &quot;&quot;)">
            <text:p/>
          </table:table-cell>
          <table:table-cell table:formula="of:=IF(INDIRECT(ADDRESS(ROW([.AL6]);[.AL$1])) &gt; 0; &quot;[&quot;&amp;INDIRECT(ADDRESS(ROW([.AL6]);[.AL$1]))&amp;&quot;,&quot;&amp;INDIRECT(ADDRESS(ROW([.AL6]);[.AL$1]+1))&amp;&quot;]&quot;; &quot;&quot;)">
            <text:p/>
          </table:table-cell>
          <table:table-cell table:formula="of:=IF(INDIRECT(ADDRESS(ROW([.AM6]);[.AM$1])) &gt; 0; &quot;[&quot;&amp;INDIRECT(ADDRESS(ROW([.AM6]);[.AM$1]))&amp;&quot;,&quot;&amp;INDIRECT(ADDRESS(ROW([.AM6]);[.AM$1]+1))&amp;&quot;]&quot;; &quot;&quot;)">
            <text:p/>
          </table:table-cell>
          <table:table-cell table:formula="of:=IF(INDIRECT(ADDRESS(ROW([.AN6]);[.AN$1])) &gt; 0; &quot;[&quot;&amp;INDIRECT(ADDRESS(ROW([.AN6]);[.AN$1]))&amp;&quot;,&quot;&amp;INDIRECT(ADDRESS(ROW([.AN6]);[.AN$1]+1))&amp;&quot;]&quot;; &quot;&quot;)">
            <text:p/>
          </table:table-cell>
          <table:table-cell/>
          <table:table-cell table:formula="of:=&quot;Polygon([&quot;&amp;COM.MICROSOFT.TEXTJOIN(&quot;,&quot;;1;[.AB6:.AN6])&amp;&quot;]),&quot;" office:value-type="string" office:string-value="Polygon([[405,377],[486,307],[441,293],[360,365]])," calcext:value-type="string">
            <text:p>Polygon([[405,377],[486,307],[441,293],[360,365]]),</text:p>
          </table:table-cell>
          <table:table-cell table:number-columns-repeated="2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18" calcext:value-type="float">
            <text:p>518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  <table:table-cell office:value-type="float" office:value="434" calcext:value-type="float">
            <text:p>434</text:p>
          </table:table-cell>
          <table:table-cell office:value-type="float" office:value="318" calcext:value-type="float">
            <text:p>318</text:p>
          </table:table-cell>
          <table:table-cell office:value-type="float" office:value="506" calcext:value-type="float">
            <text:p>506</text:p>
          </table:table-cell>
          <table:table-cell table:number-columns-repeated="19"/>
          <table:table-cell table:formula="of:=IF(INDIRECT(ADDRESS(ROW([.AB7]);[.AB$1])) &gt; 0; &quot;[&quot;&amp;INDIRECT(ADDRESS(ROW([.AB7]);[.AB$1]))&amp;&quot;,&quot;&amp;INDIRECT(ADDRESS(ROW([.AB7]);[.AB$1]+1))&amp;&quot;]&quot;; &quot;&quot;)" office:value-type="string" office:string-value="[363,518]" calcext:value-type="string">
            <text:p>[363,518]</text:p>
          </table:table-cell>
          <table:table-cell table:formula="of:=IF(INDIRECT(ADDRESS(ROW([.AC7]);[.AC$1])) &gt; 0; &quot;[&quot;&amp;INDIRECT(ADDRESS(ROW([.AC7]);[.AC$1]))&amp;&quot;,&quot;&amp;INDIRECT(ADDRESS(ROW([.AC7]);[.AC$1]+1))&amp;&quot;]&quot;; &quot;&quot;)" office:value-type="string" office:string-value="[444,448]" calcext:value-type="string">
            <text:p>[444,448]</text:p>
          </table:table-cell>
          <table:table-cell table:formula="of:=IF(INDIRECT(ADDRESS(ROW([.AD7]);[.AD$1])) &gt; 0; &quot;[&quot;&amp;INDIRECT(ADDRESS(ROW([.AD7]);[.AD$1]))&amp;&quot;,&quot;&amp;INDIRECT(ADDRESS(ROW([.AD7]);[.AD$1]+1))&amp;&quot;]&quot;; &quot;&quot;)" office:value-type="string" office:string-value="[399,434]" calcext:value-type="string">
            <text:p>[399,434]</text:p>
          </table:table-cell>
          <table:table-cell table:formula="of:=IF(INDIRECT(ADDRESS(ROW([.AE7]);[.AE$1])) &gt; 0; &quot;[&quot;&amp;INDIRECT(ADDRESS(ROW([.AE7]);[.AE$1]))&amp;&quot;,&quot;&amp;INDIRECT(ADDRESS(ROW([.AE7]);[.AE$1]+1))&amp;&quot;]&quot;; &quot;&quot;)" office:value-type="string" office:string-value="[318,506]" calcext:value-type="string">
            <text:p>[318,506]</text:p>
          </table:table-cell>
          <table:table-cell table:formula="of:=IF(INDIRECT(ADDRESS(ROW([.AF7]);[.AF$1])) &gt; 0; &quot;[&quot;&amp;INDIRECT(ADDRESS(ROW([.AF7]);[.AF$1]))&amp;&quot;,&quot;&amp;INDIRECT(ADDRESS(ROW([.AF7]);[.AF$1]+1))&amp;&quot;]&quot;; &quot;&quot;)">
            <text:p/>
          </table:table-cell>
          <table:table-cell table:formula="of:=IF(INDIRECT(ADDRESS(ROW([.AG7]);[.AG$1])) &gt; 0; &quot;[&quot;&amp;INDIRECT(ADDRESS(ROW([.AG7]);[.AG$1]))&amp;&quot;,&quot;&amp;INDIRECT(ADDRESS(ROW([.AG7]);[.AG$1]+1))&amp;&quot;]&quot;; &quot;&quot;)">
            <text:p/>
          </table:table-cell>
          <table:table-cell table:formula="of:=IF(INDIRECT(ADDRESS(ROW([.AH7]);[.AH$1])) &gt; 0; &quot;[&quot;&amp;INDIRECT(ADDRESS(ROW([.AH7]);[.AH$1]))&amp;&quot;,&quot;&amp;INDIRECT(ADDRESS(ROW([.AH7]);[.AH$1]+1))&amp;&quot;]&quot;; &quot;&quot;)">
            <text:p/>
          </table:table-cell>
          <table:table-cell table:formula="of:=IF(INDIRECT(ADDRESS(ROW([.AI7]);[.AI$1])) &gt; 0; &quot;[&quot;&amp;INDIRECT(ADDRESS(ROW([.AI7]);[.AI$1]))&amp;&quot;,&quot;&amp;INDIRECT(ADDRESS(ROW([.AI7]);[.AI$1]+1))&amp;&quot;]&quot;; &quot;&quot;)">
            <text:p/>
          </table:table-cell>
          <table:table-cell table:formula="of:=IF(INDIRECT(ADDRESS(ROW([.AJ7]);[.AJ$1])) &gt; 0; &quot;[&quot;&amp;INDIRECT(ADDRESS(ROW([.AJ7]);[.AJ$1]))&amp;&quot;,&quot;&amp;INDIRECT(ADDRESS(ROW([.AJ7]);[.AJ$1]+1))&amp;&quot;]&quot;; &quot;&quot;)">
            <text:p/>
          </table:table-cell>
          <table:table-cell table:formula="of:=IF(INDIRECT(ADDRESS(ROW([.AK7]);[.AK$1])) &gt; 0; &quot;[&quot;&amp;INDIRECT(ADDRESS(ROW([.AK7]);[.AK$1]))&amp;&quot;,&quot;&amp;INDIRECT(ADDRESS(ROW([.AK7]);[.AK$1]+1))&amp;&quot;]&quot;; &quot;&quot;)">
            <text:p/>
          </table:table-cell>
          <table:table-cell table:formula="of:=IF(INDIRECT(ADDRESS(ROW([.AL7]);[.AL$1])) &gt; 0; &quot;[&quot;&amp;INDIRECT(ADDRESS(ROW([.AL7]);[.AL$1]))&amp;&quot;,&quot;&amp;INDIRECT(ADDRESS(ROW([.AL7]);[.AL$1]+1))&amp;&quot;]&quot;; &quot;&quot;)">
            <text:p/>
          </table:table-cell>
          <table:table-cell table:formula="of:=IF(INDIRECT(ADDRESS(ROW([.AM7]);[.AM$1])) &gt; 0; &quot;[&quot;&amp;INDIRECT(ADDRESS(ROW([.AM7]);[.AM$1]))&amp;&quot;,&quot;&amp;INDIRECT(ADDRESS(ROW([.AM7]);[.AM$1]+1))&amp;&quot;]&quot;; &quot;&quot;)">
            <text:p/>
          </table:table-cell>
          <table:table-cell table:formula="of:=IF(INDIRECT(ADDRESS(ROW([.AN7]);[.AN$1])) &gt; 0; &quot;[&quot;&amp;INDIRECT(ADDRESS(ROW([.AN7]);[.AN$1]))&amp;&quot;,&quot;&amp;INDIRECT(ADDRESS(ROW([.AN7]);[.AN$1]+1))&amp;&quot;]&quot;; &quot;&quot;)">
            <text:p/>
          </table:table-cell>
          <table:table-cell/>
          <table:table-cell table:formula="of:=&quot;Polygon([&quot;&amp;COM.MICROSOFT.TEXTJOIN(&quot;,&quot;;1;[.AB7:.AN7])&amp;&quot;]),&quot;" office:value-type="string" office:string-value="Polygon([[363,518],[444,448],[399,434],[318,506]])," calcext:value-type="string">
            <text:p>Polygon([[363,518],[444,448],[399,434],[318,506]]),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5" calcext:value-type="float">
            <text:p>405</text:p>
          </table:table-cell>
          <table:table-cell office:value-type="float" office:value="574" calcext:value-type="float">
            <text:p>574</text:p>
          </table:table-cell>
          <table:table-cell office:value-type="float" office:value="335" calcext:value-type="float">
            <text:p>335</text:p>
          </table:table-cell>
          <table:table-cell office:value-type="float" office:value="529" calcext:value-type="float">
            <text:p>529</text:p>
          </table:table-cell>
          <table:table-cell office:value-type="float" office:value="321" calcext:value-type="float">
            <text:p>321</text:p>
          </table:table-cell>
          <table:table-cell office:value-type="float" office:value="448" calcext:value-type="float">
            <text:p>448</text:p>
          </table:table-cell>
          <table:table-cell office:value-type="float" office:value="393" calcext:value-type="float">
            <text:p>393</text:p>
          </table:table-cell>
          <table:table-cell table:number-columns-repeated="19"/>
          <table:table-cell table:formula="of:=IF(INDIRECT(ADDRESS(ROW([.AB8]);[.AB$1])) &gt; 0; &quot;[&quot;&amp;INDIRECT(ADDRESS(ROW([.AB8]);[.AB$1]))&amp;&quot;,&quot;&amp;INDIRECT(ADDRESS(ROW([.AB8]);[.AB$1]+1))&amp;&quot;]&quot;; &quot;&quot;)" office:value-type="string" office:string-value="[493,405]" calcext:value-type="string">
            <text:p>[493,405]</text:p>
          </table:table-cell>
          <table:table-cell table:formula="of:=IF(INDIRECT(ADDRESS(ROW([.AC8]);[.AC$1])) &gt; 0; &quot;[&quot;&amp;INDIRECT(ADDRESS(ROW([.AC8]);[.AC$1]))&amp;&quot;,&quot;&amp;INDIRECT(ADDRESS(ROW([.AC8]);[.AC$1]+1))&amp;&quot;]&quot;; &quot;&quot;)" office:value-type="string" office:string-value="[574,335]" calcext:value-type="string">
            <text:p>[574,335]</text:p>
          </table:table-cell>
          <table:table-cell table:formula="of:=IF(INDIRECT(ADDRESS(ROW([.AD8]);[.AD$1])) &gt; 0; &quot;[&quot;&amp;INDIRECT(ADDRESS(ROW([.AD8]);[.AD$1]))&amp;&quot;,&quot;&amp;INDIRECT(ADDRESS(ROW([.AD8]);[.AD$1]+1))&amp;&quot;]&quot;; &quot;&quot;)" office:value-type="string" office:string-value="[529,321]" calcext:value-type="string">
            <text:p>[529,321]</text:p>
          </table:table-cell>
          <table:table-cell table:formula="of:=IF(INDIRECT(ADDRESS(ROW([.AE8]);[.AE$1])) &gt; 0; &quot;[&quot;&amp;INDIRECT(ADDRESS(ROW([.AE8]);[.AE$1]))&amp;&quot;,&quot;&amp;INDIRECT(ADDRESS(ROW([.AE8]);[.AE$1]+1))&amp;&quot;]&quot;; &quot;&quot;)" office:value-type="string" office:string-value="[448,393]" calcext:value-type="string">
            <text:p>[448,393]</text:p>
          </table:table-cell>
          <table:table-cell table:formula="of:=IF(INDIRECT(ADDRESS(ROW([.AF8]);[.AF$1])) &gt; 0; &quot;[&quot;&amp;INDIRECT(ADDRESS(ROW([.AF8]);[.AF$1]))&amp;&quot;,&quot;&amp;INDIRECT(ADDRESS(ROW([.AF8]);[.AF$1]+1))&amp;&quot;]&quot;; &quot;&quot;)">
            <text:p/>
          </table:table-cell>
          <table:table-cell table:formula="of:=IF(INDIRECT(ADDRESS(ROW([.AG8]);[.AG$1])) &gt; 0; &quot;[&quot;&amp;INDIRECT(ADDRESS(ROW([.AG8]);[.AG$1]))&amp;&quot;,&quot;&amp;INDIRECT(ADDRESS(ROW([.AG8]);[.AG$1]+1))&amp;&quot;]&quot;; &quot;&quot;)">
            <text:p/>
          </table:table-cell>
          <table:table-cell table:formula="of:=IF(INDIRECT(ADDRESS(ROW([.AH8]);[.AH$1])) &gt; 0; &quot;[&quot;&amp;INDIRECT(ADDRESS(ROW([.AH8]);[.AH$1]))&amp;&quot;,&quot;&amp;INDIRECT(ADDRESS(ROW([.AH8]);[.AH$1]+1))&amp;&quot;]&quot;; &quot;&quot;)">
            <text:p/>
          </table:table-cell>
          <table:table-cell table:formula="of:=IF(INDIRECT(ADDRESS(ROW([.AI8]);[.AI$1])) &gt; 0; &quot;[&quot;&amp;INDIRECT(ADDRESS(ROW([.AI8]);[.AI$1]))&amp;&quot;,&quot;&amp;INDIRECT(ADDRESS(ROW([.AI8]);[.AI$1]+1))&amp;&quot;]&quot;; &quot;&quot;)">
            <text:p/>
          </table:table-cell>
          <table:table-cell table:formula="of:=IF(INDIRECT(ADDRESS(ROW([.AJ8]);[.AJ$1])) &gt; 0; &quot;[&quot;&amp;INDIRECT(ADDRESS(ROW([.AJ8]);[.AJ$1]))&amp;&quot;,&quot;&amp;INDIRECT(ADDRESS(ROW([.AJ8]);[.AJ$1]+1))&amp;&quot;]&quot;; &quot;&quot;)">
            <text:p/>
          </table:table-cell>
          <table:table-cell table:formula="of:=IF(INDIRECT(ADDRESS(ROW([.AK8]);[.AK$1])) &gt; 0; &quot;[&quot;&amp;INDIRECT(ADDRESS(ROW([.AK8]);[.AK$1]))&amp;&quot;,&quot;&amp;INDIRECT(ADDRESS(ROW([.AK8]);[.AK$1]+1))&amp;&quot;]&quot;; &quot;&quot;)">
            <text:p/>
          </table:table-cell>
          <table:table-cell table:formula="of:=IF(INDIRECT(ADDRESS(ROW([.AL8]);[.AL$1])) &gt; 0; &quot;[&quot;&amp;INDIRECT(ADDRESS(ROW([.AL8]);[.AL$1]))&amp;&quot;,&quot;&amp;INDIRECT(ADDRESS(ROW([.AL8]);[.AL$1]+1))&amp;&quot;]&quot;; &quot;&quot;)">
            <text:p/>
          </table:table-cell>
          <table:table-cell table:formula="of:=IF(INDIRECT(ADDRESS(ROW([.AM8]);[.AM$1])) &gt; 0; &quot;[&quot;&amp;INDIRECT(ADDRESS(ROW([.AM8]);[.AM$1]))&amp;&quot;,&quot;&amp;INDIRECT(ADDRESS(ROW([.AM8]);[.AM$1]+1))&amp;&quot;]&quot;; &quot;&quot;)">
            <text:p/>
          </table:table-cell>
          <table:table-cell table:formula="of:=IF(INDIRECT(ADDRESS(ROW([.AN8]);[.AN$1])) &gt; 0; &quot;[&quot;&amp;INDIRECT(ADDRESS(ROW([.AN8]);[.AN$1]))&amp;&quot;,&quot;&amp;INDIRECT(ADDRESS(ROW([.AN8]);[.AN$1]+1))&amp;&quot;]&quot;; &quot;&quot;)">
            <text:p/>
          </table:table-cell>
          <table:table-cell/>
          <table:table-cell table:formula="of:=&quot;Polygon([&quot;&amp;COM.MICROSOFT.TEXTJOIN(&quot;,&quot;;1;[.AB8:.AN8])&amp;&quot;]),&quot;" office:value-type="string" office:string-value="Polygon([[493,405],[574,335],[529,321],[448,393]])," calcext:value-type="string">
            <text:p>Polygon([[493,405],[574,335],[529,321],[448,393]]),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  <table:table-cell office:value-type="float" office:value="532" calcext:value-type="float">
            <text:p>532</text:p>
          </table:table-cell>
          <table:table-cell office:value-type="float" office:value="475" calcext:value-type="float">
            <text:p>475</text:p>
          </table:table-cell>
          <table:table-cell office:value-type="float" office:value="491" calcext:value-type="float">
            <text:p>491</text:p>
          </table:table-cell>
          <table:table-cell office:value-type="float" office:value="462" calcext:value-type="float">
            <text:p>462</text:p>
          </table:table-cell>
          <table:table-cell office:value-type="float" office:value="448" calcext:value-type="float">
            <text:p>448</text:p>
          </table:table-cell>
          <table:table-cell office:value-type="float" office:value="498" calcext:value-type="float">
            <text:p>498</text:p>
          </table:table-cell>
          <table:table-cell table:number-columns-repeated="19"/>
          <table:table-cell table:formula="of:=IF(INDIRECT(ADDRESS(ROW([.AB9]);[.AB$1])) &gt; 0; &quot;[&quot;&amp;INDIRECT(ADDRESS(ROW([.AB9]);[.AB$1]))&amp;&quot;,&quot;&amp;INDIRECT(ADDRESS(ROW([.AB9]);[.AB$1]+1))&amp;&quot;]&quot;; &quot;&quot;)" office:value-type="string" office:string-value="[493,510]" calcext:value-type="string">
            <text:p>[493,510]</text:p>
          </table:table-cell>
          <table:table-cell table:formula="of:=IF(INDIRECT(ADDRESS(ROW([.AC9]);[.AC$1])) &gt; 0; &quot;[&quot;&amp;INDIRECT(ADDRESS(ROW([.AC9]);[.AC$1]))&amp;&quot;,&quot;&amp;INDIRECT(ADDRESS(ROW([.AC9]);[.AC$1]+1))&amp;&quot;]&quot;; &quot;&quot;)" office:value-type="string" office:string-value="[532,475]" calcext:value-type="string">
            <text:p>[532,475]</text:p>
          </table:table-cell>
          <table:table-cell table:formula="of:=IF(INDIRECT(ADDRESS(ROW([.AD9]);[.AD$1])) &gt; 0; &quot;[&quot;&amp;INDIRECT(ADDRESS(ROW([.AD9]);[.AD$1]))&amp;&quot;,&quot;&amp;INDIRECT(ADDRESS(ROW([.AD9]);[.AD$1]+1))&amp;&quot;]&quot;; &quot;&quot;)" office:value-type="string" office:string-value="[491,462]" calcext:value-type="string">
            <text:p>[491,462]</text:p>
          </table:table-cell>
          <table:table-cell table:formula="of:=IF(INDIRECT(ADDRESS(ROW([.AE9]);[.AE$1])) &gt; 0; &quot;[&quot;&amp;INDIRECT(ADDRESS(ROW([.AE9]);[.AE$1]))&amp;&quot;,&quot;&amp;INDIRECT(ADDRESS(ROW([.AE9]);[.AE$1]+1))&amp;&quot;]&quot;; &quot;&quot;)" office:value-type="string" office:string-value="[448,498]" calcext:value-type="string">
            <text:p>[448,498]</text:p>
          </table:table-cell>
          <table:table-cell table:formula="of:=IF(INDIRECT(ADDRESS(ROW([.AF9]);[.AF$1])) &gt; 0; &quot;[&quot;&amp;INDIRECT(ADDRESS(ROW([.AF9]);[.AF$1]))&amp;&quot;,&quot;&amp;INDIRECT(ADDRESS(ROW([.AF9]);[.AF$1]+1))&amp;&quot;]&quot;; &quot;&quot;)">
            <text:p/>
          </table:table-cell>
          <table:table-cell table:formula="of:=IF(INDIRECT(ADDRESS(ROW([.AG9]);[.AG$1])) &gt; 0; &quot;[&quot;&amp;INDIRECT(ADDRESS(ROW([.AG9]);[.AG$1]))&amp;&quot;,&quot;&amp;INDIRECT(ADDRESS(ROW([.AG9]);[.AG$1]+1))&amp;&quot;]&quot;; &quot;&quot;)">
            <text:p/>
          </table:table-cell>
          <table:table-cell table:formula="of:=IF(INDIRECT(ADDRESS(ROW([.AH9]);[.AH$1])) &gt; 0; &quot;[&quot;&amp;INDIRECT(ADDRESS(ROW([.AH9]);[.AH$1]))&amp;&quot;,&quot;&amp;INDIRECT(ADDRESS(ROW([.AH9]);[.AH$1]+1))&amp;&quot;]&quot;; &quot;&quot;)">
            <text:p/>
          </table:table-cell>
          <table:table-cell table:formula="of:=IF(INDIRECT(ADDRESS(ROW([.AI9]);[.AI$1])) &gt; 0; &quot;[&quot;&amp;INDIRECT(ADDRESS(ROW([.AI9]);[.AI$1]))&amp;&quot;,&quot;&amp;INDIRECT(ADDRESS(ROW([.AI9]);[.AI$1]+1))&amp;&quot;]&quot;; &quot;&quot;)">
            <text:p/>
          </table:table-cell>
          <table:table-cell table:formula="of:=IF(INDIRECT(ADDRESS(ROW([.AJ9]);[.AJ$1])) &gt; 0; &quot;[&quot;&amp;INDIRECT(ADDRESS(ROW([.AJ9]);[.AJ$1]))&amp;&quot;,&quot;&amp;INDIRECT(ADDRESS(ROW([.AJ9]);[.AJ$1]+1))&amp;&quot;]&quot;; &quot;&quot;)">
            <text:p/>
          </table:table-cell>
          <table:table-cell table:formula="of:=IF(INDIRECT(ADDRESS(ROW([.AK9]);[.AK$1])) &gt; 0; &quot;[&quot;&amp;INDIRECT(ADDRESS(ROW([.AK9]);[.AK$1]))&amp;&quot;,&quot;&amp;INDIRECT(ADDRESS(ROW([.AK9]);[.AK$1]+1))&amp;&quot;]&quot;; &quot;&quot;)">
            <text:p/>
          </table:table-cell>
          <table:table-cell table:formula="of:=IF(INDIRECT(ADDRESS(ROW([.AL9]);[.AL$1])) &gt; 0; &quot;[&quot;&amp;INDIRECT(ADDRESS(ROW([.AL9]);[.AL$1]))&amp;&quot;,&quot;&amp;INDIRECT(ADDRESS(ROW([.AL9]);[.AL$1]+1))&amp;&quot;]&quot;; &quot;&quot;)">
            <text:p/>
          </table:table-cell>
          <table:table-cell table:formula="of:=IF(INDIRECT(ADDRESS(ROW([.AM9]);[.AM$1])) &gt; 0; &quot;[&quot;&amp;INDIRECT(ADDRESS(ROW([.AM9]);[.AM$1]))&amp;&quot;,&quot;&amp;INDIRECT(ADDRESS(ROW([.AM9]);[.AM$1]+1))&amp;&quot;]&quot;; &quot;&quot;)">
            <text:p/>
          </table:table-cell>
          <table:table-cell table:formula="of:=IF(INDIRECT(ADDRESS(ROW([.AN9]);[.AN$1])) &gt; 0; &quot;[&quot;&amp;INDIRECT(ADDRESS(ROW([.AN9]);[.AN$1]))&amp;&quot;,&quot;&amp;INDIRECT(ADDRESS(ROW([.AN9]);[.AN$1]+1))&amp;&quot;]&quot;; &quot;&quot;)">
            <text:p/>
          </table:table-cell>
          <table:table-cell/>
          <table:table-cell table:formula="of:=&quot;Polygon([&quot;&amp;COM.MICROSOFT.TEXTJOIN(&quot;,&quot;;1;[.AB9:.AN9])&amp;&quot;]),&quot;" office:value-type="string" office:string-value="Polygon([[493,510],[532,475],[491,462],[448,498]])," calcext:value-type="string">
            <text:p>Polygon([[493,510],[532,475],[491,462],[448,498]]),</text:p>
          </table:table-cell>
          <table:table-cell table:number-columns-repeated="2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34" calcext:value-type="float">
            <text:p>434</text:p>
          </table:table-cell>
          <table:table-cell office:value-type="float" office:value="666" calcext:value-type="float">
            <text:p>666</text:p>
          </table:table-cell>
          <table:table-cell office:value-type="float" office:value="360" calcext:value-type="float">
            <text:p>360</text:p>
          </table:table-cell>
          <table:table-cell office:value-type="float" office:value="622" calcext:value-type="float">
            <text:p>622</text:p>
          </table:table-cell>
          <table:table-cell office:value-type="float" office:value="348" calcext:value-type="float">
            <text:p>348</text:p>
          </table:table-cell>
          <table:table-cell office:value-type="float" office:value="539" calcext:value-type="float">
            <text:p>539</text:p>
          </table:table-cell>
          <table:table-cell office:value-type="float" office:value="419" calcext:value-type="float">
            <text:p>419</text:p>
          </table:table-cell>
          <table:table-cell table:number-columns-repeated="19"/>
          <table:table-cell table:formula="of:=IF(INDIRECT(ADDRESS(ROW([.AB10]);[.AB$1])) &gt; 0; &quot;[&quot;&amp;INDIRECT(ADDRESS(ROW([.AB10]);[.AB$1]))&amp;&quot;,&quot;&amp;INDIRECT(ADDRESS(ROW([.AB10]);[.AB$1]+1))&amp;&quot;]&quot;; &quot;&quot;)" office:value-type="string" office:string-value="[583,434]" calcext:value-type="string">
            <text:p>[583,434]</text:p>
          </table:table-cell>
          <table:table-cell table:formula="of:=IF(INDIRECT(ADDRESS(ROW([.AC10]);[.AC$1])) &gt; 0; &quot;[&quot;&amp;INDIRECT(ADDRESS(ROW([.AC10]);[.AC$1]))&amp;&quot;,&quot;&amp;INDIRECT(ADDRESS(ROW([.AC10]);[.AC$1]+1))&amp;&quot;]&quot;; &quot;&quot;)" office:value-type="string" office:string-value="[666,360]" calcext:value-type="string">
            <text:p>[666,360]</text:p>
          </table:table-cell>
          <table:table-cell table:formula="of:=IF(INDIRECT(ADDRESS(ROW([.AD10]);[.AD$1])) &gt; 0; &quot;[&quot;&amp;INDIRECT(ADDRESS(ROW([.AD10]);[.AD$1]))&amp;&quot;,&quot;&amp;INDIRECT(ADDRESS(ROW([.AD10]);[.AD$1]+1))&amp;&quot;]&quot;; &quot;&quot;)" office:value-type="string" office:string-value="[622,348]" calcext:value-type="string">
            <text:p>[622,348]</text:p>
          </table:table-cell>
          <table:table-cell table:formula="of:=IF(INDIRECT(ADDRESS(ROW([.AE10]);[.AE$1])) &gt; 0; &quot;[&quot;&amp;INDIRECT(ADDRESS(ROW([.AE10]);[.AE$1]))&amp;&quot;,&quot;&amp;INDIRECT(ADDRESS(ROW([.AE10]);[.AE$1]+1))&amp;&quot;]&quot;; &quot;&quot;)" office:value-type="string" office:string-value="[539,419]" calcext:value-type="string">
            <text:p>[539,419]</text:p>
          </table:table-cell>
          <table:table-cell table:formula="of:=IF(INDIRECT(ADDRESS(ROW([.AF10]);[.AF$1])) &gt; 0; &quot;[&quot;&amp;INDIRECT(ADDRESS(ROW([.AF10]);[.AF$1]))&amp;&quot;,&quot;&amp;INDIRECT(ADDRESS(ROW([.AF10]);[.AF$1]+1))&amp;&quot;]&quot;; &quot;&quot;)">
            <text:p/>
          </table:table-cell>
          <table:table-cell table:formula="of:=IF(INDIRECT(ADDRESS(ROW([.AG10]);[.AG$1])) &gt; 0; &quot;[&quot;&amp;INDIRECT(ADDRESS(ROW([.AG10]);[.AG$1]))&amp;&quot;,&quot;&amp;INDIRECT(ADDRESS(ROW([.AG10]);[.AG$1]+1))&amp;&quot;]&quot;; &quot;&quot;)">
            <text:p/>
          </table:table-cell>
          <table:table-cell table:formula="of:=IF(INDIRECT(ADDRESS(ROW([.AH10]);[.AH$1])) &gt; 0; &quot;[&quot;&amp;INDIRECT(ADDRESS(ROW([.AH10]);[.AH$1]))&amp;&quot;,&quot;&amp;INDIRECT(ADDRESS(ROW([.AH10]);[.AH$1]+1))&amp;&quot;]&quot;; &quot;&quot;)">
            <text:p/>
          </table:table-cell>
          <table:table-cell table:formula="of:=IF(INDIRECT(ADDRESS(ROW([.AI10]);[.AI$1])) &gt; 0; &quot;[&quot;&amp;INDIRECT(ADDRESS(ROW([.AI10]);[.AI$1]))&amp;&quot;,&quot;&amp;INDIRECT(ADDRESS(ROW([.AI10]);[.AI$1]+1))&amp;&quot;]&quot;; &quot;&quot;)">
            <text:p/>
          </table:table-cell>
          <table:table-cell table:formula="of:=IF(INDIRECT(ADDRESS(ROW([.AJ10]);[.AJ$1])) &gt; 0; &quot;[&quot;&amp;INDIRECT(ADDRESS(ROW([.AJ10]);[.AJ$1]))&amp;&quot;,&quot;&amp;INDIRECT(ADDRESS(ROW([.AJ10]);[.AJ$1]+1))&amp;&quot;]&quot;; &quot;&quot;)">
            <text:p/>
          </table:table-cell>
          <table:table-cell table:formula="of:=IF(INDIRECT(ADDRESS(ROW([.AK10]);[.AK$1])) &gt; 0; &quot;[&quot;&amp;INDIRECT(ADDRESS(ROW([.AK10]);[.AK$1]))&amp;&quot;,&quot;&amp;INDIRECT(ADDRESS(ROW([.AK10]);[.AK$1]+1))&amp;&quot;]&quot;; &quot;&quot;)">
            <text:p/>
          </table:table-cell>
          <table:table-cell table:formula="of:=IF(INDIRECT(ADDRESS(ROW([.AL10]);[.AL$1])) &gt; 0; &quot;[&quot;&amp;INDIRECT(ADDRESS(ROW([.AL10]);[.AL$1]))&amp;&quot;,&quot;&amp;INDIRECT(ADDRESS(ROW([.AL10]);[.AL$1]+1))&amp;&quot;]&quot;; &quot;&quot;)">
            <text:p/>
          </table:table-cell>
          <table:table-cell table:formula="of:=IF(INDIRECT(ADDRESS(ROW([.AM10]);[.AM$1])) &gt; 0; &quot;[&quot;&amp;INDIRECT(ADDRESS(ROW([.AM10]);[.AM$1]))&amp;&quot;,&quot;&amp;INDIRECT(ADDRESS(ROW([.AM10]);[.AM$1]+1))&amp;&quot;]&quot;; &quot;&quot;)">
            <text:p/>
          </table:table-cell>
          <table:table-cell table:formula="of:=IF(INDIRECT(ADDRESS(ROW([.AN10]);[.AN$1])) &gt; 0; &quot;[&quot;&amp;INDIRECT(ADDRESS(ROW([.AN10]);[.AN$1]))&amp;&quot;,&quot;&amp;INDIRECT(ADDRESS(ROW([.AN10]);[.AN$1]+1))&amp;&quot;]&quot;; &quot;&quot;)">
            <text:p/>
          </table:table-cell>
          <table:table-cell/>
          <table:table-cell table:formula="of:=&quot;Polygon([&quot;&amp;COM.MICROSOFT.TEXTJOIN(&quot;,&quot;;1;[.AB10:.AN10])&amp;&quot;]),&quot;" office:value-type="string" office:string-value="Polygon([[583,434],[666,360],[622,348],[539,419]])," calcext:value-type="string">
            <text:p>Polygon([[583,434],[666,360],[622,348],[539,419]]),</text:p>
          </table:table-cell>
          <table:table-cell table:number-columns-repeated="2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office:value-type="float" office:value="627" calcext:value-type="float">
            <text:p>627</text:p>
          </table:table-cell>
          <table:table-cell office:value-type="float" office:value="499" calcext:value-type="float">
            <text:p>499</text:p>
          </table:table-cell>
          <table:table-cell office:value-type="float" office:value="582" calcext:value-type="float">
            <text:p>582</text:p>
          </table:table-cell>
          <table:table-cell office:value-type="float" office:value="485" calcext:value-type="float">
            <text:p>485</text:p>
          </table:table-cell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table:number-columns-repeated="19"/>
          <table:table-cell table:formula="of:=IF(INDIRECT(ADDRESS(ROW([.AB11]);[.AB$1])) &gt; 0; &quot;[&quot;&amp;INDIRECT(ADDRESS(ROW([.AB11]);[.AB$1]))&amp;&quot;,&quot;&amp;INDIRECT(ADDRESS(ROW([.AB11]);[.AB$1]+1))&amp;&quot;]&quot;; &quot;&quot;)" office:value-type="string" office:string-value="[586,538]" calcext:value-type="string">
            <text:p>[586,538]</text:p>
          </table:table-cell>
          <table:table-cell table:formula="of:=IF(INDIRECT(ADDRESS(ROW([.AC11]);[.AC$1])) &gt; 0; &quot;[&quot;&amp;INDIRECT(ADDRESS(ROW([.AC11]);[.AC$1]))&amp;&quot;,&quot;&amp;INDIRECT(ADDRESS(ROW([.AC11]);[.AC$1]+1))&amp;&quot;]&quot;; &quot;&quot;)" office:value-type="string" office:string-value="[627,499]" calcext:value-type="string">
            <text:p>[627,499]</text:p>
          </table:table-cell>
          <table:table-cell table:formula="of:=IF(INDIRECT(ADDRESS(ROW([.AD11]);[.AD$1])) &gt; 0; &quot;[&quot;&amp;INDIRECT(ADDRESS(ROW([.AD11]);[.AD$1]))&amp;&quot;,&quot;&amp;INDIRECT(ADDRESS(ROW([.AD11]);[.AD$1]+1))&amp;&quot;]&quot;; &quot;&quot;)" office:value-type="string" office:string-value="[582,485]" calcext:value-type="string">
            <text:p>[582,485]</text:p>
          </table:table-cell>
          <table:table-cell table:formula="of:=IF(INDIRECT(ADDRESS(ROW([.AE11]);[.AE$1])) &gt; 0; &quot;[&quot;&amp;INDIRECT(ADDRESS(ROW([.AE11]);[.AE$1]))&amp;&quot;,&quot;&amp;INDIRECT(ADDRESS(ROW([.AE11]);[.AE$1]+1))&amp;&quot;]&quot;; &quot;&quot;)" office:value-type="string" office:string-value="[542,523]" calcext:value-type="string">
            <text:p>[542,523]</text:p>
          </table:table-cell>
          <table:table-cell table:formula="of:=IF(INDIRECT(ADDRESS(ROW([.AF11]);[.AF$1])) &gt; 0; &quot;[&quot;&amp;INDIRECT(ADDRESS(ROW([.AF11]);[.AF$1]))&amp;&quot;,&quot;&amp;INDIRECT(ADDRESS(ROW([.AF11]);[.AF$1]+1))&amp;&quot;]&quot;; &quot;&quot;)">
            <text:p/>
          </table:table-cell>
          <table:table-cell table:formula="of:=IF(INDIRECT(ADDRESS(ROW([.AG11]);[.AG$1])) &gt; 0; &quot;[&quot;&amp;INDIRECT(ADDRESS(ROW([.AG11]);[.AG$1]))&amp;&quot;,&quot;&amp;INDIRECT(ADDRESS(ROW([.AG11]);[.AG$1]+1))&amp;&quot;]&quot;; &quot;&quot;)">
            <text:p/>
          </table:table-cell>
          <table:table-cell table:formula="of:=IF(INDIRECT(ADDRESS(ROW([.AH11]);[.AH$1])) &gt; 0; &quot;[&quot;&amp;INDIRECT(ADDRESS(ROW([.AH11]);[.AH$1]))&amp;&quot;,&quot;&amp;INDIRECT(ADDRESS(ROW([.AH11]);[.AH$1]+1))&amp;&quot;]&quot;; &quot;&quot;)">
            <text:p/>
          </table:table-cell>
          <table:table-cell table:formula="of:=IF(INDIRECT(ADDRESS(ROW([.AI11]);[.AI$1])) &gt; 0; &quot;[&quot;&amp;INDIRECT(ADDRESS(ROW([.AI11]);[.AI$1]))&amp;&quot;,&quot;&amp;INDIRECT(ADDRESS(ROW([.AI11]);[.AI$1]+1))&amp;&quot;]&quot;; &quot;&quot;)">
            <text:p/>
          </table:table-cell>
          <table:table-cell table:formula="of:=IF(INDIRECT(ADDRESS(ROW([.AJ11]);[.AJ$1])) &gt; 0; &quot;[&quot;&amp;INDIRECT(ADDRESS(ROW([.AJ11]);[.AJ$1]))&amp;&quot;,&quot;&amp;INDIRECT(ADDRESS(ROW([.AJ11]);[.AJ$1]+1))&amp;&quot;]&quot;; &quot;&quot;)">
            <text:p/>
          </table:table-cell>
          <table:table-cell table:formula="of:=IF(INDIRECT(ADDRESS(ROW([.AK11]);[.AK$1])) &gt; 0; &quot;[&quot;&amp;INDIRECT(ADDRESS(ROW([.AK11]);[.AK$1]))&amp;&quot;,&quot;&amp;INDIRECT(ADDRESS(ROW([.AK11]);[.AK$1]+1))&amp;&quot;]&quot;; &quot;&quot;)">
            <text:p/>
          </table:table-cell>
          <table:table-cell table:formula="of:=IF(INDIRECT(ADDRESS(ROW([.AL11]);[.AL$1])) &gt; 0; &quot;[&quot;&amp;INDIRECT(ADDRESS(ROW([.AL11]);[.AL$1]))&amp;&quot;,&quot;&amp;INDIRECT(ADDRESS(ROW([.AL11]);[.AL$1]+1))&amp;&quot;]&quot;; &quot;&quot;)">
            <text:p/>
          </table:table-cell>
          <table:table-cell table:formula="of:=IF(INDIRECT(ADDRESS(ROW([.AM11]);[.AM$1])) &gt; 0; &quot;[&quot;&amp;INDIRECT(ADDRESS(ROW([.AM11]);[.AM$1]))&amp;&quot;,&quot;&amp;INDIRECT(ADDRESS(ROW([.AM11]);[.AM$1]+1))&amp;&quot;]&quot;; &quot;&quot;)">
            <text:p/>
          </table:table-cell>
          <table:table-cell table:formula="of:=IF(INDIRECT(ADDRESS(ROW([.AN11]);[.AN$1])) &gt; 0; &quot;[&quot;&amp;INDIRECT(ADDRESS(ROW([.AN11]);[.AN$1]))&amp;&quot;,&quot;&amp;INDIRECT(ADDRESS(ROW([.AN11]);[.AN$1]+1))&amp;&quot;]&quot;; &quot;&quot;)">
            <text:p/>
          </table:table-cell>
          <table:table-cell/>
          <table:table-cell table:formula="of:=&quot;Polygon([&quot;&amp;COM.MICROSOFT.TEXTJOIN(&quot;,&quot;;1;[.AB11:.AN11])&amp;&quot;]),&quot;" office:value-type="string" office:string-value="Polygon([[586,538],[627,499],[582,485],[542,523]])," calcext:value-type="string">
            <text:p>Polygon([[586,538],[627,499],[582,485],[542,523]]),</text:p>
          </table:table-cell>
          <table:table-cell table:number-columns-repeated="2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8" calcext:value-type="float">
            <text:p>458</text:p>
          </table:table-cell>
          <table:table-cell office:value-type="float" office:value="755" calcext:value-type="float">
            <text:p>755</text:p>
          </table:table-cell>
          <table:table-cell office:value-type="float" office:value="388" calcext:value-type="float">
            <text:p>388</text:p>
          </table:table-cell>
          <table:table-cell office:value-type="float" office:value="710" calcext:value-type="float">
            <text:p>710</text:p>
          </table:table-cell>
          <table:table-cell office:value-type="float" office:value="374" calcext:value-type="float">
            <text:p>374</text:p>
          </table:table-cell>
          <table:table-cell office:value-type="float" office:value="629" calcext:value-type="float">
            <text:p>629</text:p>
          </table:table-cell>
          <table:table-cell office:value-type="float" office:value="446" calcext:value-type="float">
            <text:p>446</text:p>
          </table:table-cell>
          <table:table-cell table:number-columns-repeated="19"/>
          <table:table-cell table:formula="of:=IF(INDIRECT(ADDRESS(ROW([.AB12]);[.AB$1])) &gt; 0; &quot;[&quot;&amp;INDIRECT(ADDRESS(ROW([.AB12]);[.AB$1]))&amp;&quot;,&quot;&amp;INDIRECT(ADDRESS(ROW([.AB12]);[.AB$1]+1))&amp;&quot;]&quot;; &quot;&quot;)" office:value-type="string" office:string-value="[674,458]" calcext:value-type="string">
            <text:p>[674,458]</text:p>
          </table:table-cell>
          <table:table-cell table:formula="of:=IF(INDIRECT(ADDRESS(ROW([.AC12]);[.AC$1])) &gt; 0; &quot;[&quot;&amp;INDIRECT(ADDRESS(ROW([.AC12]);[.AC$1]))&amp;&quot;,&quot;&amp;INDIRECT(ADDRESS(ROW([.AC12]);[.AC$1]+1))&amp;&quot;]&quot;; &quot;&quot;)" office:value-type="string" office:string-value="[755,388]" calcext:value-type="string">
            <text:p>[755,388]</text:p>
          </table:table-cell>
          <table:table-cell table:formula="of:=IF(INDIRECT(ADDRESS(ROW([.AD12]);[.AD$1])) &gt; 0; &quot;[&quot;&amp;INDIRECT(ADDRESS(ROW([.AD12]);[.AD$1]))&amp;&quot;,&quot;&amp;INDIRECT(ADDRESS(ROW([.AD12]);[.AD$1]+1))&amp;&quot;]&quot;; &quot;&quot;)" office:value-type="string" office:string-value="[710,374]" calcext:value-type="string">
            <text:p>[710,374]</text:p>
          </table:table-cell>
          <table:table-cell table:formula="of:=IF(INDIRECT(ADDRESS(ROW([.AE12]);[.AE$1])) &gt; 0; &quot;[&quot;&amp;INDIRECT(ADDRESS(ROW([.AE12]);[.AE$1]))&amp;&quot;,&quot;&amp;INDIRECT(ADDRESS(ROW([.AE12]);[.AE$1]+1))&amp;&quot;]&quot;; &quot;&quot;)" office:value-type="string" office:string-value="[629,446]" calcext:value-type="string">
            <text:p>[629,446]</text:p>
          </table:table-cell>
          <table:table-cell table:formula="of:=IF(INDIRECT(ADDRESS(ROW([.AF12]);[.AF$1])) &gt; 0; &quot;[&quot;&amp;INDIRECT(ADDRESS(ROW([.AF12]);[.AF$1]))&amp;&quot;,&quot;&amp;INDIRECT(ADDRESS(ROW([.AF12]);[.AF$1]+1))&amp;&quot;]&quot;; &quot;&quot;)">
            <text:p/>
          </table:table-cell>
          <table:table-cell table:formula="of:=IF(INDIRECT(ADDRESS(ROW([.AG12]);[.AG$1])) &gt; 0; &quot;[&quot;&amp;INDIRECT(ADDRESS(ROW([.AG12]);[.AG$1]))&amp;&quot;,&quot;&amp;INDIRECT(ADDRESS(ROW([.AG12]);[.AG$1]+1))&amp;&quot;]&quot;; &quot;&quot;)">
            <text:p/>
          </table:table-cell>
          <table:table-cell table:formula="of:=IF(INDIRECT(ADDRESS(ROW([.AH12]);[.AH$1])) &gt; 0; &quot;[&quot;&amp;INDIRECT(ADDRESS(ROW([.AH12]);[.AH$1]))&amp;&quot;,&quot;&amp;INDIRECT(ADDRESS(ROW([.AH12]);[.AH$1]+1))&amp;&quot;]&quot;; &quot;&quot;)">
            <text:p/>
          </table:table-cell>
          <table:table-cell table:formula="of:=IF(INDIRECT(ADDRESS(ROW([.AI12]);[.AI$1])) &gt; 0; &quot;[&quot;&amp;INDIRECT(ADDRESS(ROW([.AI12]);[.AI$1]))&amp;&quot;,&quot;&amp;INDIRECT(ADDRESS(ROW([.AI12]);[.AI$1]+1))&amp;&quot;]&quot;; &quot;&quot;)">
            <text:p/>
          </table:table-cell>
          <table:table-cell table:formula="of:=IF(INDIRECT(ADDRESS(ROW([.AJ12]);[.AJ$1])) &gt; 0; &quot;[&quot;&amp;INDIRECT(ADDRESS(ROW([.AJ12]);[.AJ$1]))&amp;&quot;,&quot;&amp;INDIRECT(ADDRESS(ROW([.AJ12]);[.AJ$1]+1))&amp;&quot;]&quot;; &quot;&quot;)">
            <text:p/>
          </table:table-cell>
          <table:table-cell table:formula="of:=IF(INDIRECT(ADDRESS(ROW([.AK12]);[.AK$1])) &gt; 0; &quot;[&quot;&amp;INDIRECT(ADDRESS(ROW([.AK12]);[.AK$1]))&amp;&quot;,&quot;&amp;INDIRECT(ADDRESS(ROW([.AK12]);[.AK$1]+1))&amp;&quot;]&quot;; &quot;&quot;)">
            <text:p/>
          </table:table-cell>
          <table:table-cell table:formula="of:=IF(INDIRECT(ADDRESS(ROW([.AL12]);[.AL$1])) &gt; 0; &quot;[&quot;&amp;INDIRECT(ADDRESS(ROW([.AL12]);[.AL$1]))&amp;&quot;,&quot;&amp;INDIRECT(ADDRESS(ROW([.AL12]);[.AL$1]+1))&amp;&quot;]&quot;; &quot;&quot;)">
            <text:p/>
          </table:table-cell>
          <table:table-cell table:formula="of:=IF(INDIRECT(ADDRESS(ROW([.AM12]);[.AM$1])) &gt; 0; &quot;[&quot;&amp;INDIRECT(ADDRESS(ROW([.AM12]);[.AM$1]))&amp;&quot;,&quot;&amp;INDIRECT(ADDRESS(ROW([.AM12]);[.AM$1]+1))&amp;&quot;]&quot;; &quot;&quot;)">
            <text:p/>
          </table:table-cell>
          <table:table-cell table:formula="of:=IF(INDIRECT(ADDRESS(ROW([.AN12]);[.AN$1])) &gt; 0; &quot;[&quot;&amp;INDIRECT(ADDRESS(ROW([.AN12]);[.AN$1]))&amp;&quot;,&quot;&amp;INDIRECT(ADDRESS(ROW([.AN12]);[.AN$1]+1))&amp;&quot;]&quot;; &quot;&quot;)">
            <text:p/>
          </table:table-cell>
          <table:table-cell/>
          <table:table-cell table:formula="of:=&quot;Polygon([&quot;&amp;COM.MICROSOFT.TEXTJOIN(&quot;,&quot;;1;[.AB12:.AN12])&amp;&quot;]),&quot;" office:value-type="string" office:string-value="Polygon([[674,458],[755,388],[710,374],[629,446]])," calcext:value-type="string">
            <text:p>Polygon([[674,458],[755,388],[710,374],[629,446]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13]);[.AB$1])) &gt; 0; &quot;[&quot;&amp;INDIRECT(ADDRESS(ROW([.AB13]);[.AB$1]))&amp;&quot;,&quot;&amp;INDIRECT(ADDRESS(ROW([.AB13]);[.AB$1]+1))&amp;&quot;]&quot;; &quot;&quot;)">
            <text:p/>
          </table:table-cell>
          <table:table-cell table:formula="of:=IF(INDIRECT(ADDRESS(ROW([.AC13]);[.AC$1])) &gt; 0; &quot;[&quot;&amp;INDIRECT(ADDRESS(ROW([.AC13]);[.AC$1]))&amp;&quot;,&quot;&amp;INDIRECT(ADDRESS(ROW([.AC13]);[.AC$1]+1))&amp;&quot;]&quot;; &quot;&quot;)">
            <text:p/>
          </table:table-cell>
          <table:table-cell table:formula="of:=IF(INDIRECT(ADDRESS(ROW([.AD13]);[.AD$1])) &gt; 0; &quot;[&quot;&amp;INDIRECT(ADDRESS(ROW([.AD13]);[.AD$1]))&amp;&quot;,&quot;&amp;INDIRECT(ADDRESS(ROW([.AD13]);[.AD$1]+1))&amp;&quot;]&quot;; &quot;&quot;)">
            <text:p/>
          </table:table-cell>
          <table:table-cell table:formula="of:=IF(INDIRECT(ADDRESS(ROW([.AE13]);[.AE$1])) &gt; 0; &quot;[&quot;&amp;INDIRECT(ADDRESS(ROW([.AE13]);[.AE$1]))&amp;&quot;,&quot;&amp;INDIRECT(ADDRESS(ROW([.AE13]);[.AE$1]+1))&amp;&quot;]&quot;; &quot;&quot;)">
            <text:p/>
          </table:table-cell>
          <table:table-cell table:formula="of:=IF(INDIRECT(ADDRESS(ROW([.AF13]);[.AF$1])) &gt; 0; &quot;[&quot;&amp;INDIRECT(ADDRESS(ROW([.AF13]);[.AF$1]))&amp;&quot;,&quot;&amp;INDIRECT(ADDRESS(ROW([.AF13]);[.AF$1]+1))&amp;&quot;]&quot;; &quot;&quot;)">
            <text:p/>
          </table:table-cell>
          <table:table-cell table:formula="of:=IF(INDIRECT(ADDRESS(ROW([.AG13]);[.AG$1])) &gt; 0; &quot;[&quot;&amp;INDIRECT(ADDRESS(ROW([.AG13]);[.AG$1]))&amp;&quot;,&quot;&amp;INDIRECT(ADDRESS(ROW([.AG13]);[.AG$1]+1))&amp;&quot;]&quot;; &quot;&quot;)">
            <text:p/>
          </table:table-cell>
          <table:table-cell table:formula="of:=IF(INDIRECT(ADDRESS(ROW([.AH13]);[.AH$1])) &gt; 0; &quot;[&quot;&amp;INDIRECT(ADDRESS(ROW([.AH13]);[.AH$1]))&amp;&quot;,&quot;&amp;INDIRECT(ADDRESS(ROW([.AH13]);[.AH$1]+1))&amp;&quot;]&quot;; &quot;&quot;)">
            <text:p/>
          </table:table-cell>
          <table:table-cell table:formula="of:=IF(INDIRECT(ADDRESS(ROW([.AI13]);[.AI$1])) &gt; 0; &quot;[&quot;&amp;INDIRECT(ADDRESS(ROW([.AI13]);[.AI$1]))&amp;&quot;,&quot;&amp;INDIRECT(ADDRESS(ROW([.AI13]);[.AI$1]+1))&amp;&quot;]&quot;; &quot;&quot;)">
            <text:p/>
          </table:table-cell>
          <table:table-cell table:formula="of:=IF(INDIRECT(ADDRESS(ROW([.AJ13]);[.AJ$1])) &gt; 0; &quot;[&quot;&amp;INDIRECT(ADDRESS(ROW([.AJ13]);[.AJ$1]))&amp;&quot;,&quot;&amp;INDIRECT(ADDRESS(ROW([.AJ13]);[.AJ$1]+1))&amp;&quot;]&quot;; &quot;&quot;)">
            <text:p/>
          </table:table-cell>
          <table:table-cell table:formula="of:=IF(INDIRECT(ADDRESS(ROW([.AK13]);[.AK$1])) &gt; 0; &quot;[&quot;&amp;INDIRECT(ADDRESS(ROW([.AK13]);[.AK$1]))&amp;&quot;,&quot;&amp;INDIRECT(ADDRESS(ROW([.AK13]);[.AK$1]+1))&amp;&quot;]&quot;; &quot;&quot;)">
            <text:p/>
          </table:table-cell>
          <table:table-cell table:formula="of:=IF(INDIRECT(ADDRESS(ROW([.AL13]);[.AL$1])) &gt; 0; &quot;[&quot;&amp;INDIRECT(ADDRESS(ROW([.AL13]);[.AL$1]))&amp;&quot;,&quot;&amp;INDIRECT(ADDRESS(ROW([.AL13]);[.AL$1]+1))&amp;&quot;]&quot;; &quot;&quot;)">
            <text:p/>
          </table:table-cell>
          <table:table-cell table:formula="of:=IF(INDIRECT(ADDRESS(ROW([.AM13]);[.AM$1])) &gt; 0; &quot;[&quot;&amp;INDIRECT(ADDRESS(ROW([.AM13]);[.AM$1]))&amp;&quot;,&quot;&amp;INDIRECT(ADDRESS(ROW([.AM13]);[.AM$1]+1))&amp;&quot;]&quot;; &quot;&quot;)">
            <text:p/>
          </table:table-cell>
          <table:table-cell table:formula="of:=IF(INDIRECT(ADDRESS(ROW([.AN13]);[.AN$1])) &gt; 0; &quot;[&quot;&amp;INDIRECT(ADDRESS(ROW([.AN13]);[.AN$1]))&amp;&quot;,&quot;&amp;INDIRECT(ADDRESS(ROW([.AN13]);[.AN$1]+1))&amp;&quot;]&quot;; &quot;&quot;)">
            <text:p/>
          </table:table-cell>
          <table:table-cell/>
          <table:table-cell table:formula="of:=&quot;Polygon([&quot;&amp;COM.MICROSOFT.TEXTJOIN(&quot;,&quot;;1;[.AB13:.AN13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68" calcext:value-type="float">
            <text:p>368</text:p>
          </table:table-cell>
          <table:table-cell office:value-type="float" office:value="590" calcext:value-type="float">
            <text:p>590</text:p>
          </table:table-cell>
          <table:table-cell office:value-type="float" office:value="351" calcext:value-type="float">
            <text:p>351</text:p>
          </table:table-cell>
          <table:table-cell office:value-type="float" office:value="612" calcext:value-type="float">
            <text:p>612</text:p>
          </table:table-cell>
          <table:table-cell office:value-type="float" office:value="329" calcext:value-type="float">
            <text:p>329</text:p>
          </table:table-cell>
          <table:table-cell office:value-type="float" office:value="663" calcext:value-type="float">
            <text:p>663</text:p>
          </table:table-cell>
          <table:table-cell office:value-type="float" office:value="343" calcext:value-type="float">
            <text:p>343</text:p>
          </table:table-cell>
          <table:table-cell table:number-columns-repeated="19"/>
          <table:table-cell table:formula="of:=IF(INDIRECT(ADDRESS(ROW([.AB14]);[.AB$1])) &gt; 0; &quot;[&quot;&amp;INDIRECT(ADDRESS(ROW([.AB14]);[.AB$1]))&amp;&quot;,&quot;&amp;INDIRECT(ADDRESS(ROW([.AB14]);[.AB$1]+1))&amp;&quot;]&quot;; &quot;&quot;)" office:value-type="string" office:string-value="[644,368]" calcext:value-type="string">
            <text:p>[644,368]</text:p>
          </table:table-cell>
          <table:table-cell table:formula="of:=IF(INDIRECT(ADDRESS(ROW([.AC14]);[.AC$1])) &gt; 0; &quot;[&quot;&amp;INDIRECT(ADDRESS(ROW([.AC14]);[.AC$1]))&amp;&quot;,&quot;&amp;INDIRECT(ADDRESS(ROW([.AC14]);[.AC$1]+1))&amp;&quot;]&quot;; &quot;&quot;)" office:value-type="string" office:string-value="[590,351]" calcext:value-type="string">
            <text:p>[590,351]</text:p>
          </table:table-cell>
          <table:table-cell table:formula="of:=IF(INDIRECT(ADDRESS(ROW([.AD14]);[.AD$1])) &gt; 0; &quot;[&quot;&amp;INDIRECT(ADDRESS(ROW([.AD14]);[.AD$1]))&amp;&quot;,&quot;&amp;INDIRECT(ADDRESS(ROW([.AD14]);[.AD$1]+1))&amp;&quot;]&quot;; &quot;&quot;)" office:value-type="string" office:string-value="[612,329]" calcext:value-type="string">
            <text:p>[612,329]</text:p>
          </table:table-cell>
          <table:table-cell table:formula="of:=IF(INDIRECT(ADDRESS(ROW([.AE14]);[.AE$1])) &gt; 0; &quot;[&quot;&amp;INDIRECT(ADDRESS(ROW([.AE14]);[.AE$1]))&amp;&quot;,&quot;&amp;INDIRECT(ADDRESS(ROW([.AE14]);[.AE$1]+1))&amp;&quot;]&quot;; &quot;&quot;)" office:value-type="string" office:string-value="[663,343]" calcext:value-type="string">
            <text:p>[663,343]</text:p>
          </table:table-cell>
          <table:table-cell table:formula="of:=IF(INDIRECT(ADDRESS(ROW([.AF14]);[.AF$1])) &gt; 0; &quot;[&quot;&amp;INDIRECT(ADDRESS(ROW([.AF14]);[.AF$1]))&amp;&quot;,&quot;&amp;INDIRECT(ADDRESS(ROW([.AF14]);[.AF$1]+1))&amp;&quot;]&quot;; &quot;&quot;)">
            <text:p/>
          </table:table-cell>
          <table:table-cell table:formula="of:=IF(INDIRECT(ADDRESS(ROW([.AG14]);[.AG$1])) &gt; 0; &quot;[&quot;&amp;INDIRECT(ADDRESS(ROW([.AG14]);[.AG$1]))&amp;&quot;,&quot;&amp;INDIRECT(ADDRESS(ROW([.AG14]);[.AG$1]+1))&amp;&quot;]&quot;; &quot;&quot;)">
            <text:p/>
          </table:table-cell>
          <table:table-cell table:formula="of:=IF(INDIRECT(ADDRESS(ROW([.AH14]);[.AH$1])) &gt; 0; &quot;[&quot;&amp;INDIRECT(ADDRESS(ROW([.AH14]);[.AH$1]))&amp;&quot;,&quot;&amp;INDIRECT(ADDRESS(ROW([.AH14]);[.AH$1]+1))&amp;&quot;]&quot;; &quot;&quot;)">
            <text:p/>
          </table:table-cell>
          <table:table-cell table:formula="of:=IF(INDIRECT(ADDRESS(ROW([.AI14]);[.AI$1])) &gt; 0; &quot;[&quot;&amp;INDIRECT(ADDRESS(ROW([.AI14]);[.AI$1]))&amp;&quot;,&quot;&amp;INDIRECT(ADDRESS(ROW([.AI14]);[.AI$1]+1))&amp;&quot;]&quot;; &quot;&quot;)">
            <text:p/>
          </table:table-cell>
          <table:table-cell table:formula="of:=IF(INDIRECT(ADDRESS(ROW([.AJ14]);[.AJ$1])) &gt; 0; &quot;[&quot;&amp;INDIRECT(ADDRESS(ROW([.AJ14]);[.AJ$1]))&amp;&quot;,&quot;&amp;INDIRECT(ADDRESS(ROW([.AJ14]);[.AJ$1]+1))&amp;&quot;]&quot;; &quot;&quot;)">
            <text:p/>
          </table:table-cell>
          <table:table-cell table:formula="of:=IF(INDIRECT(ADDRESS(ROW([.AK14]);[.AK$1])) &gt; 0; &quot;[&quot;&amp;INDIRECT(ADDRESS(ROW([.AK14]);[.AK$1]))&amp;&quot;,&quot;&amp;INDIRECT(ADDRESS(ROW([.AK14]);[.AK$1]+1))&amp;&quot;]&quot;; &quot;&quot;)">
            <text:p/>
          </table:table-cell>
          <table:table-cell table:formula="of:=IF(INDIRECT(ADDRESS(ROW([.AL14]);[.AL$1])) &gt; 0; &quot;[&quot;&amp;INDIRECT(ADDRESS(ROW([.AL14]);[.AL$1]))&amp;&quot;,&quot;&amp;INDIRECT(ADDRESS(ROW([.AL14]);[.AL$1]+1))&amp;&quot;]&quot;; &quot;&quot;)">
            <text:p/>
          </table:table-cell>
          <table:table-cell table:formula="of:=IF(INDIRECT(ADDRESS(ROW([.AM14]);[.AM$1])) &gt; 0; &quot;[&quot;&amp;INDIRECT(ADDRESS(ROW([.AM14]);[.AM$1]))&amp;&quot;,&quot;&amp;INDIRECT(ADDRESS(ROW([.AM14]);[.AM$1]+1))&amp;&quot;]&quot;; &quot;&quot;)">
            <text:p/>
          </table:table-cell>
          <table:table-cell table:formula="of:=IF(INDIRECT(ADDRESS(ROW([.AN14]);[.AN$1])) &gt; 0; &quot;[&quot;&amp;INDIRECT(ADDRESS(ROW([.AN14]);[.AN$1]))&amp;&quot;,&quot;&amp;INDIRECT(ADDRESS(ROW([.AN14]);[.AN$1]+1))&amp;&quot;]&quot;; &quot;&quot;)">
            <text:p/>
          </table:table-cell>
          <table:table-cell/>
          <table:table-cell table:formula="of:=&quot;Polygon([&quot;&amp;COM.MICROSOFT.TEXTJOIN(&quot;,&quot;;1;[.AB14:.AN14])&amp;&quot;]),&quot;" office:value-type="string" office:string-value="Polygon([[644,368],[590,351],[612,329],[663,343]])," calcext:value-type="string">
            <text:p>Polygon([[644,368],[590,351],[612,329],[663,343]]),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30" calcext:value-type="float">
            <text:p>530</text:p>
          </table:table-cell>
          <table:table-cell office:value-type="float" office:value="581" calcext:value-type="float">
            <text:p>581</text:p>
          </table:table-cell>
          <table:table-cell table:number-columns-repeated="19"/>
          <table:table-cell table:formula="of:=IF(INDIRECT(ADDRESS(ROW([.AB15]);[.AB$1])) &gt; 0; &quot;[&quot;&amp;INDIRECT(ADDRESS(ROW([.AB15]);[.AB$1]))&amp;&quot;,&quot;&amp;INDIRECT(ADDRESS(ROW([.AB15]);[.AB$1]+1))&amp;&quot;]&quot;; &quot;&quot;)" office:value-type="string" office:string-value="[399,545]" calcext:value-type="string">
            <text:p>[399,545]</text:p>
          </table:table-cell>
          <table:table-cell table:formula="of:=IF(INDIRECT(ADDRESS(ROW([.AC15]);[.AC$1])) &gt; 0; &quot;[&quot;&amp;INDIRECT(ADDRESS(ROW([.AC15]);[.AC$1]))&amp;&quot;,&quot;&amp;INDIRECT(ADDRESS(ROW([.AC15]);[.AC$1]+1))&amp;&quot;]&quot;; &quot;&quot;)" office:value-type="string" office:string-value="[422,522]" calcext:value-type="string">
            <text:p>[422,522]</text:p>
          </table:table-cell>
          <table:table-cell table:formula="of:=IF(INDIRECT(ADDRESS(ROW([.AD15]);[.AD$1])) &gt; 0; &quot;[&quot;&amp;INDIRECT(ADDRESS(ROW([.AD15]);[.AD$1]))&amp;&quot;,&quot;&amp;INDIRECT(ADDRESS(ROW([.AD15]);[.AD$1]+1))&amp;&quot;]&quot;; &quot;&quot;)" office:value-type="string" office:string-value="[557,561]" calcext:value-type="string">
            <text:p>[557,561]</text:p>
          </table:table-cell>
          <table:table-cell table:formula="of:=IF(INDIRECT(ADDRESS(ROW([.AE15]);[.AE$1])) &gt; 0; &quot;[&quot;&amp;INDIRECT(ADDRESS(ROW([.AE15]);[.AE$1]))&amp;&quot;,&quot;&amp;INDIRECT(ADDRESS(ROW([.AE15]);[.AE$1]+1))&amp;&quot;]&quot;; &quot;&quot;)" office:value-type="string" office:string-value="[530,581]" calcext:value-type="string">
            <text:p>[530,581]</text:p>
          </table:table-cell>
          <table:table-cell table:formula="of:=IF(INDIRECT(ADDRESS(ROW([.AF15]);[.AF$1])) &gt; 0; &quot;[&quot;&amp;INDIRECT(ADDRESS(ROW([.AF15]);[.AF$1]))&amp;&quot;,&quot;&amp;INDIRECT(ADDRESS(ROW([.AF15]);[.AF$1]+1))&amp;&quot;]&quot;; &quot;&quot;)">
            <text:p/>
          </table:table-cell>
          <table:table-cell table:formula="of:=IF(INDIRECT(ADDRESS(ROW([.AG15]);[.AG$1])) &gt; 0; &quot;[&quot;&amp;INDIRECT(ADDRESS(ROW([.AG15]);[.AG$1]))&amp;&quot;,&quot;&amp;INDIRECT(ADDRESS(ROW([.AG15]);[.AG$1]+1))&amp;&quot;]&quot;; &quot;&quot;)">
            <text:p/>
          </table:table-cell>
          <table:table-cell table:formula="of:=IF(INDIRECT(ADDRESS(ROW([.AH15]);[.AH$1])) &gt; 0; &quot;[&quot;&amp;INDIRECT(ADDRESS(ROW([.AH15]);[.AH$1]))&amp;&quot;,&quot;&amp;INDIRECT(ADDRESS(ROW([.AH15]);[.AH$1]+1))&amp;&quot;]&quot;; &quot;&quot;)">
            <text:p/>
          </table:table-cell>
          <table:table-cell table:formula="of:=IF(INDIRECT(ADDRESS(ROW([.AI15]);[.AI$1])) &gt; 0; &quot;[&quot;&amp;INDIRECT(ADDRESS(ROW([.AI15]);[.AI$1]))&amp;&quot;,&quot;&amp;INDIRECT(ADDRESS(ROW([.AI15]);[.AI$1]+1))&amp;&quot;]&quot;; &quot;&quot;)">
            <text:p/>
          </table:table-cell>
          <table:table-cell table:formula="of:=IF(INDIRECT(ADDRESS(ROW([.AJ15]);[.AJ$1])) &gt; 0; &quot;[&quot;&amp;INDIRECT(ADDRESS(ROW([.AJ15]);[.AJ$1]))&amp;&quot;,&quot;&amp;INDIRECT(ADDRESS(ROW([.AJ15]);[.AJ$1]+1))&amp;&quot;]&quot;; &quot;&quot;)">
            <text:p/>
          </table:table-cell>
          <table:table-cell table:formula="of:=IF(INDIRECT(ADDRESS(ROW([.AK15]);[.AK$1])) &gt; 0; &quot;[&quot;&amp;INDIRECT(ADDRESS(ROW([.AK15]);[.AK$1]))&amp;&quot;,&quot;&amp;INDIRECT(ADDRESS(ROW([.AK15]);[.AK$1]+1))&amp;&quot;]&quot;; &quot;&quot;)">
            <text:p/>
          </table:table-cell>
          <table:table-cell table:formula="of:=IF(INDIRECT(ADDRESS(ROW([.AL15]);[.AL$1])) &gt; 0; &quot;[&quot;&amp;INDIRECT(ADDRESS(ROW([.AL15]);[.AL$1]))&amp;&quot;,&quot;&amp;INDIRECT(ADDRESS(ROW([.AL15]);[.AL$1]+1))&amp;&quot;]&quot;; &quot;&quot;)">
            <text:p/>
          </table:table-cell>
          <table:table-cell table:formula="of:=IF(INDIRECT(ADDRESS(ROW([.AM15]);[.AM$1])) &gt; 0; &quot;[&quot;&amp;INDIRECT(ADDRESS(ROW([.AM15]);[.AM$1]))&amp;&quot;,&quot;&amp;INDIRECT(ADDRESS(ROW([.AM15]);[.AM$1]+1))&amp;&quot;]&quot;; &quot;&quot;)">
            <text:p/>
          </table:table-cell>
          <table:table-cell table:formula="of:=IF(INDIRECT(ADDRESS(ROW([.AN15]);[.AN$1])) &gt; 0; &quot;[&quot;&amp;INDIRECT(ADDRESS(ROW([.AN15]);[.AN$1]))&amp;&quot;,&quot;&amp;INDIRECT(ADDRESS(ROW([.AN15]);[.AN$1]+1))&amp;&quot;]&quot;; &quot;&quot;)">
            <text:p/>
          </table:table-cell>
          <table:table-cell/>
          <table:table-cell table:formula="of:=&quot;Polygon([&quot;&amp;COM.MICROSOFT.TEXTJOIN(&quot;,&quot;;1;[.AB15:.AN15])&amp;&quot;]),&quot;" office:value-type="string" office:string-value="Polygon([[399,545],[422,522],[557,561],[530,581]])," calcext:value-type="string">
            <text:p>Polygon([[399,545],[422,522],[557,561],[530,581]]),</text:p>
          </table:table-cell>
          <table:table-cell table:number-columns-repeated="2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4" calcext:value-type="float">
            <text:p>334</text:p>
          </table:table-cell>
          <table:table-cell office:value-type="float" office:value="624" calcext:value-type="float">
            <text:p>624</text:p>
          </table:table-cell>
          <table:table-cell office:value-type="float" office:value="319" calcext:value-type="float">
            <text:p>319</text:p>
          </table:table-cell>
          <table:table-cell office:value-type="float" office:value="665" calcext:value-type="float">
            <text:p>665</text:p>
          </table:table-cell>
          <table:table-cell office:value-type="float" office:value="330" calcext:value-type="float">
            <text:p>330</text:p>
          </table:table-cell>
          <table:table-cell office:value-type="float" office:value="654" calcext:value-type="float">
            <text:p>654</text:p>
          </table:table-cell>
          <table:table-cell office:value-type="float" office:value="34" calcext:value-type="float">
            <text:p>34</text:p>
          </table:table-cell>
          <table:table-cell table:number-columns-repeated="19"/>
          <table:table-cell table:formula="of:=IF(INDIRECT(ADDRESS(ROW([.AB16]);[.AB$1])) &gt; 0; &quot;[&quot;&amp;INDIRECT(ADDRESS(ROW([.AB16]);[.AB$1]))&amp;&quot;,&quot;&amp;INDIRECT(ADDRESS(ROW([.AB16]);[.AB$1]+1))&amp;&quot;]&quot;; &quot;&quot;)" office:value-type="string" office:string-value="[612,334]" calcext:value-type="string">
            <text:p>[612,334]</text:p>
          </table:table-cell>
          <table:table-cell table:formula="of:=IF(INDIRECT(ADDRESS(ROW([.AC16]);[.AC$1])) &gt; 0; &quot;[&quot;&amp;INDIRECT(ADDRESS(ROW([.AC16]);[.AC$1]))&amp;&quot;,&quot;&amp;INDIRECT(ADDRESS(ROW([.AC16]);[.AC$1]+1))&amp;&quot;]&quot;; &quot;&quot;)" office:value-type="string" office:string-value="[624,319]" calcext:value-type="string">
            <text:p>[624,319]</text:p>
          </table:table-cell>
          <table:table-cell table:formula="of:=IF(INDIRECT(ADDRESS(ROW([.AD16]);[.AD$1])) &gt; 0; &quot;[&quot;&amp;INDIRECT(ADDRESS(ROW([.AD16]);[.AD$1]))&amp;&quot;,&quot;&amp;INDIRECT(ADDRESS(ROW([.AD16]);[.AD$1]+1))&amp;&quot;]&quot;; &quot;&quot;)" office:value-type="string" office:string-value="[665,330]" calcext:value-type="string">
            <text:p>[665,330]</text:p>
          </table:table-cell>
          <table:table-cell table:formula="of:=IF(INDIRECT(ADDRESS(ROW([.AE16]);[.AE$1])) &gt; 0; &quot;[&quot;&amp;INDIRECT(ADDRESS(ROW([.AE16]);[.AE$1]))&amp;&quot;,&quot;&amp;INDIRECT(ADDRESS(ROW([.AE16]);[.AE$1]+1))&amp;&quot;]&quot;; &quot;&quot;)" office:value-type="string" office:string-value="[654,34]" calcext:value-type="string">
            <text:p>[654,34]</text:p>
          </table:table-cell>
          <table:table-cell table:formula="of:=IF(INDIRECT(ADDRESS(ROW([.AF16]);[.AF$1])) &gt; 0; &quot;[&quot;&amp;INDIRECT(ADDRESS(ROW([.AF16]);[.AF$1]))&amp;&quot;,&quot;&amp;INDIRECT(ADDRESS(ROW([.AF16]);[.AF$1]+1))&amp;&quot;]&quot;; &quot;&quot;)">
            <text:p/>
          </table:table-cell>
          <table:table-cell table:formula="of:=IF(INDIRECT(ADDRESS(ROW([.AG16]);[.AG$1])) &gt; 0; &quot;[&quot;&amp;INDIRECT(ADDRESS(ROW([.AG16]);[.AG$1]))&amp;&quot;,&quot;&amp;INDIRECT(ADDRESS(ROW([.AG16]);[.AG$1]+1))&amp;&quot;]&quot;; &quot;&quot;)">
            <text:p/>
          </table:table-cell>
          <table:table-cell table:formula="of:=IF(INDIRECT(ADDRESS(ROW([.AH16]);[.AH$1])) &gt; 0; &quot;[&quot;&amp;INDIRECT(ADDRESS(ROW([.AH16]);[.AH$1]))&amp;&quot;,&quot;&amp;INDIRECT(ADDRESS(ROW([.AH16]);[.AH$1]+1))&amp;&quot;]&quot;; &quot;&quot;)">
            <text:p/>
          </table:table-cell>
          <table:table-cell table:formula="of:=IF(INDIRECT(ADDRESS(ROW([.AI16]);[.AI$1])) &gt; 0; &quot;[&quot;&amp;INDIRECT(ADDRESS(ROW([.AI16]);[.AI$1]))&amp;&quot;,&quot;&amp;INDIRECT(ADDRESS(ROW([.AI16]);[.AI$1]+1))&amp;&quot;]&quot;; &quot;&quot;)">
            <text:p/>
          </table:table-cell>
          <table:table-cell table:formula="of:=IF(INDIRECT(ADDRESS(ROW([.AJ16]);[.AJ$1])) &gt; 0; &quot;[&quot;&amp;INDIRECT(ADDRESS(ROW([.AJ16]);[.AJ$1]))&amp;&quot;,&quot;&amp;INDIRECT(ADDRESS(ROW([.AJ16]);[.AJ$1]+1))&amp;&quot;]&quot;; &quot;&quot;)">
            <text:p/>
          </table:table-cell>
          <table:table-cell table:formula="of:=IF(INDIRECT(ADDRESS(ROW([.AK16]);[.AK$1])) &gt; 0; &quot;[&quot;&amp;INDIRECT(ADDRESS(ROW([.AK16]);[.AK$1]))&amp;&quot;,&quot;&amp;INDIRECT(ADDRESS(ROW([.AK16]);[.AK$1]+1))&amp;&quot;]&quot;; &quot;&quot;)">
            <text:p/>
          </table:table-cell>
          <table:table-cell table:formula="of:=IF(INDIRECT(ADDRESS(ROW([.AL16]);[.AL$1])) &gt; 0; &quot;[&quot;&amp;INDIRECT(ADDRESS(ROW([.AL16]);[.AL$1]))&amp;&quot;,&quot;&amp;INDIRECT(ADDRESS(ROW([.AL16]);[.AL$1]+1))&amp;&quot;]&quot;; &quot;&quot;)">
            <text:p/>
          </table:table-cell>
          <table:table-cell table:formula="of:=IF(INDIRECT(ADDRESS(ROW([.AM16]);[.AM$1])) &gt; 0; &quot;[&quot;&amp;INDIRECT(ADDRESS(ROW([.AM16]);[.AM$1]))&amp;&quot;,&quot;&amp;INDIRECT(ADDRESS(ROW([.AM16]);[.AM$1]+1))&amp;&quot;]&quot;; &quot;&quot;)">
            <text:p/>
          </table:table-cell>
          <table:table-cell table:formula="of:=IF(INDIRECT(ADDRESS(ROW([.AN16]);[.AN$1])) &gt; 0; &quot;[&quot;&amp;INDIRECT(ADDRESS(ROW([.AN16]);[.AN$1]))&amp;&quot;,&quot;&amp;INDIRECT(ADDRESS(ROW([.AN16]);[.AN$1]+1))&amp;&quot;]&quot;; &quot;&quot;)">
            <text:p/>
          </table:table-cell>
          <table:table-cell/>
          <table:table-cell table:formula="of:=&quot;Polygon([&quot;&amp;COM.MICROSOFT.TEXTJOIN(&quot;,&quot;;1;[.AB16:.AN16])&amp;&quot;]),&quot;" office:value-type="string" office:string-value="Polygon([[612,334],[624,319],[665,330],[654,34]])," calcext:value-type="string">
            <text:p>Polygon([[612,334],[624,319],[665,330],[654,34]]),</text:p>
          </table:table-cell>
          <table:table-cell table:number-columns-repeated="2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72" calcext:value-type="float">
            <text:p>372</text:p>
          </table:table-cell>
          <table:table-cell office:value-type="float" office:value="659" calcext:value-type="float">
            <text:p>659</text:p>
          </table:table-cell>
          <table:table-cell office:value-type="float" office:value="350" calcext:value-type="float">
            <text:p>350</text:p>
          </table:table-cell>
          <table:table-cell office:value-type="float" office:value="676" calcext:value-type="float">
            <text:p>676</text:p>
          </table:table-cell>
          <table:table-cell office:value-type="float" office:value="326" calcext:value-type="float">
            <text:p>326</text:p>
          </table:table-cell>
          <table:table-cell office:value-type="float" office:value="624" calcext:value-type="float">
            <text:p>624</text:p>
          </table:table-cell>
          <table:table-cell office:value-type="float" office:value="314" calcext:value-type="float">
            <text:p>314</text:p>
          </table:table-cell>
          <table:table-cell office:value-type="float" office:value="607" calcext:value-type="float">
            <text:p>607</text:p>
          </table:table-cell>
          <table:table-cell office:value-type="float" office:value="334" calcext:value-type="float">
            <text:p>334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  <table:table-cell office:value-type="float" office:value="479" calcext:value-type="float">
            <text:p>479</text:p>
          </table:table-cell>
          <table:table-cell office:value-type="float" office:value="106" calcext:value-type="float">
            <text:p>106</text:p>
          </table:table-cell>
          <table:table-cell office:value-type="float" office:value="799" calcext:value-type="float">
            <text:p>799</text:p>
          </table:table-cell>
          <table:table-cell office:value-type="float" office:value="197" calcext:value-type="float">
            <text:p>197</text:p>
          </table:table-cell>
          <table:table-cell office:value-type="float" office:value="799" calcext:value-type="float">
            <text:p>799</text:p>
          </table:table-cell>
          <table:table-cell office:value-type="float" office:value="322" calcext:value-type="float">
            <text:p>322</text:p>
          </table:table-cell>
          <table:table-cell table:number-columns-repeated="9"/>
          <table:table-cell table:formula="of:=IF(INDIRECT(ADDRESS(ROW([.AB17]);[.AB$1])) &gt; 0; &quot;[&quot;&amp;INDIRECT(ADDRESS(ROW([.AB17]);[.AB$1]))&amp;&quot;,&quot;&amp;INDIRECT(ADDRESS(ROW([.AB17]);[.AB$1]+1))&amp;&quot;]&quot;; &quot;&quot;)" office:value-type="string" office:string-value="[739,372]" calcext:value-type="string">
            <text:p>[739,372]</text:p>
          </table:table-cell>
          <table:table-cell table:formula="of:=IF(INDIRECT(ADDRESS(ROW([.AC17]);[.AC$1])) &gt; 0; &quot;[&quot;&amp;INDIRECT(ADDRESS(ROW([.AC17]);[.AC$1]))&amp;&quot;,&quot;&amp;INDIRECT(ADDRESS(ROW([.AC17]);[.AC$1]+1))&amp;&quot;]&quot;; &quot;&quot;)" office:value-type="string" office:string-value="[659,350]" calcext:value-type="string">
            <text:p>[659,350]</text:p>
          </table:table-cell>
          <table:table-cell table:formula="of:=IF(INDIRECT(ADDRESS(ROW([.AD17]);[.AD$1])) &gt; 0; &quot;[&quot;&amp;INDIRECT(ADDRESS(ROW([.AD17]);[.AD$1]))&amp;&quot;,&quot;&amp;INDIRECT(ADDRESS(ROW([.AD17]);[.AD$1]+1))&amp;&quot;]&quot;; &quot;&quot;)" office:value-type="string" office:string-value="[676,326]" calcext:value-type="string">
            <text:p>[676,326]</text:p>
          </table:table-cell>
          <table:table-cell table:formula="of:=IF(INDIRECT(ADDRESS(ROW([.AE17]);[.AE$1])) &gt; 0; &quot;[&quot;&amp;INDIRECT(ADDRESS(ROW([.AE17]);[.AE$1]))&amp;&quot;,&quot;&amp;INDIRECT(ADDRESS(ROW([.AE17]);[.AE$1]+1))&amp;&quot;]&quot;; &quot;&quot;)" office:value-type="string" office:string-value="[624,314]" calcext:value-type="string">
            <text:p>[624,314]</text:p>
          </table:table-cell>
          <table:table-cell table:formula="of:=IF(INDIRECT(ADDRESS(ROW([.AF17]);[.AF$1])) &gt; 0; &quot;[&quot;&amp;INDIRECT(ADDRESS(ROW([.AF17]);[.AF$1]))&amp;&quot;,&quot;&amp;INDIRECT(ADDRESS(ROW([.AF17]);[.AF$1]+1))&amp;&quot;]&quot;; &quot;&quot;)" office:value-type="string" office:string-value="[607,334]" calcext:value-type="string">
            <text:p>[607,334]</text:p>
          </table:table-cell>
          <table:table-cell table:formula="of:=IF(INDIRECT(ADDRESS(ROW([.AG17]);[.AG$1])) &gt; 0; &quot;[&quot;&amp;INDIRECT(ADDRESS(ROW([.AG17]);[.AG$1]))&amp;&quot;,&quot;&amp;INDIRECT(ADDRESS(ROW([.AG17]);[.AG$1]+1))&amp;&quot;]&quot;; &quot;&quot;)" office:value-type="string" office:string-value="[315,250]" calcext:value-type="string">
            <text:p>[315,250]</text:p>
          </table:table-cell>
          <table:table-cell table:formula="of:=IF(INDIRECT(ADDRESS(ROW([.AH17]);[.AH$1])) &gt; 0; &quot;[&quot;&amp;INDIRECT(ADDRESS(ROW([.AH17]);[.AH$1]))&amp;&quot;,&quot;&amp;INDIRECT(ADDRESS(ROW([.AH17]);[.AH$1]+1))&amp;&quot;]&quot;; &quot;&quot;)" office:value-type="string" office:string-value="[479,106]" calcext:value-type="string">
            <text:p>[479,106]</text:p>
          </table:table-cell>
          <table:table-cell table:formula="of:=IF(INDIRECT(ADDRESS(ROW([.AI17]);[.AI$1])) &gt; 0; &quot;[&quot;&amp;INDIRECT(ADDRESS(ROW([.AI17]);[.AI$1]))&amp;&quot;,&quot;&amp;INDIRECT(ADDRESS(ROW([.AI17]);[.AI$1]+1))&amp;&quot;]&quot;; &quot;&quot;)" office:value-type="string" office:string-value="[799,197]" calcext:value-type="string">
            <text:p>[799,197]</text:p>
          </table:table-cell>
          <table:table-cell table:formula="of:=IF(INDIRECT(ADDRESS(ROW([.AJ17]);[.AJ$1])) &gt; 0; &quot;[&quot;&amp;INDIRECT(ADDRESS(ROW([.AJ17]);[.AJ$1]))&amp;&quot;,&quot;&amp;INDIRECT(ADDRESS(ROW([.AJ17]);[.AJ$1]+1))&amp;&quot;]&quot;; &quot;&quot;)" office:value-type="string" office:string-value="[799,322]" calcext:value-type="string">
            <text:p>[799,322]</text:p>
          </table:table-cell>
          <table:table-cell table:formula="of:=IF(INDIRECT(ADDRESS(ROW([.AK17]);[.AK$1])) &gt; 0; &quot;[&quot;&amp;INDIRECT(ADDRESS(ROW([.AK17]);[.AK$1]))&amp;&quot;,&quot;&amp;INDIRECT(ADDRESS(ROW([.AK17]);[.AK$1]+1))&amp;&quot;]&quot;; &quot;&quot;)">
            <text:p/>
          </table:table-cell>
          <table:table-cell table:formula="of:=IF(INDIRECT(ADDRESS(ROW([.AL17]);[.AL$1])) &gt; 0; &quot;[&quot;&amp;INDIRECT(ADDRESS(ROW([.AL17]);[.AL$1]))&amp;&quot;,&quot;&amp;INDIRECT(ADDRESS(ROW([.AL17]);[.AL$1]+1))&amp;&quot;]&quot;; &quot;&quot;)">
            <text:p/>
          </table:table-cell>
          <table:table-cell table:formula="of:=IF(INDIRECT(ADDRESS(ROW([.AM17]);[.AM$1])) &gt; 0; &quot;[&quot;&amp;INDIRECT(ADDRESS(ROW([.AM17]);[.AM$1]))&amp;&quot;,&quot;&amp;INDIRECT(ADDRESS(ROW([.AM17]);[.AM$1]+1))&amp;&quot;]&quot;; &quot;&quot;)">
            <text:p/>
          </table:table-cell>
          <table:table-cell table:formula="of:=IF(INDIRECT(ADDRESS(ROW([.AN17]);[.AN$1])) &gt; 0; &quot;[&quot;&amp;INDIRECT(ADDRESS(ROW([.AN17]);[.AN$1]))&amp;&quot;,&quot;&amp;INDIRECT(ADDRESS(ROW([.AN17]);[.AN$1]+1))&amp;&quot;]&quot;; &quot;&quot;)">
            <text:p/>
          </table:table-cell>
          <table:table-cell/>
          <table:table-cell table:formula="of:=&quot;Polygon([&quot;&amp;COM.MICROSOFT.TEXTJOIN(&quot;,&quot;;1;[.AB17:.AN17])&amp;&quot;]),&quot;" office:value-type="string" office:string-value="Polygon([[739,372],[659,350],[676,326],[624,314],[607,334],[315,250],[479,106],[799,197],[799,322]])," calcext:value-type="string">
            <text:p>Polygon([[739,372],[659,350],[676,326],[624,314],[607,334],[315,250],[479,106],[799,197],[799,322]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18]);[.AB$1])) &gt; 0; &quot;[&quot;&amp;INDIRECT(ADDRESS(ROW([.AB18]);[.AB$1]))&amp;&quot;,&quot;&amp;INDIRECT(ADDRESS(ROW([.AB18]);[.AB$1]+1))&amp;&quot;]&quot;; &quot;&quot;)">
            <text:p/>
          </table:table-cell>
          <table:table-cell table:formula="of:=IF(INDIRECT(ADDRESS(ROW([.AC18]);[.AC$1])) &gt; 0; &quot;[&quot;&amp;INDIRECT(ADDRESS(ROW([.AC18]);[.AC$1]))&amp;&quot;,&quot;&amp;INDIRECT(ADDRESS(ROW([.AC18]);[.AC$1]+1))&amp;&quot;]&quot;; &quot;&quot;)">
            <text:p/>
          </table:table-cell>
          <table:table-cell table:formula="of:=IF(INDIRECT(ADDRESS(ROW([.AD18]);[.AD$1])) &gt; 0; &quot;[&quot;&amp;INDIRECT(ADDRESS(ROW([.AD18]);[.AD$1]))&amp;&quot;,&quot;&amp;INDIRECT(ADDRESS(ROW([.AD18]);[.AD$1]+1))&amp;&quot;]&quot;; &quot;&quot;)">
            <text:p/>
          </table:table-cell>
          <table:table-cell table:formula="of:=IF(INDIRECT(ADDRESS(ROW([.AE18]);[.AE$1])) &gt; 0; &quot;[&quot;&amp;INDIRECT(ADDRESS(ROW([.AE18]);[.AE$1]))&amp;&quot;,&quot;&amp;INDIRECT(ADDRESS(ROW([.AE18]);[.AE$1]+1))&amp;&quot;]&quot;; &quot;&quot;)">
            <text:p/>
          </table:table-cell>
          <table:table-cell table:formula="of:=IF(INDIRECT(ADDRESS(ROW([.AF18]);[.AF$1])) &gt; 0; &quot;[&quot;&amp;INDIRECT(ADDRESS(ROW([.AF18]);[.AF$1]))&amp;&quot;,&quot;&amp;INDIRECT(ADDRESS(ROW([.AF18]);[.AF$1]+1))&amp;&quot;]&quot;; &quot;&quot;)">
            <text:p/>
          </table:table-cell>
          <table:table-cell table:formula="of:=IF(INDIRECT(ADDRESS(ROW([.AG18]);[.AG$1])) &gt; 0; &quot;[&quot;&amp;INDIRECT(ADDRESS(ROW([.AG18]);[.AG$1]))&amp;&quot;,&quot;&amp;INDIRECT(ADDRESS(ROW([.AG18]);[.AG$1]+1))&amp;&quot;]&quot;; &quot;&quot;)">
            <text:p/>
          </table:table-cell>
          <table:table-cell table:formula="of:=IF(INDIRECT(ADDRESS(ROW([.AH18]);[.AH$1])) &gt; 0; &quot;[&quot;&amp;INDIRECT(ADDRESS(ROW([.AH18]);[.AH$1]))&amp;&quot;,&quot;&amp;INDIRECT(ADDRESS(ROW([.AH18]);[.AH$1]+1))&amp;&quot;]&quot;; &quot;&quot;)">
            <text:p/>
          </table:table-cell>
          <table:table-cell table:formula="of:=IF(INDIRECT(ADDRESS(ROW([.AI18]);[.AI$1])) &gt; 0; &quot;[&quot;&amp;INDIRECT(ADDRESS(ROW([.AI18]);[.AI$1]))&amp;&quot;,&quot;&amp;INDIRECT(ADDRESS(ROW([.AI18]);[.AI$1]+1))&amp;&quot;]&quot;; &quot;&quot;)">
            <text:p/>
          </table:table-cell>
          <table:table-cell table:formula="of:=IF(INDIRECT(ADDRESS(ROW([.AJ18]);[.AJ$1])) &gt; 0; &quot;[&quot;&amp;INDIRECT(ADDRESS(ROW([.AJ18]);[.AJ$1]))&amp;&quot;,&quot;&amp;INDIRECT(ADDRESS(ROW([.AJ18]);[.AJ$1]+1))&amp;&quot;]&quot;; &quot;&quot;)">
            <text:p/>
          </table:table-cell>
          <table:table-cell table:formula="of:=IF(INDIRECT(ADDRESS(ROW([.AK18]);[.AK$1])) &gt; 0; &quot;[&quot;&amp;INDIRECT(ADDRESS(ROW([.AK18]);[.AK$1]))&amp;&quot;,&quot;&amp;INDIRECT(ADDRESS(ROW([.AK18]);[.AK$1]+1))&amp;&quot;]&quot;; &quot;&quot;)">
            <text:p/>
          </table:table-cell>
          <table:table-cell table:formula="of:=IF(INDIRECT(ADDRESS(ROW([.AL18]);[.AL$1])) &gt; 0; &quot;[&quot;&amp;INDIRECT(ADDRESS(ROW([.AL18]);[.AL$1]))&amp;&quot;,&quot;&amp;INDIRECT(ADDRESS(ROW([.AL18]);[.AL$1]+1))&amp;&quot;]&quot;; &quot;&quot;)">
            <text:p/>
          </table:table-cell>
          <table:table-cell table:formula="of:=IF(INDIRECT(ADDRESS(ROW([.AM18]);[.AM$1])) &gt; 0; &quot;[&quot;&amp;INDIRECT(ADDRESS(ROW([.AM18]);[.AM$1]))&amp;&quot;,&quot;&amp;INDIRECT(ADDRESS(ROW([.AM18]);[.AM$1]+1))&amp;&quot;]&quot;; &quot;&quot;)">
            <text:p/>
          </table:table-cell>
          <table:table-cell table:formula="of:=IF(INDIRECT(ADDRESS(ROW([.AN18]);[.AN$1])) &gt; 0; &quot;[&quot;&amp;INDIRECT(ADDRESS(ROW([.AN18]);[.AN$1]))&amp;&quot;,&quot;&amp;INDIRECT(ADDRESS(ROW([.AN18]);[.AN$1]+1))&amp;&quot;]&quot;; &quot;&quot;)">
            <text:p/>
          </table:table-cell>
          <table:table-cell/>
          <table:table-cell table:formula="of:=&quot;Polygon([&quot;&amp;COM.MICROSOFT.TEXTJOIN(&quot;,&quot;;1;[.AB18:.AN18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50" calcext:value-type="float">
            <text:p>350</text:p>
          </table:table-cell>
          <table:table-cell office:value-type="float" office:value="656" calcext:value-type="float">
            <text:p>656</text:p>
          </table:table-cell>
          <table:table-cell office:value-type="float" office:value="389" calcext:value-type="float">
            <text:p>389</text:p>
          </table:table-cell>
          <table:table-cell office:value-type="float" office:value="685" calcext:value-type="float">
            <text:p>685</text:p>
          </table:table-cell>
          <table:table-cell office:value-type="float" office:value="358" calcext:value-type="float">
            <text:p>358</text:p>
          </table:table-cell>
          <table:table-cell table:number-columns-repeated="21"/>
          <table:table-cell table:formula="of:=IF(INDIRECT(ADDRESS(ROW([.AB19]);[.AB$1])) &gt; 0; &quot;[&quot;&amp;INDIRECT(ADDRESS(ROW([.AB19]);[.AB$1]))&amp;&quot;,&quot;&amp;INDIRECT(ADDRESS(ROW([.AB19]);[.AB$1]+1))&amp;&quot;]&quot;; &quot;&quot;)" office:value-type="string" office:string-value="[658,350]" calcext:value-type="string">
            <text:p>[658,350]</text:p>
          </table:table-cell>
          <table:table-cell table:formula="of:=IF(INDIRECT(ADDRESS(ROW([.AC19]);[.AC$1])) &gt; 0; &quot;[&quot;&amp;INDIRECT(ADDRESS(ROW([.AC19]);[.AC$1]))&amp;&quot;,&quot;&amp;INDIRECT(ADDRESS(ROW([.AC19]);[.AC$1]+1))&amp;&quot;]&quot;; &quot;&quot;)" office:value-type="string" office:string-value="[656,389]" calcext:value-type="string">
            <text:p>[656,389]</text:p>
          </table:table-cell>
          <table:table-cell table:formula="of:=IF(INDIRECT(ADDRESS(ROW([.AD19]);[.AD$1])) &gt; 0; &quot;[&quot;&amp;INDIRECT(ADDRESS(ROW([.AD19]);[.AD$1]))&amp;&quot;,&quot;&amp;INDIRECT(ADDRESS(ROW([.AD19]);[.AD$1]+1))&amp;&quot;]&quot;; &quot;&quot;)" office:value-type="string" office:string-value="[685,358]" calcext:value-type="string">
            <text:p>[685,358]</text:p>
          </table:table-cell>
          <table:table-cell table:formula="of:=IF(INDIRECT(ADDRESS(ROW([.AE19]);[.AE$1])) &gt; 0; &quot;[&quot;&amp;INDIRECT(ADDRESS(ROW([.AE19]);[.AE$1]))&amp;&quot;,&quot;&amp;INDIRECT(ADDRESS(ROW([.AE19]);[.AE$1]+1))&amp;&quot;]&quot;; &quot;&quot;)">
            <text:p/>
          </table:table-cell>
          <table:table-cell table:formula="of:=IF(INDIRECT(ADDRESS(ROW([.AF19]);[.AF$1])) &gt; 0; &quot;[&quot;&amp;INDIRECT(ADDRESS(ROW([.AF19]);[.AF$1]))&amp;&quot;,&quot;&amp;INDIRECT(ADDRESS(ROW([.AF19]);[.AF$1]+1))&amp;&quot;]&quot;; &quot;&quot;)">
            <text:p/>
          </table:table-cell>
          <table:table-cell table:formula="of:=IF(INDIRECT(ADDRESS(ROW([.AG19]);[.AG$1])) &gt; 0; &quot;[&quot;&amp;INDIRECT(ADDRESS(ROW([.AG19]);[.AG$1]))&amp;&quot;,&quot;&amp;INDIRECT(ADDRESS(ROW([.AG19]);[.AG$1]+1))&amp;&quot;]&quot;; &quot;&quot;)">
            <text:p/>
          </table:table-cell>
          <table:table-cell table:formula="of:=IF(INDIRECT(ADDRESS(ROW([.AH19]);[.AH$1])) &gt; 0; &quot;[&quot;&amp;INDIRECT(ADDRESS(ROW([.AH19]);[.AH$1]))&amp;&quot;,&quot;&amp;INDIRECT(ADDRESS(ROW([.AH19]);[.AH$1]+1))&amp;&quot;]&quot;; &quot;&quot;)">
            <text:p/>
          </table:table-cell>
          <table:table-cell table:formula="of:=IF(INDIRECT(ADDRESS(ROW([.AI19]);[.AI$1])) &gt; 0; &quot;[&quot;&amp;INDIRECT(ADDRESS(ROW([.AI19]);[.AI$1]))&amp;&quot;,&quot;&amp;INDIRECT(ADDRESS(ROW([.AI19]);[.AI$1]+1))&amp;&quot;]&quot;; &quot;&quot;)">
            <text:p/>
          </table:table-cell>
          <table:table-cell table:formula="of:=IF(INDIRECT(ADDRESS(ROW([.AJ19]);[.AJ$1])) &gt; 0; &quot;[&quot;&amp;INDIRECT(ADDRESS(ROW([.AJ19]);[.AJ$1]))&amp;&quot;,&quot;&amp;INDIRECT(ADDRESS(ROW([.AJ19]);[.AJ$1]+1))&amp;&quot;]&quot;; &quot;&quot;)">
            <text:p/>
          </table:table-cell>
          <table:table-cell table:formula="of:=IF(INDIRECT(ADDRESS(ROW([.AK19]);[.AK$1])) &gt; 0; &quot;[&quot;&amp;INDIRECT(ADDRESS(ROW([.AK19]);[.AK$1]))&amp;&quot;,&quot;&amp;INDIRECT(ADDRESS(ROW([.AK19]);[.AK$1]+1))&amp;&quot;]&quot;; &quot;&quot;)">
            <text:p/>
          </table:table-cell>
          <table:table-cell table:formula="of:=IF(INDIRECT(ADDRESS(ROW([.AL19]);[.AL$1])) &gt; 0; &quot;[&quot;&amp;INDIRECT(ADDRESS(ROW([.AL19]);[.AL$1]))&amp;&quot;,&quot;&amp;INDIRECT(ADDRESS(ROW([.AL19]);[.AL$1]+1))&amp;&quot;]&quot;; &quot;&quot;)">
            <text:p/>
          </table:table-cell>
          <table:table-cell table:formula="of:=IF(INDIRECT(ADDRESS(ROW([.AM19]);[.AM$1])) &gt; 0; &quot;[&quot;&amp;INDIRECT(ADDRESS(ROW([.AM19]);[.AM$1]))&amp;&quot;,&quot;&amp;INDIRECT(ADDRESS(ROW([.AM19]);[.AM$1]+1))&amp;&quot;]&quot;; &quot;&quot;)">
            <text:p/>
          </table:table-cell>
          <table:table-cell table:formula="of:=IF(INDIRECT(ADDRESS(ROW([.AN19]);[.AN$1])) &gt; 0; &quot;[&quot;&amp;INDIRECT(ADDRESS(ROW([.AN19]);[.AN$1]))&amp;&quot;,&quot;&amp;INDIRECT(ADDRESS(ROW([.AN19]);[.AN$1]+1))&amp;&quot;]&quot;; &quot;&quot;)">
            <text:p/>
          </table:table-cell>
          <table:table-cell/>
          <table:table-cell table:formula="of:=&quot;Polygon([&quot;&amp;COM.MICROSOFT.TEXTJOIN(&quot;,&quot;;1;[.AB19:.AN19])&amp;&quot;]),&quot;" office:value-type="string" office:string-value="Polygon([[658,350],[656,389],[685,358]])," calcext:value-type="string">
            <text:p>Polygon([[658,350],[656,389],[685,358]]),</text:p>
          </table:table-cell>
          <table:table-cell table:number-columns-repeated="2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11" calcext:value-type="float">
            <text:p>311</text:p>
          </table:table-cell>
          <table:table-cell office:value-type="float" office:value="594" calcext:value-type="float">
            <text:p>594</text:p>
          </table:table-cell>
          <table:table-cell office:value-type="float" office:value="340" calcext:value-type="float">
            <text:p>340</text:p>
          </table:table-cell>
          <table:table-cell office:value-type="float" office:value="659" calcext:value-type="float">
            <text:p>659</text:p>
          </table:table-cell>
          <table:table-cell office:value-type="float" office:value="360" calcext:value-type="float">
            <text:p>360</text:p>
          </table:table-cell>
          <table:table-cell office:value-type="float" office:value="681" calcext:value-type="float">
            <text:p>681</text:p>
          </table:table-cell>
          <table:table-cell office:value-type="float" office:value="326" calcext:value-type="float">
            <text:p>326</text:p>
          </table:table-cell>
          <table:table-cell table:number-columns-repeated="19"/>
          <table:table-cell table:formula="of:=IF(INDIRECT(ADDRESS(ROW([.AB20]);[.AB$1])) &gt; 0; &quot;[&quot;&amp;INDIRECT(ADDRESS(ROW([.AB20]);[.AB$1]))&amp;&quot;,&quot;&amp;INDIRECT(ADDRESS(ROW([.AB20]);[.AB$1]+1))&amp;&quot;]&quot;; &quot;&quot;)" office:value-type="string" office:string-value="[619,311]" calcext:value-type="string">
            <text:p>[619,311]</text:p>
          </table:table-cell>
          <table:table-cell table:formula="of:=IF(INDIRECT(ADDRESS(ROW([.AC20]);[.AC$1])) &gt; 0; &quot;[&quot;&amp;INDIRECT(ADDRESS(ROW([.AC20]);[.AC$1]))&amp;&quot;,&quot;&amp;INDIRECT(ADDRESS(ROW([.AC20]);[.AC$1]+1))&amp;&quot;]&quot;; &quot;&quot;)" office:value-type="string" office:string-value="[594,340]" calcext:value-type="string">
            <text:p>[594,340]</text:p>
          </table:table-cell>
          <table:table-cell table:formula="of:=IF(INDIRECT(ADDRESS(ROW([.AD20]);[.AD$1])) &gt; 0; &quot;[&quot;&amp;INDIRECT(ADDRESS(ROW([.AD20]);[.AD$1]))&amp;&quot;,&quot;&amp;INDIRECT(ADDRESS(ROW([.AD20]);[.AD$1]+1))&amp;&quot;]&quot;; &quot;&quot;)" office:value-type="string" office:string-value="[659,360]" calcext:value-type="string">
            <text:p>[659,360]</text:p>
          </table:table-cell>
          <table:table-cell table:formula="of:=IF(INDIRECT(ADDRESS(ROW([.AE20]);[.AE$1])) &gt; 0; &quot;[&quot;&amp;INDIRECT(ADDRESS(ROW([.AE20]);[.AE$1]))&amp;&quot;,&quot;&amp;INDIRECT(ADDRESS(ROW([.AE20]);[.AE$1]+1))&amp;&quot;]&quot;; &quot;&quot;)" office:value-type="string" office:string-value="[681,326]" calcext:value-type="string">
            <text:p>[681,326]</text:p>
          </table:table-cell>
          <table:table-cell table:formula="of:=IF(INDIRECT(ADDRESS(ROW([.AF20]);[.AF$1])) &gt; 0; &quot;[&quot;&amp;INDIRECT(ADDRESS(ROW([.AF20]);[.AF$1]))&amp;&quot;,&quot;&amp;INDIRECT(ADDRESS(ROW([.AF20]);[.AF$1]+1))&amp;&quot;]&quot;; &quot;&quot;)">
            <text:p/>
          </table:table-cell>
          <table:table-cell table:formula="of:=IF(INDIRECT(ADDRESS(ROW([.AG20]);[.AG$1])) &gt; 0; &quot;[&quot;&amp;INDIRECT(ADDRESS(ROW([.AG20]);[.AG$1]))&amp;&quot;,&quot;&amp;INDIRECT(ADDRESS(ROW([.AG20]);[.AG$1]+1))&amp;&quot;]&quot;; &quot;&quot;)">
            <text:p/>
          </table:table-cell>
          <table:table-cell table:formula="of:=IF(INDIRECT(ADDRESS(ROW([.AH20]);[.AH$1])) &gt; 0; &quot;[&quot;&amp;INDIRECT(ADDRESS(ROW([.AH20]);[.AH$1]))&amp;&quot;,&quot;&amp;INDIRECT(ADDRESS(ROW([.AH20]);[.AH$1]+1))&amp;&quot;]&quot;; &quot;&quot;)">
            <text:p/>
          </table:table-cell>
          <table:table-cell table:formula="of:=IF(INDIRECT(ADDRESS(ROW([.AI20]);[.AI$1])) &gt; 0; &quot;[&quot;&amp;INDIRECT(ADDRESS(ROW([.AI20]);[.AI$1]))&amp;&quot;,&quot;&amp;INDIRECT(ADDRESS(ROW([.AI20]);[.AI$1]+1))&amp;&quot;]&quot;; &quot;&quot;)">
            <text:p/>
          </table:table-cell>
          <table:table-cell table:formula="of:=IF(INDIRECT(ADDRESS(ROW([.AJ20]);[.AJ$1])) &gt; 0; &quot;[&quot;&amp;INDIRECT(ADDRESS(ROW([.AJ20]);[.AJ$1]))&amp;&quot;,&quot;&amp;INDIRECT(ADDRESS(ROW([.AJ20]);[.AJ$1]+1))&amp;&quot;]&quot;; &quot;&quot;)">
            <text:p/>
          </table:table-cell>
          <table:table-cell table:formula="of:=IF(INDIRECT(ADDRESS(ROW([.AK20]);[.AK$1])) &gt; 0; &quot;[&quot;&amp;INDIRECT(ADDRESS(ROW([.AK20]);[.AK$1]))&amp;&quot;,&quot;&amp;INDIRECT(ADDRESS(ROW([.AK20]);[.AK$1]+1))&amp;&quot;]&quot;; &quot;&quot;)">
            <text:p/>
          </table:table-cell>
          <table:table-cell table:formula="of:=IF(INDIRECT(ADDRESS(ROW([.AL20]);[.AL$1])) &gt; 0; &quot;[&quot;&amp;INDIRECT(ADDRESS(ROW([.AL20]);[.AL$1]))&amp;&quot;,&quot;&amp;INDIRECT(ADDRESS(ROW([.AL20]);[.AL$1]+1))&amp;&quot;]&quot;; &quot;&quot;)">
            <text:p/>
          </table:table-cell>
          <table:table-cell table:formula="of:=IF(INDIRECT(ADDRESS(ROW([.AM20]);[.AM$1])) &gt; 0; &quot;[&quot;&amp;INDIRECT(ADDRESS(ROW([.AM20]);[.AM$1]))&amp;&quot;,&quot;&amp;INDIRECT(ADDRESS(ROW([.AM20]);[.AM$1]+1))&amp;&quot;]&quot;; &quot;&quot;)">
            <text:p/>
          </table:table-cell>
          <table:table-cell table:formula="of:=IF(INDIRECT(ADDRESS(ROW([.AN20]);[.AN$1])) &gt; 0; &quot;[&quot;&amp;INDIRECT(ADDRESS(ROW([.AN20]);[.AN$1]))&amp;&quot;,&quot;&amp;INDIRECT(ADDRESS(ROW([.AN20]);[.AN$1]+1))&amp;&quot;]&quot;; &quot;&quot;)">
            <text:p/>
          </table:table-cell>
          <table:table-cell/>
          <table:table-cell table:formula="of:=&quot;Polygon([&quot;&amp;COM.MICROSOFT.TEXTJOIN(&quot;,&quot;;1;[.AB20:.AN20])&amp;&quot;]),&quot;" office:value-type="string" office:string-value="Polygon([[619,311],[594,340],[659,360],[681,326]])," calcext:value-type="string">
            <text:p>Polygon([[619,311],[594,340],[659,360],[681,326]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1]);[.AB$1])) &gt; 0; &quot;[&quot;&amp;INDIRECT(ADDRESS(ROW([.AB21]);[.AB$1]))&amp;&quot;,&quot;&amp;INDIRECT(ADDRESS(ROW([.AB21]);[.AB$1]+1))&amp;&quot;]&quot;; &quot;&quot;)">
            <text:p/>
          </table:table-cell>
          <table:table-cell table:formula="of:=IF(INDIRECT(ADDRESS(ROW([.AC21]);[.AC$1])) &gt; 0; &quot;[&quot;&amp;INDIRECT(ADDRESS(ROW([.AC21]);[.AC$1]))&amp;&quot;,&quot;&amp;INDIRECT(ADDRESS(ROW([.AC21]);[.AC$1]+1))&amp;&quot;]&quot;; &quot;&quot;)">
            <text:p/>
          </table:table-cell>
          <table:table-cell table:formula="of:=IF(INDIRECT(ADDRESS(ROW([.AD21]);[.AD$1])) &gt; 0; &quot;[&quot;&amp;INDIRECT(ADDRESS(ROW([.AD21]);[.AD$1]))&amp;&quot;,&quot;&amp;INDIRECT(ADDRESS(ROW([.AD21]);[.AD$1]+1))&amp;&quot;]&quot;; &quot;&quot;)">
            <text:p/>
          </table:table-cell>
          <table:table-cell table:formula="of:=IF(INDIRECT(ADDRESS(ROW([.AE21]);[.AE$1])) &gt; 0; &quot;[&quot;&amp;INDIRECT(ADDRESS(ROW([.AE21]);[.AE$1]))&amp;&quot;,&quot;&amp;INDIRECT(ADDRESS(ROW([.AE21]);[.AE$1]+1))&amp;&quot;]&quot;; &quot;&quot;)">
            <text:p/>
          </table:table-cell>
          <table:table-cell table:formula="of:=IF(INDIRECT(ADDRESS(ROW([.AF21]);[.AF$1])) &gt; 0; &quot;[&quot;&amp;INDIRECT(ADDRESS(ROW([.AF21]);[.AF$1]))&amp;&quot;,&quot;&amp;INDIRECT(ADDRESS(ROW([.AF21]);[.AF$1]+1))&amp;&quot;]&quot;; &quot;&quot;)">
            <text:p/>
          </table:table-cell>
          <table:table-cell table:formula="of:=IF(INDIRECT(ADDRESS(ROW([.AG21]);[.AG$1])) &gt; 0; &quot;[&quot;&amp;INDIRECT(ADDRESS(ROW([.AG21]);[.AG$1]))&amp;&quot;,&quot;&amp;INDIRECT(ADDRESS(ROW([.AG21]);[.AG$1]+1))&amp;&quot;]&quot;; &quot;&quot;)">
            <text:p/>
          </table:table-cell>
          <table:table-cell table:formula="of:=IF(INDIRECT(ADDRESS(ROW([.AH21]);[.AH$1])) &gt; 0; &quot;[&quot;&amp;INDIRECT(ADDRESS(ROW([.AH21]);[.AH$1]))&amp;&quot;,&quot;&amp;INDIRECT(ADDRESS(ROW([.AH21]);[.AH$1]+1))&amp;&quot;]&quot;; &quot;&quot;)">
            <text:p/>
          </table:table-cell>
          <table:table-cell table:formula="of:=IF(INDIRECT(ADDRESS(ROW([.AI21]);[.AI$1])) &gt; 0; &quot;[&quot;&amp;INDIRECT(ADDRESS(ROW([.AI21]);[.AI$1]))&amp;&quot;,&quot;&amp;INDIRECT(ADDRESS(ROW([.AI21]);[.AI$1]+1))&amp;&quot;]&quot;; &quot;&quot;)">
            <text:p/>
          </table:table-cell>
          <table:table-cell table:formula="of:=IF(INDIRECT(ADDRESS(ROW([.AJ21]);[.AJ$1])) &gt; 0; &quot;[&quot;&amp;INDIRECT(ADDRESS(ROW([.AJ21]);[.AJ$1]))&amp;&quot;,&quot;&amp;INDIRECT(ADDRESS(ROW([.AJ21]);[.AJ$1]+1))&amp;&quot;]&quot;; &quot;&quot;)">
            <text:p/>
          </table:table-cell>
          <table:table-cell table:formula="of:=IF(INDIRECT(ADDRESS(ROW([.AK21]);[.AK$1])) &gt; 0; &quot;[&quot;&amp;INDIRECT(ADDRESS(ROW([.AK21]);[.AK$1]))&amp;&quot;,&quot;&amp;INDIRECT(ADDRESS(ROW([.AK21]);[.AK$1]+1))&amp;&quot;]&quot;; &quot;&quot;)">
            <text:p/>
          </table:table-cell>
          <table:table-cell table:formula="of:=IF(INDIRECT(ADDRESS(ROW([.AL21]);[.AL$1])) &gt; 0; &quot;[&quot;&amp;INDIRECT(ADDRESS(ROW([.AL21]);[.AL$1]))&amp;&quot;,&quot;&amp;INDIRECT(ADDRESS(ROW([.AL21]);[.AL$1]+1))&amp;&quot;]&quot;; &quot;&quot;)">
            <text:p/>
          </table:table-cell>
          <table:table-cell table:formula="of:=IF(INDIRECT(ADDRESS(ROW([.AM21]);[.AM$1])) &gt; 0; &quot;[&quot;&amp;INDIRECT(ADDRESS(ROW([.AM21]);[.AM$1]))&amp;&quot;,&quot;&amp;INDIRECT(ADDRESS(ROW([.AM21]);[.AM$1]+1))&amp;&quot;]&quot;; &quot;&quot;)">
            <text:p/>
          </table:table-cell>
          <table:table-cell table:formula="of:=IF(INDIRECT(ADDRESS(ROW([.AN21]);[.AN$1])) &gt; 0; &quot;[&quot;&amp;INDIRECT(ADDRESS(ROW([.AN21]);[.AN$1]))&amp;&quot;,&quot;&amp;INDIRECT(ADDRESS(ROW([.AN21]);[.AN$1]+1))&amp;&quot;]&quot;; &quot;&quot;)">
            <text:p/>
          </table:table-cell>
          <table:table-cell/>
          <table:table-cell table:formula="of:=&quot;Polygon([&quot;&amp;COM.MICROSOFT.TEXTJOIN(&quot;,&quot;;1;[.AB21:.AN21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2]);[.AB$1])) &gt; 0; &quot;[&quot;&amp;INDIRECT(ADDRESS(ROW([.AB22]);[.AB$1]))&amp;&quot;,&quot;&amp;INDIRECT(ADDRESS(ROW([.AB22]);[.AB$1]+1))&amp;&quot;]&quot;; &quot;&quot;)">
            <text:p/>
          </table:table-cell>
          <table:table-cell table:formula="of:=IF(INDIRECT(ADDRESS(ROW([.AC22]);[.AC$1])) &gt; 0; &quot;[&quot;&amp;INDIRECT(ADDRESS(ROW([.AC22]);[.AC$1]))&amp;&quot;,&quot;&amp;INDIRECT(ADDRESS(ROW([.AC22]);[.AC$1]+1))&amp;&quot;]&quot;; &quot;&quot;)">
            <text:p/>
          </table:table-cell>
          <table:table-cell table:formula="of:=IF(INDIRECT(ADDRESS(ROW([.AD22]);[.AD$1])) &gt; 0; &quot;[&quot;&amp;INDIRECT(ADDRESS(ROW([.AD22]);[.AD$1]))&amp;&quot;,&quot;&amp;INDIRECT(ADDRESS(ROW([.AD22]);[.AD$1]+1))&amp;&quot;]&quot;; &quot;&quot;)">
            <text:p/>
          </table:table-cell>
          <table:table-cell table:formula="of:=IF(INDIRECT(ADDRESS(ROW([.AE22]);[.AE$1])) &gt; 0; &quot;[&quot;&amp;INDIRECT(ADDRESS(ROW([.AE22]);[.AE$1]))&amp;&quot;,&quot;&amp;INDIRECT(ADDRESS(ROW([.AE22]);[.AE$1]+1))&amp;&quot;]&quot;; &quot;&quot;)">
            <text:p/>
          </table:table-cell>
          <table:table-cell table:formula="of:=IF(INDIRECT(ADDRESS(ROW([.AF22]);[.AF$1])) &gt; 0; &quot;[&quot;&amp;INDIRECT(ADDRESS(ROW([.AF22]);[.AF$1]))&amp;&quot;,&quot;&amp;INDIRECT(ADDRESS(ROW([.AF22]);[.AF$1]+1))&amp;&quot;]&quot;; &quot;&quot;)">
            <text:p/>
          </table:table-cell>
          <table:table-cell table:formula="of:=IF(INDIRECT(ADDRESS(ROW([.AG22]);[.AG$1])) &gt; 0; &quot;[&quot;&amp;INDIRECT(ADDRESS(ROW([.AG22]);[.AG$1]))&amp;&quot;,&quot;&amp;INDIRECT(ADDRESS(ROW([.AG22]);[.AG$1]+1))&amp;&quot;]&quot;; &quot;&quot;)">
            <text:p/>
          </table:table-cell>
          <table:table-cell table:formula="of:=IF(INDIRECT(ADDRESS(ROW([.AH22]);[.AH$1])) &gt; 0; &quot;[&quot;&amp;INDIRECT(ADDRESS(ROW([.AH22]);[.AH$1]))&amp;&quot;,&quot;&amp;INDIRECT(ADDRESS(ROW([.AH22]);[.AH$1]+1))&amp;&quot;]&quot;; &quot;&quot;)">
            <text:p/>
          </table:table-cell>
          <table:table-cell table:formula="of:=IF(INDIRECT(ADDRESS(ROW([.AI22]);[.AI$1])) &gt; 0; &quot;[&quot;&amp;INDIRECT(ADDRESS(ROW([.AI22]);[.AI$1]))&amp;&quot;,&quot;&amp;INDIRECT(ADDRESS(ROW([.AI22]);[.AI$1]+1))&amp;&quot;]&quot;; &quot;&quot;)">
            <text:p/>
          </table:table-cell>
          <table:table-cell table:formula="of:=IF(INDIRECT(ADDRESS(ROW([.AJ22]);[.AJ$1])) &gt; 0; &quot;[&quot;&amp;INDIRECT(ADDRESS(ROW([.AJ22]);[.AJ$1]))&amp;&quot;,&quot;&amp;INDIRECT(ADDRESS(ROW([.AJ22]);[.AJ$1]+1))&amp;&quot;]&quot;; &quot;&quot;)">
            <text:p/>
          </table:table-cell>
          <table:table-cell table:formula="of:=IF(INDIRECT(ADDRESS(ROW([.AK22]);[.AK$1])) &gt; 0; &quot;[&quot;&amp;INDIRECT(ADDRESS(ROW([.AK22]);[.AK$1]))&amp;&quot;,&quot;&amp;INDIRECT(ADDRESS(ROW([.AK22]);[.AK$1]+1))&amp;&quot;]&quot;; &quot;&quot;)">
            <text:p/>
          </table:table-cell>
          <table:table-cell table:formula="of:=IF(INDIRECT(ADDRESS(ROW([.AL22]);[.AL$1])) &gt; 0; &quot;[&quot;&amp;INDIRECT(ADDRESS(ROW([.AL22]);[.AL$1]))&amp;&quot;,&quot;&amp;INDIRECT(ADDRESS(ROW([.AL22]);[.AL$1]+1))&amp;&quot;]&quot;; &quot;&quot;)">
            <text:p/>
          </table:table-cell>
          <table:table-cell table:formula="of:=IF(INDIRECT(ADDRESS(ROW([.AM22]);[.AM$1])) &gt; 0; &quot;[&quot;&amp;INDIRECT(ADDRESS(ROW([.AM22]);[.AM$1]))&amp;&quot;,&quot;&amp;INDIRECT(ADDRESS(ROW([.AM22]);[.AM$1]+1))&amp;&quot;]&quot;; &quot;&quot;)">
            <text:p/>
          </table:table-cell>
          <table:table-cell table:formula="of:=IF(INDIRECT(ADDRESS(ROW([.AN22]);[.AN$1])) &gt; 0; &quot;[&quot;&amp;INDIRECT(ADDRESS(ROW([.AN22]);[.AN$1]))&amp;&quot;,&quot;&amp;INDIRECT(ADDRESS(ROW([.AN22]);[.AN$1]+1))&amp;&quot;]&quot;; &quot;&quot;)">
            <text:p/>
          </table:table-cell>
          <table:table-cell/>
          <table:table-cell table:formula="of:=&quot;Polygon([&quot;&amp;COM.MICROSOFT.TEXTJOIN(&quot;,&quot;;1;[.AB22:.AN22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3]);[.AB$1])) &gt; 0; &quot;[&quot;&amp;INDIRECT(ADDRESS(ROW([.AB23]);[.AB$1]))&amp;&quot;,&quot;&amp;INDIRECT(ADDRESS(ROW([.AB23]);[.AB$1]+1))&amp;&quot;]&quot;; &quot;&quot;)">
            <text:p/>
          </table:table-cell>
          <table:table-cell table:formula="of:=IF(INDIRECT(ADDRESS(ROW([.AC23]);[.AC$1])) &gt; 0; &quot;[&quot;&amp;INDIRECT(ADDRESS(ROW([.AC23]);[.AC$1]))&amp;&quot;,&quot;&amp;INDIRECT(ADDRESS(ROW([.AC23]);[.AC$1]+1))&amp;&quot;]&quot;; &quot;&quot;)">
            <text:p/>
          </table:table-cell>
          <table:table-cell table:formula="of:=IF(INDIRECT(ADDRESS(ROW([.AD23]);[.AD$1])) &gt; 0; &quot;[&quot;&amp;INDIRECT(ADDRESS(ROW([.AD23]);[.AD$1]))&amp;&quot;,&quot;&amp;INDIRECT(ADDRESS(ROW([.AD23]);[.AD$1]+1))&amp;&quot;]&quot;; &quot;&quot;)">
            <text:p/>
          </table:table-cell>
          <table:table-cell table:formula="of:=IF(INDIRECT(ADDRESS(ROW([.AE23]);[.AE$1])) &gt; 0; &quot;[&quot;&amp;INDIRECT(ADDRESS(ROW([.AE23]);[.AE$1]))&amp;&quot;,&quot;&amp;INDIRECT(ADDRESS(ROW([.AE23]);[.AE$1]+1))&amp;&quot;]&quot;; &quot;&quot;)">
            <text:p/>
          </table:table-cell>
          <table:table-cell table:formula="of:=IF(INDIRECT(ADDRESS(ROW([.AF23]);[.AF$1])) &gt; 0; &quot;[&quot;&amp;INDIRECT(ADDRESS(ROW([.AF23]);[.AF$1]))&amp;&quot;,&quot;&amp;INDIRECT(ADDRESS(ROW([.AF23]);[.AF$1]+1))&amp;&quot;]&quot;; &quot;&quot;)">
            <text:p/>
          </table:table-cell>
          <table:table-cell table:formula="of:=IF(INDIRECT(ADDRESS(ROW([.AG23]);[.AG$1])) &gt; 0; &quot;[&quot;&amp;INDIRECT(ADDRESS(ROW([.AG23]);[.AG$1]))&amp;&quot;,&quot;&amp;INDIRECT(ADDRESS(ROW([.AG23]);[.AG$1]+1))&amp;&quot;]&quot;; &quot;&quot;)">
            <text:p/>
          </table:table-cell>
          <table:table-cell table:formula="of:=IF(INDIRECT(ADDRESS(ROW([.AH23]);[.AH$1])) &gt; 0; &quot;[&quot;&amp;INDIRECT(ADDRESS(ROW([.AH23]);[.AH$1]))&amp;&quot;,&quot;&amp;INDIRECT(ADDRESS(ROW([.AH23]);[.AH$1]+1))&amp;&quot;]&quot;; &quot;&quot;)">
            <text:p/>
          </table:table-cell>
          <table:table-cell table:formula="of:=IF(INDIRECT(ADDRESS(ROW([.AI23]);[.AI$1])) &gt; 0; &quot;[&quot;&amp;INDIRECT(ADDRESS(ROW([.AI23]);[.AI$1]))&amp;&quot;,&quot;&amp;INDIRECT(ADDRESS(ROW([.AI23]);[.AI$1]+1))&amp;&quot;]&quot;; &quot;&quot;)">
            <text:p/>
          </table:table-cell>
          <table:table-cell table:formula="of:=IF(INDIRECT(ADDRESS(ROW([.AJ23]);[.AJ$1])) &gt; 0; &quot;[&quot;&amp;INDIRECT(ADDRESS(ROW([.AJ23]);[.AJ$1]))&amp;&quot;,&quot;&amp;INDIRECT(ADDRESS(ROW([.AJ23]);[.AJ$1]+1))&amp;&quot;]&quot;; &quot;&quot;)">
            <text:p/>
          </table:table-cell>
          <table:table-cell table:formula="of:=IF(INDIRECT(ADDRESS(ROW([.AK23]);[.AK$1])) &gt; 0; &quot;[&quot;&amp;INDIRECT(ADDRESS(ROW([.AK23]);[.AK$1]))&amp;&quot;,&quot;&amp;INDIRECT(ADDRESS(ROW([.AK23]);[.AK$1]+1))&amp;&quot;]&quot;; &quot;&quot;)">
            <text:p/>
          </table:table-cell>
          <table:table-cell table:formula="of:=IF(INDIRECT(ADDRESS(ROW([.AL23]);[.AL$1])) &gt; 0; &quot;[&quot;&amp;INDIRECT(ADDRESS(ROW([.AL23]);[.AL$1]))&amp;&quot;,&quot;&amp;INDIRECT(ADDRESS(ROW([.AL23]);[.AL$1]+1))&amp;&quot;]&quot;; &quot;&quot;)">
            <text:p/>
          </table:table-cell>
          <table:table-cell table:formula="of:=IF(INDIRECT(ADDRESS(ROW([.AM23]);[.AM$1])) &gt; 0; &quot;[&quot;&amp;INDIRECT(ADDRESS(ROW([.AM23]);[.AM$1]))&amp;&quot;,&quot;&amp;INDIRECT(ADDRESS(ROW([.AM23]);[.AM$1]+1))&amp;&quot;]&quot;; &quot;&quot;)">
            <text:p/>
          </table:table-cell>
          <table:table-cell table:formula="of:=IF(INDIRECT(ADDRESS(ROW([.AN23]);[.AN$1])) &gt; 0; &quot;[&quot;&amp;INDIRECT(ADDRESS(ROW([.AN23]);[.AN$1]))&amp;&quot;,&quot;&amp;INDIRECT(ADDRESS(ROW([.AN23]);[.AN$1]+1))&amp;&quot;]&quot;; &quot;&quot;)">
            <text:p/>
          </table:table-cell>
          <table:table-cell/>
          <table:table-cell table:formula="of:=&quot;Polygon([&quot;&amp;COM.MICROSOFT.TEXTJOIN(&quot;,&quot;;1;[.AB23:.AN23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4]);[.AB$1])) &gt; 0; &quot;[&quot;&amp;INDIRECT(ADDRESS(ROW([.AB24]);[.AB$1]))&amp;&quot;,&quot;&amp;INDIRECT(ADDRESS(ROW([.AB24]);[.AB$1]+1))&amp;&quot;]&quot;; &quot;&quot;)">
            <text:p/>
          </table:table-cell>
          <table:table-cell table:formula="of:=IF(INDIRECT(ADDRESS(ROW([.AC24]);[.AC$1])) &gt; 0; &quot;[&quot;&amp;INDIRECT(ADDRESS(ROW([.AC24]);[.AC$1]))&amp;&quot;,&quot;&amp;INDIRECT(ADDRESS(ROW([.AC24]);[.AC$1]+1))&amp;&quot;]&quot;; &quot;&quot;)">
            <text:p/>
          </table:table-cell>
          <table:table-cell table:formula="of:=IF(INDIRECT(ADDRESS(ROW([.AD24]);[.AD$1])) &gt; 0; &quot;[&quot;&amp;INDIRECT(ADDRESS(ROW([.AD24]);[.AD$1]))&amp;&quot;,&quot;&amp;INDIRECT(ADDRESS(ROW([.AD24]);[.AD$1]+1))&amp;&quot;]&quot;; &quot;&quot;)">
            <text:p/>
          </table:table-cell>
          <table:table-cell table:formula="of:=IF(INDIRECT(ADDRESS(ROW([.AE24]);[.AE$1])) &gt; 0; &quot;[&quot;&amp;INDIRECT(ADDRESS(ROW([.AE24]);[.AE$1]))&amp;&quot;,&quot;&amp;INDIRECT(ADDRESS(ROW([.AE24]);[.AE$1]+1))&amp;&quot;]&quot;; &quot;&quot;)">
            <text:p/>
          </table:table-cell>
          <table:table-cell table:formula="of:=IF(INDIRECT(ADDRESS(ROW([.AF24]);[.AF$1])) &gt; 0; &quot;[&quot;&amp;INDIRECT(ADDRESS(ROW([.AF24]);[.AF$1]))&amp;&quot;,&quot;&amp;INDIRECT(ADDRESS(ROW([.AF24]);[.AF$1]+1))&amp;&quot;]&quot;; &quot;&quot;)">
            <text:p/>
          </table:table-cell>
          <table:table-cell table:formula="of:=IF(INDIRECT(ADDRESS(ROW([.AG24]);[.AG$1])) &gt; 0; &quot;[&quot;&amp;INDIRECT(ADDRESS(ROW([.AG24]);[.AG$1]))&amp;&quot;,&quot;&amp;INDIRECT(ADDRESS(ROW([.AG24]);[.AG$1]+1))&amp;&quot;]&quot;; &quot;&quot;)">
            <text:p/>
          </table:table-cell>
          <table:table-cell table:formula="of:=IF(INDIRECT(ADDRESS(ROW([.AH24]);[.AH$1])) &gt; 0; &quot;[&quot;&amp;INDIRECT(ADDRESS(ROW([.AH24]);[.AH$1]))&amp;&quot;,&quot;&amp;INDIRECT(ADDRESS(ROW([.AH24]);[.AH$1]+1))&amp;&quot;]&quot;; &quot;&quot;)">
            <text:p/>
          </table:table-cell>
          <table:table-cell table:formula="of:=IF(INDIRECT(ADDRESS(ROW([.AI24]);[.AI$1])) &gt; 0; &quot;[&quot;&amp;INDIRECT(ADDRESS(ROW([.AI24]);[.AI$1]))&amp;&quot;,&quot;&amp;INDIRECT(ADDRESS(ROW([.AI24]);[.AI$1]+1))&amp;&quot;]&quot;; &quot;&quot;)">
            <text:p/>
          </table:table-cell>
          <table:table-cell table:formula="of:=IF(INDIRECT(ADDRESS(ROW([.AJ24]);[.AJ$1])) &gt; 0; &quot;[&quot;&amp;INDIRECT(ADDRESS(ROW([.AJ24]);[.AJ$1]))&amp;&quot;,&quot;&amp;INDIRECT(ADDRESS(ROW([.AJ24]);[.AJ$1]+1))&amp;&quot;]&quot;; &quot;&quot;)">
            <text:p/>
          </table:table-cell>
          <table:table-cell table:formula="of:=IF(INDIRECT(ADDRESS(ROW([.AK24]);[.AK$1])) &gt; 0; &quot;[&quot;&amp;INDIRECT(ADDRESS(ROW([.AK24]);[.AK$1]))&amp;&quot;,&quot;&amp;INDIRECT(ADDRESS(ROW([.AK24]);[.AK$1]+1))&amp;&quot;]&quot;; &quot;&quot;)">
            <text:p/>
          </table:table-cell>
          <table:table-cell table:formula="of:=IF(INDIRECT(ADDRESS(ROW([.AL24]);[.AL$1])) &gt; 0; &quot;[&quot;&amp;INDIRECT(ADDRESS(ROW([.AL24]);[.AL$1]))&amp;&quot;,&quot;&amp;INDIRECT(ADDRESS(ROW([.AL24]);[.AL$1]+1))&amp;&quot;]&quot;; &quot;&quot;)">
            <text:p/>
          </table:table-cell>
          <table:table-cell table:formula="of:=IF(INDIRECT(ADDRESS(ROW([.AM24]);[.AM$1])) &gt; 0; &quot;[&quot;&amp;INDIRECT(ADDRESS(ROW([.AM24]);[.AM$1]))&amp;&quot;,&quot;&amp;INDIRECT(ADDRESS(ROW([.AM24]);[.AM$1]+1))&amp;&quot;]&quot;; &quot;&quot;)">
            <text:p/>
          </table:table-cell>
          <table:table-cell table:formula="of:=IF(INDIRECT(ADDRESS(ROW([.AN24]);[.AN$1])) &gt; 0; &quot;[&quot;&amp;INDIRECT(ADDRESS(ROW([.AN24]);[.AN$1]))&amp;&quot;,&quot;&amp;INDIRECT(ADDRESS(ROW([.AN24]);[.AN$1]+1))&amp;&quot;]&quot;; &quot;&quot;)">
            <text:p/>
          </table:table-cell>
          <table:table-cell/>
          <table:table-cell table:formula="of:=&quot;Polygon([&quot;&amp;COM.MICROSOFT.TEXTJOIN(&quot;,&quot;;1;[.AB24:.AN24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5]);[.AB$1])) &gt; 0; &quot;[&quot;&amp;INDIRECT(ADDRESS(ROW([.AB25]);[.AB$1]))&amp;&quot;,&quot;&amp;INDIRECT(ADDRESS(ROW([.AB25]);[.AB$1]+1))&amp;&quot;]&quot;; &quot;&quot;)">
            <text:p/>
          </table:table-cell>
          <table:table-cell table:formula="of:=IF(INDIRECT(ADDRESS(ROW([.AC25]);[.AC$1])) &gt; 0; &quot;[&quot;&amp;INDIRECT(ADDRESS(ROW([.AC25]);[.AC$1]))&amp;&quot;,&quot;&amp;INDIRECT(ADDRESS(ROW([.AC25]);[.AC$1]+1))&amp;&quot;]&quot;; &quot;&quot;)">
            <text:p/>
          </table:table-cell>
          <table:table-cell table:formula="of:=IF(INDIRECT(ADDRESS(ROW([.AD25]);[.AD$1])) &gt; 0; &quot;[&quot;&amp;INDIRECT(ADDRESS(ROW([.AD25]);[.AD$1]))&amp;&quot;,&quot;&amp;INDIRECT(ADDRESS(ROW([.AD25]);[.AD$1]+1))&amp;&quot;]&quot;; &quot;&quot;)">
            <text:p/>
          </table:table-cell>
          <table:table-cell table:formula="of:=IF(INDIRECT(ADDRESS(ROW([.AE25]);[.AE$1])) &gt; 0; &quot;[&quot;&amp;INDIRECT(ADDRESS(ROW([.AE25]);[.AE$1]))&amp;&quot;,&quot;&amp;INDIRECT(ADDRESS(ROW([.AE25]);[.AE$1]+1))&amp;&quot;]&quot;; &quot;&quot;)">
            <text:p/>
          </table:table-cell>
          <table:table-cell table:formula="of:=IF(INDIRECT(ADDRESS(ROW([.AF25]);[.AF$1])) &gt; 0; &quot;[&quot;&amp;INDIRECT(ADDRESS(ROW([.AF25]);[.AF$1]))&amp;&quot;,&quot;&amp;INDIRECT(ADDRESS(ROW([.AF25]);[.AF$1]+1))&amp;&quot;]&quot;; &quot;&quot;)">
            <text:p/>
          </table:table-cell>
          <table:table-cell table:formula="of:=IF(INDIRECT(ADDRESS(ROW([.AG25]);[.AG$1])) &gt; 0; &quot;[&quot;&amp;INDIRECT(ADDRESS(ROW([.AG25]);[.AG$1]))&amp;&quot;,&quot;&amp;INDIRECT(ADDRESS(ROW([.AG25]);[.AG$1]+1))&amp;&quot;]&quot;; &quot;&quot;)">
            <text:p/>
          </table:table-cell>
          <table:table-cell table:formula="of:=IF(INDIRECT(ADDRESS(ROW([.AH25]);[.AH$1])) &gt; 0; &quot;[&quot;&amp;INDIRECT(ADDRESS(ROW([.AH25]);[.AH$1]))&amp;&quot;,&quot;&amp;INDIRECT(ADDRESS(ROW([.AH25]);[.AH$1]+1))&amp;&quot;]&quot;; &quot;&quot;)">
            <text:p/>
          </table:table-cell>
          <table:table-cell table:formula="of:=IF(INDIRECT(ADDRESS(ROW([.AI25]);[.AI$1])) &gt; 0; &quot;[&quot;&amp;INDIRECT(ADDRESS(ROW([.AI25]);[.AI$1]))&amp;&quot;,&quot;&amp;INDIRECT(ADDRESS(ROW([.AI25]);[.AI$1]+1))&amp;&quot;]&quot;; &quot;&quot;)">
            <text:p/>
          </table:table-cell>
          <table:table-cell table:formula="of:=IF(INDIRECT(ADDRESS(ROW([.AJ25]);[.AJ$1])) &gt; 0; &quot;[&quot;&amp;INDIRECT(ADDRESS(ROW([.AJ25]);[.AJ$1]))&amp;&quot;,&quot;&amp;INDIRECT(ADDRESS(ROW([.AJ25]);[.AJ$1]+1))&amp;&quot;]&quot;; &quot;&quot;)">
            <text:p/>
          </table:table-cell>
          <table:table-cell table:formula="of:=IF(INDIRECT(ADDRESS(ROW([.AK25]);[.AK$1])) &gt; 0; &quot;[&quot;&amp;INDIRECT(ADDRESS(ROW([.AK25]);[.AK$1]))&amp;&quot;,&quot;&amp;INDIRECT(ADDRESS(ROW([.AK25]);[.AK$1]+1))&amp;&quot;]&quot;; &quot;&quot;)">
            <text:p/>
          </table:table-cell>
          <table:table-cell table:formula="of:=IF(INDIRECT(ADDRESS(ROW([.AL25]);[.AL$1])) &gt; 0; &quot;[&quot;&amp;INDIRECT(ADDRESS(ROW([.AL25]);[.AL$1]))&amp;&quot;,&quot;&amp;INDIRECT(ADDRESS(ROW([.AL25]);[.AL$1]+1))&amp;&quot;]&quot;; &quot;&quot;)">
            <text:p/>
          </table:table-cell>
          <table:table-cell table:formula="of:=IF(INDIRECT(ADDRESS(ROW([.AM25]);[.AM$1])) &gt; 0; &quot;[&quot;&amp;INDIRECT(ADDRESS(ROW([.AM25]);[.AM$1]))&amp;&quot;,&quot;&amp;INDIRECT(ADDRESS(ROW([.AM25]);[.AM$1]+1))&amp;&quot;]&quot;; &quot;&quot;)">
            <text:p/>
          </table:table-cell>
          <table:table-cell table:formula="of:=IF(INDIRECT(ADDRESS(ROW([.AN25]);[.AN$1])) &gt; 0; &quot;[&quot;&amp;INDIRECT(ADDRESS(ROW([.AN25]);[.AN$1]))&amp;&quot;,&quot;&amp;INDIRECT(ADDRESS(ROW([.AN25]);[.AN$1]+1))&amp;&quot;]&quot;; &quot;&quot;)">
            <text:p/>
          </table:table-cell>
          <table:table-cell/>
          <table:table-cell table:formula="of:=&quot;Polygon([&quot;&amp;COM.MICROSOFT.TEXTJOIN(&quot;,&quot;;1;[.AB25:.AN25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6]);[.AB$1])) &gt; 0; &quot;[&quot;&amp;INDIRECT(ADDRESS(ROW([.AB26]);[.AB$1]))&amp;&quot;,&quot;&amp;INDIRECT(ADDRESS(ROW([.AB26]);[.AB$1]+1))&amp;&quot;]&quot;; &quot;&quot;)">
            <text:p/>
          </table:table-cell>
          <table:table-cell table:formula="of:=IF(INDIRECT(ADDRESS(ROW([.AC26]);[.AC$1])) &gt; 0; &quot;[&quot;&amp;INDIRECT(ADDRESS(ROW([.AC26]);[.AC$1]))&amp;&quot;,&quot;&amp;INDIRECT(ADDRESS(ROW([.AC26]);[.AC$1]+1))&amp;&quot;]&quot;; &quot;&quot;)">
            <text:p/>
          </table:table-cell>
          <table:table-cell table:formula="of:=IF(INDIRECT(ADDRESS(ROW([.AD26]);[.AD$1])) &gt; 0; &quot;[&quot;&amp;INDIRECT(ADDRESS(ROW([.AD26]);[.AD$1]))&amp;&quot;,&quot;&amp;INDIRECT(ADDRESS(ROW([.AD26]);[.AD$1]+1))&amp;&quot;]&quot;; &quot;&quot;)">
            <text:p/>
          </table:table-cell>
          <table:table-cell table:formula="of:=IF(INDIRECT(ADDRESS(ROW([.AE26]);[.AE$1])) &gt; 0; &quot;[&quot;&amp;INDIRECT(ADDRESS(ROW([.AE26]);[.AE$1]))&amp;&quot;,&quot;&amp;INDIRECT(ADDRESS(ROW([.AE26]);[.AE$1]+1))&amp;&quot;]&quot;; &quot;&quot;)">
            <text:p/>
          </table:table-cell>
          <table:table-cell table:formula="of:=IF(INDIRECT(ADDRESS(ROW([.AF26]);[.AF$1])) &gt; 0; &quot;[&quot;&amp;INDIRECT(ADDRESS(ROW([.AF26]);[.AF$1]))&amp;&quot;,&quot;&amp;INDIRECT(ADDRESS(ROW([.AF26]);[.AF$1]+1))&amp;&quot;]&quot;; &quot;&quot;)">
            <text:p/>
          </table:table-cell>
          <table:table-cell table:formula="of:=IF(INDIRECT(ADDRESS(ROW([.AG26]);[.AG$1])) &gt; 0; &quot;[&quot;&amp;INDIRECT(ADDRESS(ROW([.AG26]);[.AG$1]))&amp;&quot;,&quot;&amp;INDIRECT(ADDRESS(ROW([.AG26]);[.AG$1]+1))&amp;&quot;]&quot;; &quot;&quot;)">
            <text:p/>
          </table:table-cell>
          <table:table-cell table:formula="of:=IF(INDIRECT(ADDRESS(ROW([.AH26]);[.AH$1])) &gt; 0; &quot;[&quot;&amp;INDIRECT(ADDRESS(ROW([.AH26]);[.AH$1]))&amp;&quot;,&quot;&amp;INDIRECT(ADDRESS(ROW([.AH26]);[.AH$1]+1))&amp;&quot;]&quot;; &quot;&quot;)">
            <text:p/>
          </table:table-cell>
          <table:table-cell table:formula="of:=IF(INDIRECT(ADDRESS(ROW([.AI26]);[.AI$1])) &gt; 0; &quot;[&quot;&amp;INDIRECT(ADDRESS(ROW([.AI26]);[.AI$1]))&amp;&quot;,&quot;&amp;INDIRECT(ADDRESS(ROW([.AI26]);[.AI$1]+1))&amp;&quot;]&quot;; &quot;&quot;)">
            <text:p/>
          </table:table-cell>
          <table:table-cell table:formula="of:=IF(INDIRECT(ADDRESS(ROW([.AJ26]);[.AJ$1])) &gt; 0; &quot;[&quot;&amp;INDIRECT(ADDRESS(ROW([.AJ26]);[.AJ$1]))&amp;&quot;,&quot;&amp;INDIRECT(ADDRESS(ROW([.AJ26]);[.AJ$1]+1))&amp;&quot;]&quot;; &quot;&quot;)">
            <text:p/>
          </table:table-cell>
          <table:table-cell table:formula="of:=IF(INDIRECT(ADDRESS(ROW([.AK26]);[.AK$1])) &gt; 0; &quot;[&quot;&amp;INDIRECT(ADDRESS(ROW([.AK26]);[.AK$1]))&amp;&quot;,&quot;&amp;INDIRECT(ADDRESS(ROW([.AK26]);[.AK$1]+1))&amp;&quot;]&quot;; &quot;&quot;)">
            <text:p/>
          </table:table-cell>
          <table:table-cell table:formula="of:=IF(INDIRECT(ADDRESS(ROW([.AL26]);[.AL$1])) &gt; 0; &quot;[&quot;&amp;INDIRECT(ADDRESS(ROW([.AL26]);[.AL$1]))&amp;&quot;,&quot;&amp;INDIRECT(ADDRESS(ROW([.AL26]);[.AL$1]+1))&amp;&quot;]&quot;; &quot;&quot;)">
            <text:p/>
          </table:table-cell>
          <table:table-cell table:formula="of:=IF(INDIRECT(ADDRESS(ROW([.AM26]);[.AM$1])) &gt; 0; &quot;[&quot;&amp;INDIRECT(ADDRESS(ROW([.AM26]);[.AM$1]))&amp;&quot;,&quot;&amp;INDIRECT(ADDRESS(ROW([.AM26]);[.AM$1]+1))&amp;&quot;]&quot;; &quot;&quot;)">
            <text:p/>
          </table:table-cell>
          <table:table-cell table:formula="of:=IF(INDIRECT(ADDRESS(ROW([.AN26]);[.AN$1])) &gt; 0; &quot;[&quot;&amp;INDIRECT(ADDRESS(ROW([.AN26]);[.AN$1]))&amp;&quot;,&quot;&amp;INDIRECT(ADDRESS(ROW([.AN26]);[.AN$1]+1))&amp;&quot;]&quot;; &quot;&quot;)">
            <text:p/>
          </table:table-cell>
          <table:table-cell/>
          <table:table-cell table:formula="of:=&quot;Polygon([&quot;&amp;COM.MICROSOFT.TEXTJOIN(&quot;,&quot;;1;[.AB26:.AN26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7]);[.AB$1])) &gt; 0; &quot;[&quot;&amp;INDIRECT(ADDRESS(ROW([.AB27]);[.AB$1]))&amp;&quot;,&quot;&amp;INDIRECT(ADDRESS(ROW([.AB27]);[.AB$1]+1))&amp;&quot;]&quot;; &quot;&quot;)">
            <text:p/>
          </table:table-cell>
          <table:table-cell table:formula="of:=IF(INDIRECT(ADDRESS(ROW([.AC27]);[.AC$1])) &gt; 0; &quot;[&quot;&amp;INDIRECT(ADDRESS(ROW([.AC27]);[.AC$1]))&amp;&quot;,&quot;&amp;INDIRECT(ADDRESS(ROW([.AC27]);[.AC$1]+1))&amp;&quot;]&quot;; &quot;&quot;)">
            <text:p/>
          </table:table-cell>
          <table:table-cell table:formula="of:=IF(INDIRECT(ADDRESS(ROW([.AD27]);[.AD$1])) &gt; 0; &quot;[&quot;&amp;INDIRECT(ADDRESS(ROW([.AD27]);[.AD$1]))&amp;&quot;,&quot;&amp;INDIRECT(ADDRESS(ROW([.AD27]);[.AD$1]+1))&amp;&quot;]&quot;; &quot;&quot;)">
            <text:p/>
          </table:table-cell>
          <table:table-cell table:formula="of:=IF(INDIRECT(ADDRESS(ROW([.AE27]);[.AE$1])) &gt; 0; &quot;[&quot;&amp;INDIRECT(ADDRESS(ROW([.AE27]);[.AE$1]))&amp;&quot;,&quot;&amp;INDIRECT(ADDRESS(ROW([.AE27]);[.AE$1]+1))&amp;&quot;]&quot;; &quot;&quot;)">
            <text:p/>
          </table:table-cell>
          <table:table-cell table:formula="of:=IF(INDIRECT(ADDRESS(ROW([.AF27]);[.AF$1])) &gt; 0; &quot;[&quot;&amp;INDIRECT(ADDRESS(ROW([.AF27]);[.AF$1]))&amp;&quot;,&quot;&amp;INDIRECT(ADDRESS(ROW([.AF27]);[.AF$1]+1))&amp;&quot;]&quot;; &quot;&quot;)">
            <text:p/>
          </table:table-cell>
          <table:table-cell table:formula="of:=IF(INDIRECT(ADDRESS(ROW([.AG27]);[.AG$1])) &gt; 0; &quot;[&quot;&amp;INDIRECT(ADDRESS(ROW([.AG27]);[.AG$1]))&amp;&quot;,&quot;&amp;INDIRECT(ADDRESS(ROW([.AG27]);[.AG$1]+1))&amp;&quot;]&quot;; &quot;&quot;)">
            <text:p/>
          </table:table-cell>
          <table:table-cell table:formula="of:=IF(INDIRECT(ADDRESS(ROW([.AH27]);[.AH$1])) &gt; 0; &quot;[&quot;&amp;INDIRECT(ADDRESS(ROW([.AH27]);[.AH$1]))&amp;&quot;,&quot;&amp;INDIRECT(ADDRESS(ROW([.AH27]);[.AH$1]+1))&amp;&quot;]&quot;; &quot;&quot;)">
            <text:p/>
          </table:table-cell>
          <table:table-cell table:formula="of:=IF(INDIRECT(ADDRESS(ROW([.AI27]);[.AI$1])) &gt; 0; &quot;[&quot;&amp;INDIRECT(ADDRESS(ROW([.AI27]);[.AI$1]))&amp;&quot;,&quot;&amp;INDIRECT(ADDRESS(ROW([.AI27]);[.AI$1]+1))&amp;&quot;]&quot;; &quot;&quot;)">
            <text:p/>
          </table:table-cell>
          <table:table-cell table:formula="of:=IF(INDIRECT(ADDRESS(ROW([.AJ27]);[.AJ$1])) &gt; 0; &quot;[&quot;&amp;INDIRECT(ADDRESS(ROW([.AJ27]);[.AJ$1]))&amp;&quot;,&quot;&amp;INDIRECT(ADDRESS(ROW([.AJ27]);[.AJ$1]+1))&amp;&quot;]&quot;; &quot;&quot;)">
            <text:p/>
          </table:table-cell>
          <table:table-cell table:formula="of:=IF(INDIRECT(ADDRESS(ROW([.AK27]);[.AK$1])) &gt; 0; &quot;[&quot;&amp;INDIRECT(ADDRESS(ROW([.AK27]);[.AK$1]))&amp;&quot;,&quot;&amp;INDIRECT(ADDRESS(ROW([.AK27]);[.AK$1]+1))&amp;&quot;]&quot;; &quot;&quot;)">
            <text:p/>
          </table:table-cell>
          <table:table-cell table:formula="of:=IF(INDIRECT(ADDRESS(ROW([.AL27]);[.AL$1])) &gt; 0; &quot;[&quot;&amp;INDIRECT(ADDRESS(ROW([.AL27]);[.AL$1]))&amp;&quot;,&quot;&amp;INDIRECT(ADDRESS(ROW([.AL27]);[.AL$1]+1))&amp;&quot;]&quot;; &quot;&quot;)">
            <text:p/>
          </table:table-cell>
          <table:table-cell table:formula="of:=IF(INDIRECT(ADDRESS(ROW([.AM27]);[.AM$1])) &gt; 0; &quot;[&quot;&amp;INDIRECT(ADDRESS(ROW([.AM27]);[.AM$1]))&amp;&quot;,&quot;&amp;INDIRECT(ADDRESS(ROW([.AM27]);[.AM$1]+1))&amp;&quot;]&quot;; &quot;&quot;)">
            <text:p/>
          </table:table-cell>
          <table:table-cell table:formula="of:=IF(INDIRECT(ADDRESS(ROW([.AN27]);[.AN$1])) &gt; 0; &quot;[&quot;&amp;INDIRECT(ADDRESS(ROW([.AN27]);[.AN$1]))&amp;&quot;,&quot;&amp;INDIRECT(ADDRESS(ROW([.AN27]);[.AN$1]+1))&amp;&quot;]&quot;; &quot;&quot;)">
            <text:p/>
          </table:table-cell>
          <table:table-cell/>
          <table:table-cell table:formula="of:=&quot;Polygon([&quot;&amp;COM.MICROSOFT.TEXTJOIN(&quot;,&quot;;1;[.AB27:.AN27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8]);[.AB$1])) &gt; 0; &quot;[&quot;&amp;INDIRECT(ADDRESS(ROW([.AB28]);[.AB$1]))&amp;&quot;,&quot;&amp;INDIRECT(ADDRESS(ROW([.AB28]);[.AB$1]+1))&amp;&quot;]&quot;; &quot;&quot;)">
            <text:p/>
          </table:table-cell>
          <table:table-cell table:formula="of:=IF(INDIRECT(ADDRESS(ROW([.AC28]);[.AC$1])) &gt; 0; &quot;[&quot;&amp;INDIRECT(ADDRESS(ROW([.AC28]);[.AC$1]))&amp;&quot;,&quot;&amp;INDIRECT(ADDRESS(ROW([.AC28]);[.AC$1]+1))&amp;&quot;]&quot;; &quot;&quot;)">
            <text:p/>
          </table:table-cell>
          <table:table-cell table:formula="of:=IF(INDIRECT(ADDRESS(ROW([.AD28]);[.AD$1])) &gt; 0; &quot;[&quot;&amp;INDIRECT(ADDRESS(ROW([.AD28]);[.AD$1]))&amp;&quot;,&quot;&amp;INDIRECT(ADDRESS(ROW([.AD28]);[.AD$1]+1))&amp;&quot;]&quot;; &quot;&quot;)">
            <text:p/>
          </table:table-cell>
          <table:table-cell table:formula="of:=IF(INDIRECT(ADDRESS(ROW([.AE28]);[.AE$1])) &gt; 0; &quot;[&quot;&amp;INDIRECT(ADDRESS(ROW([.AE28]);[.AE$1]))&amp;&quot;,&quot;&amp;INDIRECT(ADDRESS(ROW([.AE28]);[.AE$1]+1))&amp;&quot;]&quot;; &quot;&quot;)">
            <text:p/>
          </table:table-cell>
          <table:table-cell table:formula="of:=IF(INDIRECT(ADDRESS(ROW([.AF28]);[.AF$1])) &gt; 0; &quot;[&quot;&amp;INDIRECT(ADDRESS(ROW([.AF28]);[.AF$1]))&amp;&quot;,&quot;&amp;INDIRECT(ADDRESS(ROW([.AF28]);[.AF$1]+1))&amp;&quot;]&quot;; &quot;&quot;)">
            <text:p/>
          </table:table-cell>
          <table:table-cell table:formula="of:=IF(INDIRECT(ADDRESS(ROW([.AG28]);[.AG$1])) &gt; 0; &quot;[&quot;&amp;INDIRECT(ADDRESS(ROW([.AG28]);[.AG$1]))&amp;&quot;,&quot;&amp;INDIRECT(ADDRESS(ROW([.AG28]);[.AG$1]+1))&amp;&quot;]&quot;; &quot;&quot;)">
            <text:p/>
          </table:table-cell>
          <table:table-cell table:formula="of:=IF(INDIRECT(ADDRESS(ROW([.AH28]);[.AH$1])) &gt; 0; &quot;[&quot;&amp;INDIRECT(ADDRESS(ROW([.AH28]);[.AH$1]))&amp;&quot;,&quot;&amp;INDIRECT(ADDRESS(ROW([.AH28]);[.AH$1]+1))&amp;&quot;]&quot;; &quot;&quot;)">
            <text:p/>
          </table:table-cell>
          <table:table-cell table:formula="of:=IF(INDIRECT(ADDRESS(ROW([.AI28]);[.AI$1])) &gt; 0; &quot;[&quot;&amp;INDIRECT(ADDRESS(ROW([.AI28]);[.AI$1]))&amp;&quot;,&quot;&amp;INDIRECT(ADDRESS(ROW([.AI28]);[.AI$1]+1))&amp;&quot;]&quot;; &quot;&quot;)">
            <text:p/>
          </table:table-cell>
          <table:table-cell table:formula="of:=IF(INDIRECT(ADDRESS(ROW([.AJ28]);[.AJ$1])) &gt; 0; &quot;[&quot;&amp;INDIRECT(ADDRESS(ROW([.AJ28]);[.AJ$1]))&amp;&quot;,&quot;&amp;INDIRECT(ADDRESS(ROW([.AJ28]);[.AJ$1]+1))&amp;&quot;]&quot;; &quot;&quot;)">
            <text:p/>
          </table:table-cell>
          <table:table-cell table:formula="of:=IF(INDIRECT(ADDRESS(ROW([.AK28]);[.AK$1])) &gt; 0; &quot;[&quot;&amp;INDIRECT(ADDRESS(ROW([.AK28]);[.AK$1]))&amp;&quot;,&quot;&amp;INDIRECT(ADDRESS(ROW([.AK28]);[.AK$1]+1))&amp;&quot;]&quot;; &quot;&quot;)">
            <text:p/>
          </table:table-cell>
          <table:table-cell table:formula="of:=IF(INDIRECT(ADDRESS(ROW([.AL28]);[.AL$1])) &gt; 0; &quot;[&quot;&amp;INDIRECT(ADDRESS(ROW([.AL28]);[.AL$1]))&amp;&quot;,&quot;&amp;INDIRECT(ADDRESS(ROW([.AL28]);[.AL$1]+1))&amp;&quot;]&quot;; &quot;&quot;)">
            <text:p/>
          </table:table-cell>
          <table:table-cell table:formula="of:=IF(INDIRECT(ADDRESS(ROW([.AM28]);[.AM$1])) &gt; 0; &quot;[&quot;&amp;INDIRECT(ADDRESS(ROW([.AM28]);[.AM$1]))&amp;&quot;,&quot;&amp;INDIRECT(ADDRESS(ROW([.AM28]);[.AM$1]+1))&amp;&quot;]&quot;; &quot;&quot;)">
            <text:p/>
          </table:table-cell>
          <table:table-cell table:formula="of:=IF(INDIRECT(ADDRESS(ROW([.AN28]);[.AN$1])) &gt; 0; &quot;[&quot;&amp;INDIRECT(ADDRESS(ROW([.AN28]);[.AN$1]))&amp;&quot;,&quot;&amp;INDIRECT(ADDRESS(ROW([.AN28]);[.AN$1]+1))&amp;&quot;]&quot;; &quot;&quot;)">
            <text:p/>
          </table:table-cell>
          <table:table-cell/>
          <table:table-cell table:formula="of:=&quot;Polygon([&quot;&amp;COM.MICROSOFT.TEXTJOIN(&quot;,&quot;;1;[.AB28:.AN28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29]);[.AB$1])) &gt; 0; &quot;[&quot;&amp;INDIRECT(ADDRESS(ROW([.AB29]);[.AB$1]))&amp;&quot;,&quot;&amp;INDIRECT(ADDRESS(ROW([.AB29]);[.AB$1]+1))&amp;&quot;]&quot;; &quot;&quot;)">
            <text:p/>
          </table:table-cell>
          <table:table-cell table:formula="of:=IF(INDIRECT(ADDRESS(ROW([.AC29]);[.AC$1])) &gt; 0; &quot;[&quot;&amp;INDIRECT(ADDRESS(ROW([.AC29]);[.AC$1]))&amp;&quot;,&quot;&amp;INDIRECT(ADDRESS(ROW([.AC29]);[.AC$1]+1))&amp;&quot;]&quot;; &quot;&quot;)">
            <text:p/>
          </table:table-cell>
          <table:table-cell table:formula="of:=IF(INDIRECT(ADDRESS(ROW([.AD29]);[.AD$1])) &gt; 0; &quot;[&quot;&amp;INDIRECT(ADDRESS(ROW([.AD29]);[.AD$1]))&amp;&quot;,&quot;&amp;INDIRECT(ADDRESS(ROW([.AD29]);[.AD$1]+1))&amp;&quot;]&quot;; &quot;&quot;)">
            <text:p/>
          </table:table-cell>
          <table:table-cell table:formula="of:=IF(INDIRECT(ADDRESS(ROW([.AE29]);[.AE$1])) &gt; 0; &quot;[&quot;&amp;INDIRECT(ADDRESS(ROW([.AE29]);[.AE$1]))&amp;&quot;,&quot;&amp;INDIRECT(ADDRESS(ROW([.AE29]);[.AE$1]+1))&amp;&quot;]&quot;; &quot;&quot;)">
            <text:p/>
          </table:table-cell>
          <table:table-cell table:formula="of:=IF(INDIRECT(ADDRESS(ROW([.AF29]);[.AF$1])) &gt; 0; &quot;[&quot;&amp;INDIRECT(ADDRESS(ROW([.AF29]);[.AF$1]))&amp;&quot;,&quot;&amp;INDIRECT(ADDRESS(ROW([.AF29]);[.AF$1]+1))&amp;&quot;]&quot;; &quot;&quot;)">
            <text:p/>
          </table:table-cell>
          <table:table-cell table:formula="of:=IF(INDIRECT(ADDRESS(ROW([.AG29]);[.AG$1])) &gt; 0; &quot;[&quot;&amp;INDIRECT(ADDRESS(ROW([.AG29]);[.AG$1]))&amp;&quot;,&quot;&amp;INDIRECT(ADDRESS(ROW([.AG29]);[.AG$1]+1))&amp;&quot;]&quot;; &quot;&quot;)">
            <text:p/>
          </table:table-cell>
          <table:table-cell table:formula="of:=IF(INDIRECT(ADDRESS(ROW([.AH29]);[.AH$1])) &gt; 0; &quot;[&quot;&amp;INDIRECT(ADDRESS(ROW([.AH29]);[.AH$1]))&amp;&quot;,&quot;&amp;INDIRECT(ADDRESS(ROW([.AH29]);[.AH$1]+1))&amp;&quot;]&quot;; &quot;&quot;)">
            <text:p/>
          </table:table-cell>
          <table:table-cell table:formula="of:=IF(INDIRECT(ADDRESS(ROW([.AI29]);[.AI$1])) &gt; 0; &quot;[&quot;&amp;INDIRECT(ADDRESS(ROW([.AI29]);[.AI$1]))&amp;&quot;,&quot;&amp;INDIRECT(ADDRESS(ROW([.AI29]);[.AI$1]+1))&amp;&quot;]&quot;; &quot;&quot;)">
            <text:p/>
          </table:table-cell>
          <table:table-cell table:formula="of:=IF(INDIRECT(ADDRESS(ROW([.AJ29]);[.AJ$1])) &gt; 0; &quot;[&quot;&amp;INDIRECT(ADDRESS(ROW([.AJ29]);[.AJ$1]))&amp;&quot;,&quot;&amp;INDIRECT(ADDRESS(ROW([.AJ29]);[.AJ$1]+1))&amp;&quot;]&quot;; &quot;&quot;)">
            <text:p/>
          </table:table-cell>
          <table:table-cell table:formula="of:=IF(INDIRECT(ADDRESS(ROW([.AK29]);[.AK$1])) &gt; 0; &quot;[&quot;&amp;INDIRECT(ADDRESS(ROW([.AK29]);[.AK$1]))&amp;&quot;,&quot;&amp;INDIRECT(ADDRESS(ROW([.AK29]);[.AK$1]+1))&amp;&quot;]&quot;; &quot;&quot;)">
            <text:p/>
          </table:table-cell>
          <table:table-cell table:formula="of:=IF(INDIRECT(ADDRESS(ROW([.AL29]);[.AL$1])) &gt; 0; &quot;[&quot;&amp;INDIRECT(ADDRESS(ROW([.AL29]);[.AL$1]))&amp;&quot;,&quot;&amp;INDIRECT(ADDRESS(ROW([.AL29]);[.AL$1]+1))&amp;&quot;]&quot;; &quot;&quot;)">
            <text:p/>
          </table:table-cell>
          <table:table-cell table:formula="of:=IF(INDIRECT(ADDRESS(ROW([.AM29]);[.AM$1])) &gt; 0; &quot;[&quot;&amp;INDIRECT(ADDRESS(ROW([.AM29]);[.AM$1]))&amp;&quot;,&quot;&amp;INDIRECT(ADDRESS(ROW([.AM29]);[.AM$1]+1))&amp;&quot;]&quot;; &quot;&quot;)">
            <text:p/>
          </table:table-cell>
          <table:table-cell table:formula="of:=IF(INDIRECT(ADDRESS(ROW([.AN29]);[.AN$1])) &gt; 0; &quot;[&quot;&amp;INDIRECT(ADDRESS(ROW([.AN29]);[.AN$1]))&amp;&quot;,&quot;&amp;INDIRECT(ADDRESS(ROW([.AN29]);[.AN$1]+1))&amp;&quot;]&quot;; &quot;&quot;)">
            <text:p/>
          </table:table-cell>
          <table:table-cell/>
          <table:table-cell table:formula="of:=&quot;Polygon([&quot;&amp;COM.MICROSOFT.TEXTJOIN(&quot;,&quot;;1;[.AB29:.AN29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30]);[.AB$1])) &gt; 0; &quot;[&quot;&amp;INDIRECT(ADDRESS(ROW([.AB30]);[.AB$1]))&amp;&quot;,&quot;&amp;INDIRECT(ADDRESS(ROW([.AB30]);[.AB$1]+1))&amp;&quot;]&quot;; &quot;&quot;)">
            <text:p/>
          </table:table-cell>
          <table:table-cell table:formula="of:=IF(INDIRECT(ADDRESS(ROW([.AC30]);[.AC$1])) &gt; 0; &quot;[&quot;&amp;INDIRECT(ADDRESS(ROW([.AC30]);[.AC$1]))&amp;&quot;,&quot;&amp;INDIRECT(ADDRESS(ROW([.AC30]);[.AC$1]+1))&amp;&quot;]&quot;; &quot;&quot;)">
            <text:p/>
          </table:table-cell>
          <table:table-cell table:formula="of:=IF(INDIRECT(ADDRESS(ROW([.AD30]);[.AD$1])) &gt; 0; &quot;[&quot;&amp;INDIRECT(ADDRESS(ROW([.AD30]);[.AD$1]))&amp;&quot;,&quot;&amp;INDIRECT(ADDRESS(ROW([.AD30]);[.AD$1]+1))&amp;&quot;]&quot;; &quot;&quot;)">
            <text:p/>
          </table:table-cell>
          <table:table-cell table:formula="of:=IF(INDIRECT(ADDRESS(ROW([.AE30]);[.AE$1])) &gt; 0; &quot;[&quot;&amp;INDIRECT(ADDRESS(ROW([.AE30]);[.AE$1]))&amp;&quot;,&quot;&amp;INDIRECT(ADDRESS(ROW([.AE30]);[.AE$1]+1))&amp;&quot;]&quot;; &quot;&quot;)">
            <text:p/>
          </table:table-cell>
          <table:table-cell table:formula="of:=IF(INDIRECT(ADDRESS(ROW([.AF30]);[.AF$1])) &gt; 0; &quot;[&quot;&amp;INDIRECT(ADDRESS(ROW([.AF30]);[.AF$1]))&amp;&quot;,&quot;&amp;INDIRECT(ADDRESS(ROW([.AF30]);[.AF$1]+1))&amp;&quot;]&quot;; &quot;&quot;)">
            <text:p/>
          </table:table-cell>
          <table:table-cell table:formula="of:=IF(INDIRECT(ADDRESS(ROW([.AG30]);[.AG$1])) &gt; 0; &quot;[&quot;&amp;INDIRECT(ADDRESS(ROW([.AG30]);[.AG$1]))&amp;&quot;,&quot;&amp;INDIRECT(ADDRESS(ROW([.AG30]);[.AG$1]+1))&amp;&quot;]&quot;; &quot;&quot;)">
            <text:p/>
          </table:table-cell>
          <table:table-cell table:formula="of:=IF(INDIRECT(ADDRESS(ROW([.AH30]);[.AH$1])) &gt; 0; &quot;[&quot;&amp;INDIRECT(ADDRESS(ROW([.AH30]);[.AH$1]))&amp;&quot;,&quot;&amp;INDIRECT(ADDRESS(ROW([.AH30]);[.AH$1]+1))&amp;&quot;]&quot;; &quot;&quot;)">
            <text:p/>
          </table:table-cell>
          <table:table-cell table:formula="of:=IF(INDIRECT(ADDRESS(ROW([.AI30]);[.AI$1])) &gt; 0; &quot;[&quot;&amp;INDIRECT(ADDRESS(ROW([.AI30]);[.AI$1]))&amp;&quot;,&quot;&amp;INDIRECT(ADDRESS(ROW([.AI30]);[.AI$1]+1))&amp;&quot;]&quot;; &quot;&quot;)">
            <text:p/>
          </table:table-cell>
          <table:table-cell table:formula="of:=IF(INDIRECT(ADDRESS(ROW([.AJ30]);[.AJ$1])) &gt; 0; &quot;[&quot;&amp;INDIRECT(ADDRESS(ROW([.AJ30]);[.AJ$1]))&amp;&quot;,&quot;&amp;INDIRECT(ADDRESS(ROW([.AJ30]);[.AJ$1]+1))&amp;&quot;]&quot;; &quot;&quot;)">
            <text:p/>
          </table:table-cell>
          <table:table-cell table:formula="of:=IF(INDIRECT(ADDRESS(ROW([.AK30]);[.AK$1])) &gt; 0; &quot;[&quot;&amp;INDIRECT(ADDRESS(ROW([.AK30]);[.AK$1]))&amp;&quot;,&quot;&amp;INDIRECT(ADDRESS(ROW([.AK30]);[.AK$1]+1))&amp;&quot;]&quot;; &quot;&quot;)">
            <text:p/>
          </table:table-cell>
          <table:table-cell table:formula="of:=IF(INDIRECT(ADDRESS(ROW([.AL30]);[.AL$1])) &gt; 0; &quot;[&quot;&amp;INDIRECT(ADDRESS(ROW([.AL30]);[.AL$1]))&amp;&quot;,&quot;&amp;INDIRECT(ADDRESS(ROW([.AL30]);[.AL$1]+1))&amp;&quot;]&quot;; &quot;&quot;)">
            <text:p/>
          </table:table-cell>
          <table:table-cell table:formula="of:=IF(INDIRECT(ADDRESS(ROW([.AM30]);[.AM$1])) &gt; 0; &quot;[&quot;&amp;INDIRECT(ADDRESS(ROW([.AM30]);[.AM$1]))&amp;&quot;,&quot;&amp;INDIRECT(ADDRESS(ROW([.AM30]);[.AM$1]+1))&amp;&quot;]&quot;; &quot;&quot;)">
            <text:p/>
          </table:table-cell>
          <table:table-cell table:formula="of:=IF(INDIRECT(ADDRESS(ROW([.AN30]);[.AN$1])) &gt; 0; &quot;[&quot;&amp;INDIRECT(ADDRESS(ROW([.AN30]);[.AN$1]))&amp;&quot;,&quot;&amp;INDIRECT(ADDRESS(ROW([.AN30]);[.AN$1]+1))&amp;&quot;]&quot;; &quot;&quot;)">
            <text:p/>
          </table:table-cell>
          <table:table-cell/>
          <table:table-cell table:formula="of:=&quot;Polygon([&quot;&amp;COM.MICROSOFT.TEXTJOIN(&quot;,&quot;;1;[.AB30:.AN30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  <table:table-row table:style-name="ro1">
          <table:table-cell table:number-columns-repeated="27"/>
          <table:table-cell table:formula="of:=IF(INDIRECT(ADDRESS(ROW([.AB31]);[.AB$1])) &gt; 0; &quot;[&quot;&amp;INDIRECT(ADDRESS(ROW([.AB31]);[.AB$1]))&amp;&quot;,&quot;&amp;INDIRECT(ADDRESS(ROW([.AB31]);[.AB$1]+1))&amp;&quot;]&quot;; &quot;&quot;)">
            <text:p/>
          </table:table-cell>
          <table:table-cell table:formula="of:=IF(INDIRECT(ADDRESS(ROW([.AC31]);[.AC$1])) &gt; 0; &quot;[&quot;&amp;INDIRECT(ADDRESS(ROW([.AC31]);[.AC$1]))&amp;&quot;,&quot;&amp;INDIRECT(ADDRESS(ROW([.AC31]);[.AC$1]+1))&amp;&quot;]&quot;; &quot;&quot;)">
            <text:p/>
          </table:table-cell>
          <table:table-cell table:formula="of:=IF(INDIRECT(ADDRESS(ROW([.AD31]);[.AD$1])) &gt; 0; &quot;[&quot;&amp;INDIRECT(ADDRESS(ROW([.AD31]);[.AD$1]))&amp;&quot;,&quot;&amp;INDIRECT(ADDRESS(ROW([.AD31]);[.AD$1]+1))&amp;&quot;]&quot;; &quot;&quot;)">
            <text:p/>
          </table:table-cell>
          <table:table-cell table:formula="of:=IF(INDIRECT(ADDRESS(ROW([.AE31]);[.AE$1])) &gt; 0; &quot;[&quot;&amp;INDIRECT(ADDRESS(ROW([.AE31]);[.AE$1]))&amp;&quot;,&quot;&amp;INDIRECT(ADDRESS(ROW([.AE31]);[.AE$1]+1))&amp;&quot;]&quot;; &quot;&quot;)">
            <text:p/>
          </table:table-cell>
          <table:table-cell table:formula="of:=IF(INDIRECT(ADDRESS(ROW([.AF31]);[.AF$1])) &gt; 0; &quot;[&quot;&amp;INDIRECT(ADDRESS(ROW([.AF31]);[.AF$1]))&amp;&quot;,&quot;&amp;INDIRECT(ADDRESS(ROW([.AF31]);[.AF$1]+1))&amp;&quot;]&quot;; &quot;&quot;)">
            <text:p/>
          </table:table-cell>
          <table:table-cell table:formula="of:=IF(INDIRECT(ADDRESS(ROW([.AG31]);[.AG$1])) &gt; 0; &quot;[&quot;&amp;INDIRECT(ADDRESS(ROW([.AG31]);[.AG$1]))&amp;&quot;,&quot;&amp;INDIRECT(ADDRESS(ROW([.AG31]);[.AG$1]+1))&amp;&quot;]&quot;; &quot;&quot;)">
            <text:p/>
          </table:table-cell>
          <table:table-cell table:formula="of:=IF(INDIRECT(ADDRESS(ROW([.AH31]);[.AH$1])) &gt; 0; &quot;[&quot;&amp;INDIRECT(ADDRESS(ROW([.AH31]);[.AH$1]))&amp;&quot;,&quot;&amp;INDIRECT(ADDRESS(ROW([.AH31]);[.AH$1]+1))&amp;&quot;]&quot;; &quot;&quot;)">
            <text:p/>
          </table:table-cell>
          <table:table-cell table:formula="of:=IF(INDIRECT(ADDRESS(ROW([.AI31]);[.AI$1])) &gt; 0; &quot;[&quot;&amp;INDIRECT(ADDRESS(ROW([.AI31]);[.AI$1]))&amp;&quot;,&quot;&amp;INDIRECT(ADDRESS(ROW([.AI31]);[.AI$1]+1))&amp;&quot;]&quot;; &quot;&quot;)">
            <text:p/>
          </table:table-cell>
          <table:table-cell table:formula="of:=IF(INDIRECT(ADDRESS(ROW([.AJ31]);[.AJ$1])) &gt; 0; &quot;[&quot;&amp;INDIRECT(ADDRESS(ROW([.AJ31]);[.AJ$1]))&amp;&quot;,&quot;&amp;INDIRECT(ADDRESS(ROW([.AJ31]);[.AJ$1]+1))&amp;&quot;]&quot;; &quot;&quot;)">
            <text:p/>
          </table:table-cell>
          <table:table-cell table:formula="of:=IF(INDIRECT(ADDRESS(ROW([.AK31]);[.AK$1])) &gt; 0; &quot;[&quot;&amp;INDIRECT(ADDRESS(ROW([.AK31]);[.AK$1]))&amp;&quot;,&quot;&amp;INDIRECT(ADDRESS(ROW([.AK31]);[.AK$1]+1))&amp;&quot;]&quot;; &quot;&quot;)">
            <text:p/>
          </table:table-cell>
          <table:table-cell table:formula="of:=IF(INDIRECT(ADDRESS(ROW([.AL31]);[.AL$1])) &gt; 0; &quot;[&quot;&amp;INDIRECT(ADDRESS(ROW([.AL31]);[.AL$1]))&amp;&quot;,&quot;&amp;INDIRECT(ADDRESS(ROW([.AL31]);[.AL$1]+1))&amp;&quot;]&quot;; &quot;&quot;)">
            <text:p/>
          </table:table-cell>
          <table:table-cell table:formula="of:=IF(INDIRECT(ADDRESS(ROW([.AM31]);[.AM$1])) &gt; 0; &quot;[&quot;&amp;INDIRECT(ADDRESS(ROW([.AM31]);[.AM$1]))&amp;&quot;,&quot;&amp;INDIRECT(ADDRESS(ROW([.AM31]);[.AM$1]+1))&amp;&quot;]&quot;; &quot;&quot;)">
            <text:p/>
          </table:table-cell>
          <table:table-cell table:formula="of:=IF(INDIRECT(ADDRESS(ROW([.AN31]);[.AN$1])) &gt; 0; &quot;[&quot;&amp;INDIRECT(ADDRESS(ROW([.AN31]);[.AN$1]))&amp;&quot;,&quot;&amp;INDIRECT(ADDRESS(ROW([.AN31]);[.AN$1]+1))&amp;&quot;]&quot;; &quot;&quot;)">
            <text:p/>
          </table:table-cell>
          <table:table-cell/>
          <table:table-cell table:formula="of:=&quot;Polygon([&quot;&amp;COM.MICROSOFT.TEXTJOIN(&quot;,&quot;;1;[.AB31:.AN31])&amp;&quot;]),&quot;" office:value-type="string" office:string-value="Polygon([])," calcext:value-type="string">
            <text:p>Polygon([]),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9:23:51.0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9:13:13.493000000</meta:creation-date>
    <dc:date>2020-11-26T00:58:04.214000000</dc:date>
    <meta:editing-duration>PT48M48S</meta:editing-duration>
    <meta:editing-cycles>3</meta:editing-cycles>
    <meta:generator>LibreOffice/6.4.4.2$Windows_X86_64 LibreOffice_project/3d775be2011f3886db32dfd395a6a6d1ca2630ff</meta:generator>
    <meta:document-statistic meta:table-count="1" meta:cell-count="613" meta:object-count="0"/>
  </office:meta>
</office:document-meta>
</file>